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83cm"/>
    </style:style>
    <style:style style:name="co2" style:family="table-column">
      <style:table-column-properties fo:break-before="auto" style:column-width="1.7cm"/>
    </style:style>
    <style:style style:name="ro1" style:family="table-row">
      <style:table-row-properties style:row-height="37.172cm" fo:break-before="auto" style:use-optimal-row-height="true"/>
    </style:style>
    <style:style style:name="ro2" style:family="table-row">
      <style:table-row-properties style:row-height="20.191cm" fo:break-before="auto" style:use-optimal-row-height="true"/>
    </style:style>
    <style:style style:name="ro3" style:family="table-row">
      <style:table-row-properties style:row-height="8.74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7.555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26.905cm" fo:break-before="auto" style:use-optimal-row-height="true"/>
    </style:style>
    <style:style style:name="ro9" style:family="table-row">
      <style:table-row-properties style:row-height="4.13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7.16cm" fo:break-before="auto" style:use-optimal-row-height="true"/>
    </style:style>
    <style:style style:name="ro12" style:family="table-row">
      <style:table-row-properties style:row-height="12.294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17.822cm" fo:break-before="auto" style:use-optimal-row-height="true"/>
    </style:style>
    <style:style style:name="ro19" style:family="table-row">
      <style:table-row-properties style:row-height="9.924cm" fo:break-before="auto" style:use-optimal-row-height="true"/>
    </style:style>
    <style:style style:name="ro20" style:family="table-row">
      <style:table-row-properties style:row-height="11.504cm" fo:break-before="auto" style:use-optimal-row-height="true"/>
    </style:style>
    <style:style style:name="ro21" style:family="table-row">
      <style:table-row-properties style:row-height="9.529cm" fo:break-before="auto" style:use-optimal-row-height="true"/>
    </style:style>
    <style:style style:name="ro22" style:family="table-row">
      <style:table-row-properties style:row-height="19.008cm" fo:break-before="auto" style:use-optimal-row-height="true"/>
    </style:style>
    <style:style style:name="ro23" style:family="table-row">
      <style:table-row-properties style:row-height="14.663cm" fo:break-before="auto" style:use-optimal-row-height="true"/>
    </style:style>
    <style:style style:name="ro24" style:family="table-row">
      <style:table-row-properties style:row-height="6.765cm" fo:break-before="auto" style:use-optimal-row-height="true"/>
    </style:style>
    <style:style style:name="ro25" style:family="table-row">
      <style:table-row-properties style:row-height="17.427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32.039cm" fo:break-before="auto" style:use-optimal-row-height="true"/>
    </style:style>
    <style:style style:name="ro28" style:family="table-row">
      <style:table-row-properties style:row-height="3.605cm" fo:break-before="auto" style:use-optimal-row-height="true"/>
    </style:style>
    <style:style style:name="ro29" style:family="table-row">
      <style:table-row-properties style:row-height="6.369cm" fo:break-before="auto" style:use-optimal-row-height="true"/>
    </style:style>
    <style:style style:name="ro30" style:family="table-row">
      <style:table-row-properties style:row-height="13.478cm" fo:break-before="auto" style:use-optimal-row-height="true"/>
    </style:style>
    <style:style style:name="ro31" style:family="table-row">
      <style:table-row-properties style:row-height="22.167cm" fo:break-before="auto" style:use-optimal-row-height="true"/>
    </style:style>
    <style:style style:name="ro32" style:family="table-row">
      <style:table-row-properties style:row-height="8.345cm" fo:break-before="auto" style:use-optimal-row-height="true"/>
    </style:style>
    <style:style style:name="ro33" style:family="table-row">
      <style:table-row-properties style:row-height="7.95cm" fo:break-before="auto" style:use-optimal-row-height="true"/>
    </style:style>
    <style:style style:name="ro34" style:family="table-row">
      <style:table-row-properties style:row-height="5.976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Calibri" style:font-name-asian="Calibri" style:font-name-complex="Calibri"/>
    </style:style>
    <style:style style:name="ce2" style:family="table-cell" style:parent-style-name="Default">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45" table:default-cell-style-name="Default"/>
        <table:table-row table:style-name="ro1">
          <table:table-cell office:value-type="string" calcext:value-type="string">
            <text:p>O médico Richard Levitan notou algo estranho quando atendia pacientes com covid-19 no hospital Bellevue, em Nova York.</text:p>
            <text:p/>
            <text:p>Muitos deles, apesar de terem pneumonia e uma oxigenação no sangue abaixo do normal, não tinham problemas para respirar, algo incomum em pacientes nestas condições.</text:p>
            <text:p/>
            <text:p>Em um artigo publicado no jornal The New York Times, ele relata vários casos de pacientes internados por outras razões — como acidentes ou vítimas de esfaqueamento — em que só foi descoberto que tinham covid-19 após tomografias ou raios-X realizados para verificar se houve estrago em órgãos internos.</text:p>
            <text:p/>
            <text:p>"E foi isso que realmente nos surpreendeu: esses pacientes não tinham reportado qualquer problema de respiração, apesar de raios-X do tórax mostrarem pneumonia avançada e que o oxigênio estava abaixo do normal. Como pôde ser possível?"</text:p>
            <text:p/>
            <text:p>O médico constatou que a covid-19 tem uma peculiaridade perigosa.</text:p>
            <text:p/>
            <text:p>"Estamos começando a reconhecer que a pneumonia da covid-19 causa inicialmente uma privação de oxigênio que chamamos de 'hipóxia silenciosa' — 'silenciosa' por sua natureza traiçoeira, difícil de ser detectada", afirma Levitan.</text:p>
            <text:p/>
            <text:p>O médico explica que, na emergência do hospital, pacientes em estado grave são entubados por várias razões. "Em meus 30 anos de experiência, entretanto, a maioria dos pacientes que precisam da entubação de emergência estão em estado de choque com um estado mental alterado e lutando para respirar. Muitos estão inconscientes ou usando cada músculo que têm para respirar", mas que, no caso da pneumonia de covid-19, "é diferente".</text:p>
            <text:p/>
            <text:p>A maioria desses pacientes que tratou, diz Levitan, tinham saturação bastante baixa de oxigênio, "praticamente incompatível com vida", mas "estavam falando em seus celulares".</text:p>
            <text:p/>
            <text:p>"Apesar de estarem com a respiração rápida, não aparentavam aflição, apesar dos níveis baixos perigosos de oxigênio e de apresentarem pneumonia avançada nos raios-X."</text:p>
            <text:p>Uma 'combinação quase nunca vista'</text:p>
            <text:p/>
            <text:p>A médica Clarisse Melo teve até agora uma experiência bastante semelhante ao atender pacientes com covid-19 em um hospital privado do Rio de Janeiro.</text:p>
            <text:p/>
            <text:p>"Muitos estão com uma saturação (de oxigênio) muito baixa, mas conversam com a família pelo celular. Eles ficam bravos comigo quando eu digo que têm que ir para a UTI. Eu tenho que mostrar os exames para convencer a pessoa de que ela precisa receber oxigênio", diz a médica.</text:p>
            <text:p/>
            <text:p>A situação é tão recorrente que deixou ela e vários colegas intrigados e virou um assunto recorrente nas conversas sobre os pacientes com coronavírus.</text:p>
            <text:p/>
            <text:p>"Isso não é comum em quem tem pneumonia, mas todos os médicos com quem trabalho viram pacientes com hipóxia e sem falta de ar. Foi uma unanimidade", diz a médica.</text:p>
            <text:p/>
            <text:p>Ela diz também ver várias pessoas que procuraram atendimento já com uma insuficiência respiratória grave. "A gente fica se perguntando: 'Como a pessoa chegou a este ponto? Como não percebeu a falta de ar e foi para o hospital já em um estado tão crítico?'."</text:p>
            <text:p/>
            <text:p>Na busca por respostas, ela identificou um estudo liderado pelo anestesiologista Luciano Gattinoni, da Universidade de Göttingen, na Alemanha, que aponta a hipóxia silenciosa como uma condição comum entre os pacientes com covid-19 analisados.</text:p>
            <text:p/>
            <text:p/>
            <text:p>Ao menos 50% dos 150 pacientes da pesquisa tinham uma oxigenação baixa, mas pulmões com um nível quase normal de complacência, como é chamada a capacidade do órgão de se expandir.</text:p>
            <text:p/>
            <text:p>"Essa combinação notável quase nunca é vista em uma síndrome respiratória aguda grave", diz Gattoni.</text:p>
            <text:p/>
            <text:p>Mas é algo que, na linha de frente do combate à pandemia, "todos estão vendo, todos os dias", diz o pneumologista Paulo Teixeira, professor da Universidade Federal de Ciências da Saúde de Porto Alegre.</text:p>
            <text:p/>
            <text:p>"A maioria dos pacientes infectados fica bem em duas ou três semanas, mas outros evoluem para quadros graves, e alguns têm essa pneumonia silenciosa. A gente vê tomografias assustadoras, com o pulmão muito comprometido, a pessoa está com uma saturação muito baixa, mas está muito bem", diz Teixeira.</text:p>
            <text:p>Por que isso acontece?</text:p>
            <text:p/>
            <text:p>Richard Levitan diz em seu artigo que médicos e cientistas estão apenas começando a entender por que isso ocorre.</text:p>
            <text:p/>
            <text:p>Uma explicação possível apontada por ele é que o coronavírus ataca células pulmonares que produzem surfactantes, substâncias que ajudam os alvéolos a permanecerem abertos entre as respirações e que são essenciais para o pulmão funcionar normalmente.</text:p>
            <text:p/>
            <text:p>"Mas os pulmões permanecem inicialmente 'complacentes', ainda não rígidos ou cheios de fluídos. Isso significa que o paciente pode expelir dióxido de carbono — e, sem o acúmulo de dióxido de carbono, os pacientes não sentem falta de ar", escreve Levitan.</text:p>
            <text:p/>
            <text:p>O médico diz que os pacientes tentam compensar a baixa oxigenação ao respirar mais rápido e profundamente, sem perceber que estão fazendo isso. Isso gera mais lesões ao pulmão, o que pode gerar uma insuficiência respiratória aguda e ser letal.</text:p>
            <text:p/>
            <text:p>"A rápida progressão da hipóxia silenciosa para a insuficiência respiratória explica os casos de pacientes com covid-19 que morrem de repente, sem chegarem a sentir falta de ar", afirma o médico.</text:p>
            <text:p/>
            <text:p>No entanto, Jaques Sztajnbok, médico supervisor da unidade de tratamento intensivo do Instituto de Infectologia Emílio Ribas, diz que a hipóxia silenciosa não é uma característica particular da covid-19.</text:p>
            <text:p/>
            <text:p>"Não é algo inédito, vemos acontecer com pacientes que têm outras doenças", diz o médico.</text:p>
            <text:p/>
            <text:p>Sztajnbok também explica que cada pessoa tem uma tolerância própria à baixa oxigenação no sangue, de acordo com suas características fisiológicas e preparo físico, por exemplo.</text:p>
            <text:p/>
            <text:p>"Alguns pacientes chegam com oxigenação baixa, mas sem problemas para respirar. Mas vários relatam algum desconforto respiratório. Uma das explicações para essa diferença pode ser a tolerância individual à hipóxia", diz Sztajnbok.</text:p>
            <text:p/>
            <text:p>O médico aponta ainda que algumas necropsias de pessoas que morreram por causa do coronavírus indicam que houve trombose nos vasos do pulmão, ou seja, formaram-se coágulos que obstruíram a passagem de sangue.</text:p>
            <text:p/>
            <text:p>Isso pode ser o motivo da baixa oxigenação do sangue em pacientes que não sentem falta de ar.</text:p>
            <text:p/>
            <text:p>"Para o pulmão funcionar, é preciso que haja respiração, mas também que o sangue chegue aos alvéolos para haver a troca de gases. O pulmão pode ter uma complacência boa, mas, se o sangue não chega aonde deveria, a troca não ocorre adequadamente", afirma Sztajnbok.</text:p>
            <text:p/>
            <text:p>Teixeira aponta estudos científicos que apontam nesta direção. Eles indicam, por exemplo, que pacientes com covid-19 têm um nível elevado de uma substância conhecida como d-dímero, que é produzida pelo organismo para tentar desfazer coágulos.</text:p>
            <text:p/>
            <text:p>"O novo coronavírus causa muita trombose. Estamos usando anticoagulantes com estes pacientes, porque a literatura científica publicada até agora aponta que sua oxigenação melhora assim", afirma Teixeira.</text:p>
            <text:p>Um alerta precoce para a pneumonia da covid-19</text:p>
            <text:p/>
            <text:p>Richard Levitan defende no artigo o uso de oxímetros para identificar a pneumonia causada pela covid-19 antes de problemas respiratórios aparecerem.</text:p>
            <text:p/>
            <text:p>Esse aparelho se parece com um pregador de roupas e é colocado em um dos dedos da mão para medir a saturação de oxigênio no sangue e a frequência cardíaca.</text:p>
            <text:p/>
            <text:p>Levitan diz que eles tão são simples de usar quanto um termômetro, são "extremamente confiáveis" e podem dar um alerta precoce para a pneumonia da covid-19.</text:p>
            <text:p/>
            <text:p>O médico defende que qualquer um que tenha sintomas compatíveis com os da covid-19 use o aparelho por duas semanas, período no qual a doença se desenvolve, com acompanhamento médico.</text:p>
            <text:p/>
            <text:p>Isso pode evitar que muitas pessoas cheguem aos hospitais em estado crítico e precisem ser entubadas. Levitan diz que o oxímetro pode prevenir mortes.</text:p>
            <text:p/>
            <text:p>O uso mais amplo desse aparelho seria "ideal", diz Sztajnbok, mas é algo "impossível" de se fazer na prática. Um dos obstáculos é o preço do aparelho, que custa entre R$ 100 e R$ 200 em lojas online.</text:p>
            <text:p/>
            <text:p>Por sua vez, Teixeira avalia que usar um pode ser "importantíssimo". "Temos controlado a saturação de pacientes em suas casas desta forma", diz o pneumologista.</text:p>
            <text:p/>
            <text:p>Se uma pessoa não tem condições de comprar o aparelho, Teixeira diz que ela deve procurar um hospital caso tenha falta de ar — e mesmo sem febre, porque de 30% a 40% das pessoas com covid-19 não têm esse sintoma.</text:p>
            <text:p/>
            <text:p>Sztajnbok reforça que as recomendações feitas até agora sobre o que fazer ao ter sintomas compatíveis com os da covid-19 devem continuar a ser seguidas.</text:p>
            <text:p/>
            <text:p>"Procure um hospital se tiver falta de ar, uma frequência respiratória aumentada persistente ou sentir cansaço ao fazer atividades em que isso não aconteceria normalmente."</text:p>
            <text:p/>
            <text:p>O médico diz ainda que a hipóxia silenciosa deve ser melhor estudada — e que "não é motivo para pânico".</text:p>
            <text:p/>
            <text:p>"O risco é lotar os prontos-socorros com pessoas que acham que têm pneumonia sem ter sintoma nenhum. Quem precisar ser atendido não vai conseguir, e a pessoa que foi lá desnecessariamente pode voltar para casa infectada com o coronavírus."</text:p>
            <text:p/>
          </table:table-cell>
          <table:table-cell table:style-name="ce1" office:value-type="string" calcext:value-type="string">
            <text:p>sensacionalista</text:p>
          </table:table-cell>
          <table:table-cell table:number-columns-repeated="144"/>
        </table:table-row>
        <table:table-row table:style-name="ro2">
          <table:table-cell office:value-type="string" calcext:value-type="string">
            <text:p>O câncer de próstata é um dos tipos mais comuns de câncer entre os homens, mas não é fácil de detectar; estudo promissor aposta em combinação de imagens de ressonância e exames de sangue.</text:p>
            <text:p/>
            <text:p>O câncer de próstata é uma das formas mais comuns de câncer entre homens, com cerca de 1,2 milhões de novos casos ao ano, segundo a Associação Espanhola contra o Câncer.</text:p>
            <text:p/>
            <text:p>Ainda assim, o procedimento utilizado para diagnosticá-lo é pouco preciso.</text:p>
            <text:p/>
            <text:p>"Tradicionalmente, usamos um teste de sangue para identificar níveis elevados de um antígeno específico da próstata (PSA, na sigla em inglês) e então fazemos uma biópsia. Isso quer dizer que tiramos um tecido da próstata para examiná-lo no microscópio", explica à BBC Mark Emberton, professor de oncologia intervencionista da University College London (UCL).</text:p>
            <text:p/>
            <text:p>"Mas os níveis de PSA não são um indicador confiável do câncer de próstata: cerca de 75% dos homens que obtêm um resultado positivo não têm o câncer, enquanto que (o teste) não detecta a doença em cerca de 15% dos homens que a têm."</text:p>
            <text:p/>
            <text:p>Hoje em dia, adiciona o especialista, "diagnosticamos tumores que são inofensivos, o que leva a exames e operações desnecessárias, e ignoramos cânceres que são prejudiciais, deixando que a enfermidade se multiplique e se espalhe pelo corpo sem controle".</text:p>
            <text:p>Como se fosse uma mamografia</text:p>
            <text:p/>
            <text:p>Atualmente, Emberton faz parte do projeto ReIMAGINE liderado pela UCL, com pesquisadores do Imperial College e do King's College de Londres, além de médicos do hospital da UCL.</text:p>
            <text:p/>
            <text:p>A equipe está analisando se as imagens por ressonância magnética podem servir para fazer um diagnóstico efetivo de câncer de próstata em homens, da mesma forma que as mamografias são utilizadas para detectar o câncer de mama em mulheres.</text:p>
            <text:p/>
            <text:p>"Esperamos que, usando a ressonância magnética, possamos mudar a forma com que se diagnostica e se trata o câncer de próstata", diz Emberton.</text:p>
            <text:p/>
            <text:p>"Sabemos, por pesquisas internacionais, que a ressonância pode reduzir notavelmente e de forma segura o número de pacientes que precisam de uma biópsia invasiva."</text:p>
            <text:p/>
            <text:p>"Esses estudos fizeram com que, recentemente, as recomendações de saúde oficiais mudassem. Agora, sugere-se que a ressonância seja o primeiro teste para os homens que tenham suspeita do câncer de próstata e sejam encaminhados ao hospital pelo clínico-geral".</text:p>
            <text:p>Como os estudos estão avançando?</text:p>
            <text:p/>
            <text:p>A partir deste mês, 300 homens, que tenham entre 50 e 75 anos, serão selecionados de forma aleatória e convidados a participar do estudo.</text:p>
            <text:p/>
            <text:p>Para cada paciente, será realizado um exame de sangue (que identifica PSA) e uma ressonância magnética de 10 minutos.</text:p>
            <text:p/>
            <text:p>Ao combinar o trabalho de radiologistas e urologistas para analisar os resultados dos dois exames, será possível avaliar com mais precisão se o paciente apresenta ou não sinais de câncer de próstata.</text:p>
            <text:p>Por que é importante?</text:p>
            <text:p/>
            <text:p>Quanto antes for iniciado o tratamento, maior são as chances de um bom resultado. Em última instância, isso permite salvar vidas, conforme explica Emberton à BBC.</text:p>
            <text:p/>
            <text:p>Também permitirá que sejam feitas menos biópsias, o que reduziria o custo para o sistema de saúde, acrescenta ele.</text:p>
            <text:p/>
            <text:p>"Outro aspecto importante do estudo é que ele examinará se, em combinação com técnicas avançadas como a genômica (...), as imagens por ressonância magnética podem substituir as biópsias de próstata".</text:p>
            <text:p/>
            <text:p>"Os grupos de pacientes com câncer de próstata são uma parte extremamente importante do estudo, e a perspectiva de alcançar uma grande redução nas biópsias é uma meta importante, já que elas podem ter efeitos colaterais sérios nos pacientes", diz Emberton.</text:p>
            <text:p/>
            <text:p>Entre os efeitos colaterais mais comum estão dor, sangramento e infecções.</text:p>
            <text:p/>
            <text:p>"Nossa equipe espera recrutar mil homens com risco médio e alto de câncer para descobrir se a ressonância pode ser combinada a outros exames de diagnóstico de alta tecnologia, a fim de prever a progressão do câncer", explica Emberton.</text:p>
            <text:p/>
            <text:p>"O objetivo final é desenvolver testes que sejam melhores que as biópsias para determinar o tratamento para o tumor que seja adequado a cada pessoa, e determinar inclusive se essa pessoa não precisa de tratamento".</text:p>
            <text:p/>
            <text:p>Emberton e sua equipe esperam que, como resultado do estudo, possam chegar ao ponto de descartar a biópsia e calcular o risco baseando-se apenas na ressonância magnética e nos exames de sangue.</text:p>
            <text:p/>
            <text:p>"Detectar e tratar o câncer de próstata usando técnicas avançadas de imagem é um dos descobrimentos mais revolucionários que posso recordar na saúde dos homem, e se baseia na experiência multidisciplinar de pesquisadores universitários e médicos do mundo todo", garante o especialista.</text:p>
            <text:p/>
            <text:p>"Trabalhando juntos, continuaremos fazendo descobertas significativas para lutar contra o câncer."</text:p>
            <text:p/>
          </table:table-cell>
          <table:table-cell table:style-name="ce1" office:value-type="string" calcext:value-type="string">
            <text:p>não sensacionalista</text:p>
          </table:table-cell>
          <table:table-cell table:number-columns-repeated="144"/>
        </table:table-row>
        <table:table-row table:style-name="ro3">
          <table:table-cell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ext:p/>
          </table:table-cell>
          <table:table-cell table:style-name="ce1" office:value-type="string" calcext:value-type="string">
            <text:p>não sensacionalista</text:p>
          </table:table-cell>
          <table:table-cell table:number-columns-repeated="144"/>
        </table:table-row>
        <table:table-row table:style-name="ro4">
          <table:table-cell office:value-type="string" calcext:value-type="string">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ext:p/>
          </table:table-cell>
          <table:table-cell table:style-name="ce2" office:value-type="string" calcext:value-type="string">
            <text:p>não sensacionalista</text:p>
          </table:table-cell>
          <table:table-cell table:number-columns-repeated="144"/>
        </table:table-row>
        <table:table-row table:style-name="ro5">
          <table:table-cell office:value-type="string" calcext:value-type="string">
            <text:p>Escute sua voz, seja amigo dela é o slogan da campanha</text:p>
            <text:p/>
            <text:p>Dia 16 de abril é o Dia Mundial da Voz, data voltada à conscientização da importância dos cuidados que cada pessoa deve ter para mantê-la saudável. A ACBG - Associação de Câncer de Boca e Garganta realiza uma série de ações para informar a população sobre os fatores de risco e a prevenção de enfermidades vocais, que geram problemas sociais e de comunicação.</text:p>
            <text:p/>
            <text:p>"Um paciente com câncer de cabeça pescoço necessitará, eventualmente, de apoio para reabilitação fonatória. Muitos irão perder a voz com o tratamento cirúrgico para o tumor. Trata-se de uma adaptação à nova condição de vida, com o atendimento fonoaudiológico especializado e a utilização de próteses orais e/ou fonatórias, com a necessidade do acesso a aparelhos eletrônicos que irão substituir sua voz original", afirma a presidente da ACBG, Melissa Ribeiro.</text:p>
            <text:p/>
            <text:p>Os principais inimigos da saúde da voz são o consumo excessivo de derivados do tabaco, de bebidas alcoólicas e de alimentos gordurosos. Também estão na lista de maior risco pessoas que têm refluxo gástrico, portadores do vírus HPV e profissionais que utilizam muito a voz. Rouquidão constante, dor recorrente na região, sensação de engasgo, presença de caroço no pescoço, tosse frequente, entre outros, podem ser sinais de que algo anda errado. A indicação é consultar um médico ou um fonoaudiólogo para identificar qualquer alteração.</text:p>
            <text:p/>
            <text:p>No Dia Mundial da Voz 2020, a ACBG visa, além de divulgar informação, estimular a musicalidade que remete ao slogan da campanha nacional "Escute sua voz, seja amigo dela". Por meio de vídeos e depoimentos, a iniciativa pretende mostrar a importância de escutar a voz e dar atenção aos sinais e sintomas para detecção precoce de doenças.</text:p>
            <text:p/>
            <text:p>A Associação criou o desafio #suavozACBG que incentiva as pessoas a cantarem nas redes sociais chamando a atenção para a importância da voz como principal meio de comunicação e expressão dos sentimentos. Com isso, a entidade enfoca a relevância do restabelecimento da comunicação dos pacientes laringectomizados, que tiveram a laringe retirada por causa do câncer.</text:p>
            <text:p/>
            <text:p>"O Dia Mundial da Voz se constitui numa oportunidade única de disseminar conhecimento, orientar a população, promover ações de saúde e auxiliar no encaminhamento adequado de problemas potenciais ou reais", ressalta Melissa.</text:p>
            <text:p> </text:p>
            <text:p>Sobre a ACBG</text:p>
            <text:p>A Associação de Câncer de Boca e Garganta (ACBG) é uma organização da sociedade civil de direito privado, sem fins lucrativos, que trabalha em prol dos pacientes e portadores de câncer de cabeça e pescoço e seus familiares em todo o Brasil.</text:p>
            <text:p/>
            <text:p>Tem a missão de mobilizar a sociedade para que os pacientes tenham acesso a um tratamento integral e de qualidade, sendo reabilitados, incluídos na sociedade e tendo plena noção dos seus direitos básicos.</text:p>
            <text:p/>
          </table:table-cell>
          <table:table-cell table:style-name="ce2" office:value-type="string" calcext:value-type="string">
            <text:p>não sensacionalista</text:p>
          </table:table-cell>
          <table:table-cell table:number-columns-repeated="144"/>
        </table:table-row>
        <table:table-row table:style-name="ro6">
          <table:table-cell office:value-type="string" calcext:value-type="string">
            <text:p/>
            <text:p/>
            <text:p>Pesquisadores da Fiocruz Minas, em parceria com o Instituto Oswaldo Cruz (IOC/Fiocruz) e a Fundação Ezequiel Dias (Funed), vão identificar o genoma acessório de dois importantes sorotipos da Streptococcus pneumoniae, bactéria que causa meningite, pneumonia e outras doenças. O objetivo é verificar, nos sorotipos 3 e 19A, fatores de virulência, bem como os genes de resistência a antimicrobianos. O projeto, que terá início imediato, é um dos selecionados pelo Programa de Incentivo à Genômica de Micro-organismos (BRGeM), lançado pela Neoprospecta, empresa de biotecnologia dedicada ao desenvolvimento e comercialização de análises microbiológicas baseadas em sequenciamento de DNA de nova geração e bioinformática.</text:p>
            <text:p/>
            <text:p>Até o momento, noventa e dois sorotipos de Streptococcus pneumoniae já foram descritos. O Sistema Único de Saúde (SUS) oferece atualmente a vacina pneumocócica conjugada (PCV10), que protege contra dez desses sorotipos: 1, 5, 4, 6B, 7F, 9V, 14, 18C, 19F, 23F. Entretanto, dados disponíveis no Sistema de Redes de Vigilância dos Agentes Responsáveis por Pneumonias e Meningites Bacterianas (Sireva II) indicam que, embora a vacina seja responsável por uma queda significativa na circulação dos sorotipos cobertos por ela, o fenômeno de substituição de sorotipos já acontece no Brasil. No período entre 2010 e 2015, os sorotipos 3 e 19A, não cobertos pela vacina PCV10 tornaram-se os mais prevalentes no país e a predominância deles tem crescido de forma acentuada.</text:p>
            <text:p/>
            <text:p>Dessa forma, o sequenciamento das cepas brasileiras dos pneumococos 3 e 19A contribuirá para o conhecimento do pan genoma da espécie e do genoma acessório desses sorotipos emergentes. Além disso, o conhecimento da estrutura capsular desses sorotipos por inferência a partir de suas sequências genômicas auxiliará o Ministério da Saúde e a Fiocruz na tomada de decisão pela adaptação da cobertura da vacina conjugada antipneumococos.</text:p>
            <text:p/>
            <text:p>O projeto conta com o envolvimento de quatro grupos de pesquisa: Imunopatologia (Neurogenômica) e Informática de Biossistemas, ambos da Fiocruz Minas; Laboratório de Biologia Computacional e Sistemas do Instituto Oswaldo Cruz  (IOC/Fiocruz) e Fundação Ezequiel Dias.</text:p>
            <text:p/>
          </table:table-cell>
          <table:table-cell table:style-name="ce2" office:value-type="string" calcext:value-type="string">
            <text:p>não sensacionalista</text:p>
          </table:table-cell>
          <table:table-cell table:number-columns-repeated="144"/>
        </table:table-row>
        <table:table-row table:style-name="ro7">
          <table:table-cell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Médicos querem ver se uma formulação do anti-inflamatório diminui a parada respiratória</text:p>
            <text:p/>
            <text:p>Médicos britânicos estão testando uma formulação do anti-inflamatório ibuprofeno para ver se ele diminui a parada respiratória em pacientes com sintomas graves da covid-19.</text:p>
            <text:p/>
            <text:p>O teste envolve uma formulação particular de ibuprofeno, que pesquisadores disseram ter se mostrado mais eficiente do que o ibuprofeno convencional para o tratamento da insuficiência respiratória aguda, uma complicação da covid-19. A formulação já tem licença de uso para outras doenças no Reino Unido.</text:p>
            <text:p/>
            <text:p>"Se tiver sucesso, o valor deste teste para a saúde pública global será imenso, dado o custo baixo e a disponibilidade deste remédio", disse Matthew Hotpot, diretor do Centro de Pesquisa Biomédica NIHR Maudsley.</text:p>
            <text:p/>
            <text:p>O teste, conhecido como "Liberate", será um estudo aleatório, e nos próximos meses até 230 pacientes devem ser recrutados.</text:p>
            <text:p/>
            <text:p>Ele está sendo administrado pela Guy's &amp; St Thomas' NHS Foundation Trust de Londres, o King's College de Londres e a organização farmacêutica SEEK.</text:p>
            <text:p/>
            <text:p>Em março, o ministro da Saúde francês disse que as pessoas não deveriam usar anti-inflamatórios como o ibuprofeno se tiverem sintomas da covid-19, a doença respiratória causada pelo novo coronavírus.</text:p>
            <text:p/>
            <text:p>Mas agências reguladoras de remédios dos Estados Unidos, do Reino Unido e da União Europeia, além da Reckitt Benckiser, a fabricante do Nurofen, disseram não haver indícios de que o ibuprofeno agrava a covid-19. </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sensacionalista</text:p>
          </table:table-cell>
          <table:table-cell table:number-columns-repeated="144"/>
        </table:table-row>
        <table:table-row table:style-name="ro7">
          <table:table-cell office:value-type="string" calcext:value-type="string">
            <text:p>Em meio à polêmica sobre o uso da hidroxicloroquina para tratar pacientes com coronavírus, a Organização Mundial da Saúde (OMS) decidiu suspender os estudos com a droga.</text:p>
            <text:p/>
            <text:p>Mas por quê?</text:p>
            <text:p/>
            <text:p>Segundo a organização, o objetivo é reavaliar sua segurança antes de retomar as pesquisas.</text:p>
            <text:p/>
            <text:p>A decisão ocorre depois de a revista científica Lancet ter publicado pesquisa com 96 mil pessoas internadas com coronavírus em 671 hospitais de seis continentes mostrando que o uso de hidroxicloroquina e cloroquina estava ligado a um risco maior de arritmia e de morte.</text:p>
            <text:p/>
            <text:p>Cientistas de universidades como Harvard (EUA) e Heart Center (Suíça), responsáveis pelo estudo, também constataram que não houve benefício no uso das drogas após o diagnóstico de covid-19.</text:p>
            <text:p/>
            <text:p>Nos últimos dois meses, a OMS vem coordenando o estudo internacional Solidarity em 18 países para avaliar a segurança e a eficácia de diferentes drogas para combater o coronavírus.</text:p>
            <text:p/>
            <text:p>Além de hidroxicloroquina, medicamentos como cloroquina, remdesivir, lopinavir com ritonavir e essas duas drogas combinadas com interferon beta-1a estão sendo testados.</text:p>
            <text:p/>
            <text:p>De acordo com a cientista-chefe da OMS, Soumya Swaminathan, a suspensão dos estudos sobre a hidroxicloroquina foi feito por precaução, devido ao fato de o estudo da Lancet ter sido feito com um número expressivo de pacientes e após questionamentos feitos por agências de saúde de vários países.</text:p>
            <text:p/>
            <text:p>Segundo ela, será feita uma revisão e o conselho do Solidarity, formado por dez dos países participantes (o Brasil não faz parte da lista) vai decidir, nas próximas duas semanas, se retoma ou não os estudos com a droga.</text:p>
            <text:p/>
            <text:p>Seja qual for o resultado, a OMS diz que, por enquanto, cloroquina e hidroxicloroquina só devem ser usadas em experimentos, em hospitais e sob supervisão médica.</text:p>
            <text:p>Brasil</text:p>
            <text:p/>
            <text:p>Apesar da decisão da OMS, no Brasil, o Ministério da Saúde informou que vai manter as orientações que ampliam o uso da cloroquina.</text:p>
            <text:p/>
            <text:p>Na semana passada, o órgão, após determinação do presidente Jair Bolsonaro, alterou o protocolo vigente para permitir que o medicamento seja usado também por pacientes com sintomas leves do novo coronavírus. Até então, seu uso era restrito a pacientes graves e críticos e com monitoramento em hospitais.</text:p>
            <text:p/>
            <text:p>"Estamos muito tranquilos e serenos em relação a nossa orientação", disse na segunda-feira (25) Mayra Pinheiro, secretária de gestão em trabalho na saúde e coordenadora da elaboração do documento.</text:p>
            <text:p/>
            <text:p>Segundo Pinheiro, "ela (orientação do Ministério da Saúde) segue uma orientação feita pelo Conselho Federal de Medicina que dá autonomia para que os médicos possam prescrever essa medicação para os pacientes que assim desejarem. Isso é o que vamos repetir diariamente. Estamos muito tranquilos a despeito de qualquer entidade internacional cancelar seus estudos com a medicação, estudos de segurança", afirmou. "Não haverá qualquer modificação na nota que foi feita."</text:p>
            <text:p/>
            <text:p>Pinheiro também afirmou que o estudo da Lancet, na qual a OMS se baseou para tomar sua decisão, "não se trata de ensaio clínico, é apenas um banco de dados coletado de vários países. Isso não entra como critério para servir como referência", disse.</text:p>
            <text:p/>
            <text:p>"Não é metodologicamente aceitável para servir como referência a nenhum país do mundo."</text:p>
            <text:p/>
            <text:p>"Nesses estudos, a forma de seleção dos pacientes, onde não havia uma dose padrão, uma duração padrão e medicação padrão para que possa ser considerado como ensaio clínico, nos faz refutar qualquer possibilidade de usar como referência para o Brasil recuar na sua orientação", acrescentou.</text:p>
            <text:p/>
            <text:p>Pinheiro destacou ainda que a decisão do Ministério da Saúde segue princípios de autonomia para pacientes. Mas ressalvou que o órgão pode rever sua posição se houver novos resultados de estudos.</text:p>
            <text:p/>
            <text:p>"Estamos conduzindo pesquisas, e o próprio ministério ajudará na condução de ensaios clínicos. E se constatarmos que não há uma comprovação, podemos recuar da nossa nota", disse.</text:p>
            <text:p/>
            <text:p>Além de Bolsonaro, o presidente dos Estados Unidos, Donald Trump, também é um ferrenho defensor da hidroxicloroquina e chegou a dizer que tomava uma dose diária do medicamento como forma de prevenção. No entanto, declarou depois que deixaria de fazer uso da droga.</text:p>
            <text:p/>
            <text:p>O estudo publicado na Lancet é um dos maiores já publicados. As descobertas são semelhantes a de outras pesquisas divulgadas nas revistas médicas BMJ, Jama e New England Journal of Medicine. Todas não apontaram benefício e mostraram possíveis danos no uso desse medicament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Este é o 11.º surto de ebola no Congo desde que o vírus foi descoberto em 1976; país registra quatro mortes e seis infecções</text:p>
            <text:p/>
            <text:p>A República Democrática do Congo anunciou nesta segunda-feira, 1.º, um novo surto de ebola - simultaneamente à pandemia do novo coronavírus, que infectou 3,1 mil pessoas e matou 71 no país. Este é o 11.º surto de ebola no Congo desde que o vírus foi descoberto em 1976; somente de 2017 para cá, o país já sofreu três surtos.</text:p>
            <text:p/>
            <text:p>A região afetada é a cidade de Mbandaka, na província de Équateur, no noroeste do Congo, informou o ministro da Saúde Eteni Longondo. Trata-se de um um centro comercial de 1,5 milhão de pessoas próximo ao rio Congo, com transporte regular para a capital Kinshasa, cujos habitantes chegam aos 10 milhões.</text:p>
            <text:p/>
            <text:p>As autoridades congolesas identificaram seis pessoas contaminadas na província, das quais quatro morreram no dia 18 de maio em decorrência do ebola. A região já foi afetada pela doença em 2018.</text:p>
            <text:p/>
            <text:p>"O novo surto de ebola representa um desafio, mas estamos prontos para enfrentá-lo", escreveu no Twitter a diretora regional da Organização Mundial da Saúde (OMS) para a África, Matshidiso Moeti, afirmando que tem trabalhado com as autoridades do Congo ao longo dos anos para fortalecer a capacidade de resposta aos surtos.</text:p>
            <text:p/>
            <text:p>O vírus da ebola causa febre hemorrágica, vômito e diarreia e é transmitido por meio de fluídos corporais de pessoas e animais contaminados. A taxa de mortalidade é de 90%. Os primeiros sintomas são febre repentina e alta, fraqueza intensa, dor muscular e dor de cabeça e de garganta.</text:p>
            <text:p/>
            <text:p>Para declarar que o país não está mais com o surto da doença, é necessário que se transcorram 42 dias sem o registro de nenhum novo caso. O último paciente com ebola havia recebido alta em 14 de maio em Beni, cidade que foi um dos epicentros da epidemia declarada em agosto de 2018.</text:p>
            <text:p/>
            <text:p>No total, 3,4 mil pessoas foram infectadas e 2,2 mil morreram no Congo em decorrência da última epidemia da doença até o dia 21 de maio, segundo dados da OM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Médicos da cidade chinesa de Wuhan anunciaram que uma mulher infectada com o novo coronavírus deu à luz um bebê que também contraiu a doença.</text:p>
            <text:p/>
            <text:p>Esse caso indica a possibilidade de que o vírus possa ser contraído no útero, relata o correspondente da BBC na China, Robin Brant.</text:p>
            <text:p/>
            <text:p>A emissora estatal CCTV informou que dois bebês estão infectados com o novo coronavírus, sendo o mais jovem nascido há menos de 30 horas.</text:p>
            <text:p/>
            <text:p>Citando fontes de um hospital pediátrico da cidade, a CCTV afirmou que os sinais vitais da criança são estáveis.</text:p>
            <text:p/>
            <text:p>Não há mais informações sobre esses casos.</text:p>
            <text:p/>
            <text:p>Até o dia 6 de fevereiro, a doença já tinha matado 490 pessoas e atingido 26 países. Mais de 24 mil pessoas tinham sido infectadas — 99% deles na China.</text:p>
            <text:p/>
            <text:p>Desde a semana anterior, o governo brasileiro investiga casos de suspeitas do vírus no país, mas não houve nenhuma confirmação até o momento.</text:p>
            <text:p/>
            <text:p>Desde que a doença surgiu em dezembro, Wuhan passou a ser alvo de medidas cada vez mais restritivas para tentar conter o avanço do coronavírus. Escolas fechadas, ônibus e metrôs parados. Em 23 de janeiro, a cidade foi submetida a uma quarentena completa.</text:p>
            <text:p/>
            <text:p>O novo coronavírus tem sinais e sintomas clínicos principalmente respiratórios, como febre, tosse e dificuldade para respirar.</text:p>
            <text:p/>
            <text:p>Ele é da mesma "família" dos vírus que provocaram epidemias anteriores como as de Síndrome Respiratória Aguda Grave (Sars), de 2002, e a Síndrome Respiratória do Oriente Médio (Mers), de 2012.</text:p>
            <text:p/>
            <text:p>A Organização Mundial de Saúde (OMS) decretou na semana passada uma situação de emergência de saúde pública internacional por causa do surto do novo coronavíru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dores nos EUA e no Reino Unido identificaram centenas de mutações no Sars-Cov-2, o vírus que causa a covid-19.</text:p>
            <text:p/>
            <text:p>Mas ainda não está claro o que isso significará para a disseminação do vírus na população e para a eficácia de uma possível vacina.</text:p>
            <text:p/>
            <text:p>Vírus normalmente sofrem mutações. A questão é: qual dessas mutações no Sars-Cov-2 realmente altera a gravidade ou infecciosidade da doença?</text:p>
            <text:p/>
            <text:p>Pesquisas preliminares nos EUA sugeriram que uma mutação específica — D614G — está se tornando dominante e pode tornar a doença mais infecciosa, mas o estudo ainda não foi revisado por outros cientistas nem publicado formalmente.</text:p>
            <text:p/>
            <text:p>Os pesquisadores, do Laboratório Nacional Los Alamos, no Novo México, vêm acompanhando as mudanças nas "pontinhas" da cápsula do vírus, que lhe conferem a forma de "coroa", usando um banco de dados chamado Iniciativa Global sobre Compartilhamento de Todos os Dados sobre Influenza (GISAID).</text:p>
            <text:p/>
            <text:p>Eles observaram que parece haver algo sobre essa mutação específica D614G que a faz crescer mais rapidamente — mas as consequências disso ainda não são claras.</text:p>
            <text:p/>
            <text:p>A equipe de pesquisa analisou dados do Reino Unido de pacientes com coronavírus em Sheffield. Embora as pessoas com essa mutação específica do vírus parecessem ter uma quantidade maior do vírus em suas amostras, os cientistas não encontraram evidências de que elas ficaram mais gravemente doentes ou ficaram no hospital por mais tempo.</text:p>
            <text:p>'Mutação não é uma coisa ruim'</text:p>
            <text:p/>
            <text:p>Outro estudo da University College London (UCL) identificou 198 mutações recorrentes no vírus.</text:p>
            <text:p/>
            <text:p>"Mutações em si não são uma coisa ruim e não há nada que indique que o Sars-CoV-2 esteja sofrendo mutações mais rápidas ou mais lentas do que o esperado", afirma François Balloux, um dos autores desse estudo.</text:p>
            <text:p/>
            <text:p>"Até agora, não podemos dizer se o Sars-CoV-2 está se tornando mais ou menos letal e contagioso."</text:p>
            <text:p/>
            <text:p>Um estudo da Universidade de Glasgow, que também analisou mutações, disse que essas mudanças não representam diferentes cepas do vírus. Eles concluíram que apenas um tipo de vírus está circulando atualmente.</text:p>
            <text:p/>
            <text:p>O monitoramento de pequenas alterações na estrutura do vírus é importante para o desenvolvimento de vacinas.</text:p>
            <text:p/>
            <text:p>Um exemplo disso é o vírus da gripe, que sofre uma mutação tão rápida que a vacina precisa ser ajustada todos os anos para lidar com a cepa específica em circulação.</text:p>
            <text:p>Desenvolvimento de remédios</text:p>
            <text:p/>
            <text:p>Muitas das vacinas contra covid-19 atualmente em desenvolvimento têm como alvo "pontinhas" diferentes da estrutura externa do vírus — a ideia é que fazer com que o organismo reconheça um elemento único do vírus o ajudará a combater o vírus todo.</text:p>
            <text:p/>
            <text:p>Mas se essa estrutura estiver mudando, uma vacina desenvolvida dessa maneira pode se tornar menos eficaz.</text:p>
            <text:p/>
            <text:p>No momento, tudo isso é teórico. Os cientistas ainda não têm informações suficientes para dizer o que as alterações no genoma do vírus significam.</text:p>
            <text:p/>
            <text:p>Lucy Van Dorp, coautora do estudo da UCL, diz que a análise de um grande número de genomas de vírus pode ser algo "inestimável para os esforços de desenvolvimento de medicamentos".</text:p>
            <text:p/>
            <text:p>No entanto, diz ela à BBC, "existe um limite para o que os genomas podem ajudar a explicar".</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número de mortos por dia de covid-19 já é maior do que a média diária de mortos de tuberculose, a doença infecciosa mais letal do mundo.</text:p>
            <text:p/>
            <text:p>Na quarta-feira, 1º de abril, foram mais de 4,6 mil mortos, segundo dados do Centro Europeu de Prevenção e Controle de Doenças (ECDC, na sigla em inglês), compilados pela plataforma The World On Data, da Universidade de Oxford, no Reino Unido. Nesta quinta-feira, 2 de abril, esse número já havia ultrapassado a marca de 5 mil mortos por dia.</text:p>
            <text:p/>
            <text:p>Segundo a Organização Mundial da Saúde (OMS), a tuberculose matou cerca de 1,5 milhão de pessoas no mundo, ou 4,1 mil por dia, em 2018, os últimos dados disponíveis.</text:p>
            <text:p/>
            <text:p>É preciso ressalvar, no entanto, que a covid-19 é uma doença nova e cuja real letalidade só será conhecida ao fim da pandemia.</text:p>
            <text:p/>
            <text:p>Atualmente, de acordo com a OMS, a tuberculose é a doença infecciosa mais letal do mundo.</text:p>
            <text:p/>
            <text:p>Germes no ar</text:p>
            <text:p/>
            <text:p>Todos os anos, aproximadamente 10 milhões de pessoas são infectadas pela doença, causada pela bactéria Mycobacterium tuberculosis, que afeta principalmente os pulmões.</text:p>
            <text:p/>
            <text:p>Segundo a OMS, a tuberculose é "curável e evitável". Apesar disso, doença é uma das dez que mais matam no mundo e a mais letal quando se trata de um "agente infeccioso único".</text:p>
            <text:p/>
            <text:p>Um coquetel de antibióticos é a medicação mais usada para tratar a enfermidade.</text:p>
            <text:p/>
            <text:p>"A tuberculose é transmitida de pessoa para pessoa através do ar. Quando as pessoas com tuberculose pulmonar tossem, espirram ou cospem, elas lançam os germes da tuberculose no ar. Uma pessoa precisa inalar apenas alguns desses germes para se infectar", diz a OMS.</text:p>
            <text:p/>
            <text:p>"Cerca de um quarto da população do mundo tem tuberculose latente, ou seja, essas pessoas foram infectadas pela bactéria, mas ainda não estão doentes e não podem transmiti-la", acrescenta.</text:p>
            <text:p/>
            <text:p>No entanto, alerta a OMS, "quando uma pessoa desenvolve a tuberculose, os sintomas (tais como tosse, febre, suores noturnos ou perda de peso) podem ser leves e durar muitos meses. Isso pode levar a atrasos em buscar ajuda médica e resultar na transmissão da bactéria para outros".</text:p>
            <text:p/>
            <text:p>A tuberculose normalmente afeta adultos em idade ativa. No entanto, todas as faixas etárias podem contrair a doença. Mais de 95% dos casos e mortes estão em países em desenvolvimento.</text:p>
            <text:p/>
            <text:p>Em 2018, os 30 países do mundo com a maior incidência da doença foram responsáveis por 87% dos casos. Oito países respondem por dois terços desse total: Índia, China, Indonésia, Filipinas, Paquistão, Nigéria, Bangladesh e África do Sul.</text:p>
            <text:p>Casos no Brasil</text:p>
            <text:p/>
            <text:p>No Brasil, em 2019, foram registrados 73.864 mil novos casos da tuberculose, segundo o Ministério da Saúde. Cerca de 5 mil pessoas morreram.</text:p>
            <text:p/>
            <text:p>De acordo com a pasta, "apesar de ter cura, o abandono do tratamento é o principal motivo para a tuberculose ainda continuar fazendo vítimas fatais".</text:p>
            <text:p/>
            <text:p>"No Brasil, de cada 10 pessoas que iniciam o tratamento, pelo menos uma abandona o uso dos medicamentos", diz o Ministério da Saúde.</text:p>
            <text:p/>
            <text:p>"O tratamento oferecido no Sistema Único de Saúde (SUS) dura, em média, seis meses. Apesar da melhora dos sintomas já nas primeiras semanas após início, a cura só é garantida ao final da terapia", acrescenta o órgão.</text:p>
            <text:p/>
            <text:p>No Dia Mundial da Tuberculose (24 de março), a OMS destacou que a importância de garantir "que serviços e operações essenciais de saúde continuem protegendo a vida das pessoas com tuberculose e outras doenças ou condições de saúde".</text:p>
            <text:p/>
            <text:p>"A COVID-19 está revelando quão vulneráveis as pessoas com doenças pulmonares e sistemas imunológicos debilitados podem ser. O mundo se comprometeu a acabar com a tuberculose até 2030; melhorar a prevenção é essencial para que isso aconteça", disse em nota o diretor-geral da OMS, Tedros Adhanom Ghebreyesus.</text:p>
            <text:p/>
            <text:p>O fim da epidemia de tuberculose até 2030 está entre as metas de saúde dos Objetivos de Desenvolvimento Sustentável da ONU.</text:p>
            <text:p/>
            <text:p>O novo coronavírus já infectou quase 1 milhão de pessoas e causou cerca de 40 mil mortes em todo o mund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novo coronavírus ainda vai ficar por muito tempo "à solta", alertou a Organização Mundial da Saúde (OMS).</text:p>
            <text:p/>
            <text:p>Em todo o mundo, mais de 4,2 milhões de pessoas já foram infectadas, das quais 300 mil morreram.</text:p>
            <text:p/>
            <text:p>Os especialistas não sabem ao certo quando o contágio pode ser interrompido e agora dizem que o vírus pode nunca desaparecer.</text:p>
            <text:p/>
            <text:p>"O coronavírus pode se tornar outro vírus endêmico em nossas comunidades e nunca desaparecer", disse Michael Ryan, diretor-executivo da OMS.</text:p>
            <text:p/>
            <text:p>"Acho importante sermos realistas e não me parece que alguém possa prever quando a doença desaparecerá", acrescentou.</text:p>
            <text:p/>
            <text:p>Mas o que é um vírus endêmico?</text:p>
            <text:p/>
            <text:p>A definição pode ser encontrada no site do Centro de Controle e Prevenção de Doenças (CDC) dos Estados Unidos.</text:p>
            <text:p/>
            <text:p>Endêmica "refere-se à presença constante e/ou prevalência habitual de uma doença ou agente infeccioso em uma população de uma área geográfica", explica o CDC.</text:p>
            <text:p/>
            <text:p>Eles também incluem o termo "hiperendêmico", que se refere a níveis altos e persistentes de ocorrência da doença.</text:p>
            <text:p/>
            <text:p>Nas palavras de Rosalind Eggo, especialista em doenças infecciosas da Escola de Higiene e Medicina Tropical de Londres, "a infecção endêmica está presente em uma área permanentemente, o ano todo, o tempo todo, ano após ano".</text:p>
            <text:p/>
            <text:p>No Brasil, a dengue é um exemplo de uma doença endêmica, pois acontece em determinadas regiões todos os anos.</text:p>
            <text:p/>
            <text:p>A existência de um vírus endêmico não deve ser confundida com a de uma epidemia ou pandemia.</text:p>
            <text:p/>
            <text:p>Apesar do Sars-CoV-2 ter potencial para se tornar um vírus endêmico, isso não significa que seja incontrolável , disse Ryan, da OMS.</text:p>
            <text:p/>
            <text:p>E ele mencionou o caso do HIV, o vírus que pode causar a Aids, em seu discurso.</text:p>
            <text:p/>
            <text:p>"O HIV não desapareceu, mas encontramos uma maneira de conviver com o vírus. Encontramos tratamentos e métodos de prevenção. As pessoas não se sentem assustadas como no início e podemos garantir a vida de quem vive com o vírus", explicou ele.</text:p>
            <text:p/>
            <text:p>O HIV é conhecido há quatro décadas e ainda não existe uma vacina para combatê-lo.</text:p>
            <text:p/>
            <text:p>Segundo dados da OMS, até 2018 a Aids havia matado mais de 32 milhões de pessoas e cerca de 40 milhões viviam com o vírus.</text:p>
            <text:p/>
            <text:p>Apesar de "continuar sendo um dos maiores problemas de saúde pública do mundo", diz a OMS, "a infecção pelo HIV se tornou um problema de saúde crônico suportável que permite que as pessoas que tenham o vírus levem uma vida longa e saudável".</text:p>
            <text:p/>
            <text:p>Isso ocorre porque a medicina conseguiu desenvolver diagnósticos precoces e tratamentos paliativos. No entanto, não há cura.</text:p>
            <text:p/>
            <text:p>Aqui, citamos outros exemplos de infecções endêmicas mencionados pelo especialista da Escola de Higiene e Medicina Tropical de Londres.</text:p>
            <text:p/>
            <text:p>Varicela</text:p>
            <text:p/>
            <text:p>Uma doença causada por um vírus endêmico que existe há séculos é a varicela, que se espalha na população por meio da disseminação do vírus contagioso varicela-zoster (VZV).</text:p>
            <text:p/>
            <text:p>"A varicela pode ser grave, especialmente em bebês, adolescentes, adultos e pessoas com sistema imunológico enfraquecido", explica o CDC.</text:p>
            <text:p/>
            <text:p>Pessoas que nunca tiveram a doença, ou que não foram vacinadas para preveni-la, são os receptores do vírus e frequentemente o contraem ao tocar ou inalar partículas de bolhas de varicela.</text:p>
            <text:p/>
            <text:p>Isso porque o doente desenvolve 250 a 500 bolhas que causam muita coceira. Ao coçá-las, essas partículas são liberadas.</text:p>
            <text:p/>
            <text:p>Os países com recursos insuficientes, carentes de ampla vacinação, são os mais afetados pelos surtos endêmicos do vírus.</text:p>
            <text:p/>
            <text:p>Malária (ou paludismo)</text:p>
            <text:p/>
            <text:p>O paludismo - comumente conhecido como malária - é outra doença endêmica há décadas e para a qual uma vacina amplamente eficaz ainda está em desenvolvimento.</text:p>
            <text:p/>
            <text:p>Sua transmissão ocorre por parasitas do gênero plasmódio, que se espalham pela picada do mosquito fêmea Anopheles.</text:p>
            <text:p/>
            <text:p>Em 2018, houve 228 milhões de casos de malária em todo o mundo, dos quais mais de 400 mil resultaram na morte da pessoa infectada, segundo a OMS.</text:p>
            <text:p/>
            <text:p>67% das fatalidades foram em menores de cinco anos.</text:p>
            <text:p/>
            <text:p>O principal método de prevenção tem sido a fumigação contra mosquitos, principalmente na África, onde a maioria dos casos está concentrada.</text:p>
            <text:p/>
            <text:p>Também são utilizados antimaláricos, um deles cloroquina (e seu derivado, hidroxicloroquina), drogas que estão sendo investigadas para a covid-19 e cujo uso tem sido controverso.</text:p>
            <text:p/>
            <text:p>Em 2015 foi desenvolvida a primeira vacina para combater esta doença, mas ela oferece apenas proteção parcial às crianças.</text:p>
            <text:p/>
            <text:p>A primeira distribuição em larga escala da vacina ocorreu em 2019, segundo a OM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Responsável pelas defesas naturais do nosso organismo, o sistema imunológico virou o centro das atenções em tempos de coronavírus.</text:p>
            <text:p/>
            <text:p>Isso porque, como ainda não temos medicamentos ou vacinas para nos proteger desse novo vírus, combatê-lo depende inicialmente da capacidade de resposta de cada indivíduo à doença, conhecida como covid-19.</text:p>
            <text:p/>
            <text:p>Sendo assim, mesmo que não impeça ninguém de contrair a doença, ter uma imunidade em dia é vital para ajudar na luta contra a infecção e na recuperação do doente, dizem especialistas ouvidos pela BBC News Brasil.</text:p>
            <text:p/>
            <text:p>Segundo eles, são quatro os pilares de uma "boa imunidade": praticar exercícios físicos regularmente, reduzir o estresse, dormir bem e ter uma alimentação balanceada.</text:p>
            <text:p/>
            <text:p>Mas, antes de tudo, os especialistas alertam para outro tipo de combate, contra a "desinformação".</text:p>
            <text:p/>
            <text:p>O principal mito é a suposição de que podemos "elevar nossa imunidade", dizem.</text:p>
            <text:p/>
            <text:p>"Não existe essa história de imunidade alta. Existe imunidade normal ou imunidade baixa por algum problema que a pessoa tenha, como doenças ou uso de medicamentos imunossupressores (que reduzem a atividade ou eficiência do sistema imunológico, usados, por exemplo, quando o paciente recebe um órgão transplantado). Imunidade alta não existe, não tem como elevar a imunidade", explica o infectologista Alberto Chebabbo, vice-presidente da Sociedade Brasileira de Infectologia e diretor-médico do Hospital Universitário Clementino Fraga Filho, no Rio de Janeiro.</text:p>
            <text:p/>
            <text:p>"Ou seja, quem tem imunidade normal, tem o risco de contrair a doença e desenvolver os sintomas. Quem tem imunidade baixa, inclusive os idosos, porque seu sistema imunológico já envelheceu, tende a apresentar os sintomas mais graves da doença", acrescenta.</text:p>
            <text:p/>
            <text:p>Ana Caetano Faria, professora titular de Imunologia da Universidade Federal de Minas Gerais (UFMG) e especialista da Sociedade Brasileira de Imunologia, concorda.</text:p>
            <text:p/>
            <text:p>"O que ocorre é que nosso estilo de vida faz com que nossa imunidade caia. Ou seja, existem formas de restabelecer a normalidade de nosso sistema imunológico, mas não elevá-lo", diz.</text:p>
            <text:p/>
            <text:p>Importância dos quatro pilares</text:p>
            <text:p/>
            <text:p>Por que esses quatro pilares são tão importantes?</text:p>
            <text:p/>
            <text:p>Segundo Faria, cada um deles tem um impacto diferente no funcionamento do sistema imunológico.</text:p>
            <text:p/>
            <text:p>Mas, para isso, é preciso entender o que é o sistema imunológico e como ele funciona.</text:p>
            <text:p/>
            <text:p>Em linhas gerais, ele é um conjunto complexo de células, tecidos, órgãos e moléculas que cumprem funções específicas em uma resposta coordenada para neutralizar vírus, bactérias, fungos e parasitas — antes que sejam fatais.</text:p>
            <text:p/>
            <text:p>Diante de uma nova ameaça, o corpo tem de partir do zero e construir as defesas necessárias. Mas, no caso de um vírus, este processo costuma ser mais demorado do que a velocidade com que este tipo de microrganismo se multiplica e infecta células.</text:p>
            <text:p/>
            <text:p>"É uma corrida, em que o adversário avança mais rápido do que o sistema imunológico é capaz de desenvolver mecanismos de ação para combatê-lo", afirma o imunologista Renato Astray, pesquisador do Instituto Butantan.</text:p>
            <text:p/>
            <text:p>Isso não significa, no entanto, que a batalha esteja perdida. O sistema imunológico encontra com o tempo formas de acabar com a ameaça, como vem ocorrendo nesta epidemia de coronavírus.</text:p>
            <text:p/>
            <text:p>Como funciona o sistema imunológico</text:p>
            <text:p/>
            <text:p>O corpo tem barreiras para impedir a entrada de patógenos, como são chamados os microrganismos que afetam nossa saúde.</text:p>
            <text:p/>
            <text:p>Elas podem ser mecânicas, como a pele, microbiológicas — por exemplo, a flora de bactérias do intestino —, ou químicas, como as enzimas presentes na saliva ou o suco gástrico do estômago.</text:p>
            <text:p/>
            <text:p>Se um corpo estranho consegue superar essas barreiras, cabe ao sistema imunológico nos proteger.</text:p>
            <text:p/>
            <text:p>Todas as pessoas nascem com defesas naturais contra invasores. Esta é a chamada resposta imunológica inata, que é acionada automaticamente quando células detectam que foram infectadas e enviam sinais químicos para avisar que o corpo está sob ataque.</text:p>
            <text:p/>
            <text:p>Isso faz com que outras células acionem mecanismos para se tornarem menos suscetíveis à infecção e ativem o sistema imunológico, que vai pôr em ação células específicas para combater o invasor.</text:p>
            <text:p/>
            <text:p>Essas células são fabricadas continuamente pela medula óssea, a partir de células-tronco, que estão em um estágio inicial de desenvolvimento e tem o potencial de se transformar, em um processo de diferenciação, para cumprir funções específicas.</text:p>
            <text:p/>
            <text:p>Desta forma, as células-tronco se tornam leucócitos — ou glóbulos brancos —, que atuam em nosso sistema imunológico. Uma elevação na quantidade de leucócitos no exame de sangue é indício de uma infecção. Se estiver abaixo do normal, o sistema imunológico está enfraquecido.</text:p>
            <text:p/>
            <text:p>Os neutrófilos são o tipo de leucócito mais numeroso e atuam como a primeira linha de defesa do organismo. Eles envolvem e eliminam o invasor por meio da fagocitose, produzindo enzimas digestivas que destroem o patógeno.</text:p>
            <text:p/>
            <text:p>Também liberam sinais químicos que recrutam mais células para atacar a ameaça. Isso gera uma inflamação na região onde está o invasor. Esta área é irrigada com sangue, que traz consigo mais leucócitos para auxiliar no combate.</text:p>
            <text:p/>
            <text:p>Outro tipo de glóbulo branco, o linfócito conhecido como natural killer (assassino natural, em inglês), age principalmente contra tumores e vírus. Ele libera grânulos de proteína ao redor do alvo que fazem o patógeno se autodestruir.</text:p>
            <text:p/>
            <text:p>Um terceiro tipo de leucócito, o macrófago, também atua neste estágio fagocitando invasores, mas cumpre outra função importante no próximo estágio da resposta imune.</text:p>
            <text:p>A resposta imune adquirida</text:p>
            <text:p/>
            <text:p>Quando um invasor é agressivo, resistente ou está presente em maior quantidade, isso exige outro tipo de reação do organismo.</text:p>
            <text:p/>
            <text:p>A resposta imune adquirida é desenvolvida pelo corpo após entrar em contato com um patógeno. Ela envolve a ação dos linfócitos, células especializadas capazes de combater microrganismos e de nos proteger da mesma ameaça por mais tempo.</text:p>
            <text:p/>
            <text:p>Os linfócitos ficam armazenados em órgãos como os linfonodos e o baço, à espera de sinais de que devem entrar em ação.</text:p>
            <text:p/>
            <text:p>Um dos principais alertas é dado pelos macrófagos, que capturam um microrganismo ou parte dele e o transportam até os linfócitos, dando início à resposta imune adquirida. "Os macrófagos atuam como uma ponte entre as duas respostas imunes", explica Astray.</text:p>
            <text:p/>
            <text:p>Os linfócitos começam então a produzir milhões de cópias de si mesmos e reforçam o sistema imunológico ao gerar anticorpos, proteínas capazes de neutralizar um patógeno. Os anticorpos têm a capacidade de reconhecer e se unir ao invasor, impedindo que ele infecte novas células e se reproduza.</text:p>
            <text:p/>
            <text:p>Os linfócitos também marcam alvos para neutrófilos, macrófagos e natural killers. "Os linfócitos são como maestros do sistema imunológico, ao fazer com que as células imunes se aglutinem em torno de uma ameaça", diz Portela.</text:p>
            <text:p/>
            <text:p>Ao final deste processo, a maioria dos linfócitos é destruída, mas alguns se diferenciam e permanecem em nosso corpo por vários anos, formando uma memória imunológica que tornará mais ágil o combate ao patógeno se ele nos infectar novamente.</text:p>
            <text:p/>
            <text:p>As células imunes se multiplicam mais rapidamente ao detectar a mesma ameaça, o que acaba com aquela desvantagem do sistema imunológico na corrida inicial contra um invasor após a infecção. "Isso nos impede de ficar doentes ou faz com que os sintomas sejam mais leves", afirma Astray.</text:p>
            <text:p/>
            <text:p>Por este motivo, não contraímos mais de uma vez algumas doenças, como catapora, caxumba, rubéola ou sarampo. Mas isso não impede que tenhamos novas gripes, por exemplo, porque o vírus que a causa, o influenza, sofre mutações facilmente, o que torna a memória imunológica inútil contra suas novas versões.</text:p>
            <text:p>Como nossa imunidade é afetada</text:p>
            <text:p/>
            <text:p>Sendo assim, Faria, da UFMG, diz que, quando dormimos pouco ou nos alimentamos mal, isso afeta o funcionamento de nosso sistema imunológico de diferentes maneiras. O mesmo ocorre quando deixamos de praticar atividades físicas ou sofremos estresse.</text:p>
            <text:p/>
            <text:p>"Todos esses pilares são importantes, mas destaco a necessidade de dormimos bem. É durante o sono que temos maior produção de células de defesa pela medula óssea. Estudos mostram que dormir menos de cinco horas por noite aumenta em quatro vezes a chance de desenvolver infecções respiratórias, como gripes e resfriados", diz.</text:p>
            <text:p/>
            <text:p>"Portanto, se você não está dormindo suficientemente, não está dando ao corpo a chance de se recuperar."</text:p>
            <text:p/>
            <text:p>Já ao praticarmos atividade física de intensidade moderada, liberamos hormônios que ajudam a regular nosso sistema imunológico. Por outro lado, quando não nos estressamos, nosso corpo deixa de produzir substâncias que o prejudicam. Por fim, ao seguirmos uma dieta balanceada, ajudamos a fornecer energia para o bom funcionamento de nossas células de defesa, resume Faria.</text:p>
            <text:p/>
            <text:p>Mas o que é uma dieta balanceada?</text:p>
            <text:p/>
            <text:p>A BBC News Brasil ouviu a nutricionista Julia Granje. Ela alerta "que não existe nenhum alimento ou vitamina que combata o novo coronavírus. Mas, obviamente, quando o sistema imune está ativo e saudável, vai ajudar a lutar a combatê-lo". Confira as dicas dela:</text:p>
            <text:p/>
            <text:p>• Monte um "prato colorido"</text:p>
            <text:p/>
            <text:p>Granje recomenda comer dez porções de 80 gramas por dia, sete de legumes e verduras e três de frutas, de cores diferentes. "Cada cor dos alimentos reflete o tipo de micronutrientes que têm neles". "Desafio meus pacientes a colocar pelo menos cinco cores no prato".</text:p>
            <text:p/>
            <text:p>Em relação aos micronutrientes, ela destaca o zinco e o selênio.</text:p>
            <text:p/>
            <text:p>"O zinco é encontrado nas carnes vermelhas e no fígado de frango. Também nas ostras, que são muito ricas em zinco."</text:p>
            <text:p/>
            <text:p>Ela acrescenta que o zinco também está presente nos vegetais, "mas em menor quantidade", como no feijão.</text:p>
            <text:p/>
            <text:p>"A quantidade de zinco que encontramos no feijão é a metade da de uma carne vermelha. Isso é um alerta importante para quem é vegetariano", assinala.</text:p>
            <text:p/>
            <text:p>Já o selênio é encontrado na castanha do Pará. "Duas castanhas por dia já são suficientes. A farinha de trigo também é fonte de selênio".</text:p>
            <text:p/>
            <text:p>Granje também recomenda comer menos carboidratos simples, como massas, arroz branco, pães e bolos. Prefira os carboidratos "complexos", ou seja, aqueles integrais, recomenda.</text:p>
            <text:p/>
            <text:p>"Não gosto de vilanizar os carboidratos. O problema é que o brasileiro come muito pouca fibra. E sabemos que carboidratos simples, quando ingeridos em excesso, tendem a induzir uma resposta inflamatória do nosso corpo, o que pode ser prejudicial se você já está combatendo uma infecção", acrescenta.</text:p>
            <text:p/>
            <text:p>• Não esqueça das "vitaminas antioxidantes"</text:p>
            <text:p/>
            <text:p>Segundo Granje, vitaminas A, C, D e E são muito importantes. Ela ressalva, contudo, que muitos brasileiros vêm se "superssuplementando" de vitamina D.</text:p>
            <text:p/>
            <text:p>"Não adianta tomar vitamina D sem ter a exposição ao sol. Porque o que ativa a vitamina D é essa exposição ao sol. Como se trata de uma vitamina lipossolúvel, se você toma em excesso, nosso corpo não a excreta. É diferente da vitamina C, que as pessoas também tomam em excesso, mas isso é excretado pela urina", explica.</text:p>
            <text:p/>
            <text:p>• Cuide de seu intestino</text:p>
            <text:p/>
            <text:p>Granje destaca que pesquisas mostram a influência da nossa microbiota intestinal em nossa imunidade — nossos intestinos são habitados por 100 trilhões de bactérias de diferentes espécies. Neste sentido, ela reforça a importância do consumo de fibras.</text:p>
            <text:p/>
            <text:p>"Infelizmente, não prestamos muita atenção a isso."</text:p>
            <text:p/>
            <text:p>Um imenso estudo conduzido nos Estados Unidos, o Estudo Americano do Intestino, sugere que aqueles cujas dietas incluem mais alimentos à base de plantas têm um microbioma mais diversificado, diz Daniel McDonald, diretor-científico do projeto.</text:p>
            <text:p/>
            <text:p>• Baixo consumo de álcool e sódio</text:p>
            <text:p/>
            <text:p>O álcool e o sal em excesso podem ser prejudiciais para o sistema imunológico. Seu consumo deve ser feito com moderação.</text:p>
            <text:p/>
            <text:p>Segundo pesquisa da Escola Médica da Universidade de Massachusetts (EUA), o consumo exagerado de álcool prejudica a capacidade do organismo de combater infecções virais, especialmente do sistema respiratório, inibindo o funcionamento de proteínas responsáveis pela regulação do sistema imun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lgumas pessoas estão testando positivo mais de uma vez em exames do novo coronavírus, explica a Organização Mundial da Saúde (OMS), agregando que isso não significa necessariamente que elas voltaram a adoecer da covid-19.</text:p>
            <text:p/>
            <text:p>"O que estamos vendo em algumas pessoas é que, depois de ter dado positivo para covid-19, passada uma semana ou duas, ou até mesmo mais tempo, elas testam positivo de novo", explica à BBC a médica Maria Van Kerkhove, epidemiologista da OMS. "O que acontece na verdade é que, enquanto os pulmões se curam, algumas células mortas do pulmão são expulsas. São esses fragmentos de pulmão que levam ao teste positivo."</text:p>
            <text:p/>
            <text:p>Os testes de reação em cadeia da polimerase — com os quais se "amplificam" ou copiam pequenos segmentos de DNA — são os recomendados pela OMS para confirmar os casos de covid-19, uma vez que detectam diretamente o ácido ribonucleico (RNA), ou seja, o material genético do vírus, nas amostras tiradas de secreções respiratórias do paciente.</text:p>
            <text:p/>
            <text:p>Assim, o resultado positivo em segundos exames, mesmo depois que o paciente estiver recuperado da covid-19, "não é (sinal da presença do) vírus infeccioso, não é uma reinfecção, não é uma reativação (da doença), mas sim parte do processo de cura do corpo, que é registrado na amostra que dá positivo", explicou Van Kerkhove no programa da BBC The Andrew Marr Show.</text:p>
            <text:p/>
            <text:p>A grande dúvida: uma pessoa pode pegar o vírus mais de uma vez?</text:p>
            <text:p/>
            <text:p>Ao ser questionada se um paciente recuperado da covid-19 pode voltar a se contaminar com o novo coronavírus, a técnica da OMS apontou que essa é uma das perguntas ainda sem resposta definitiva.</text:p>
            <text:p/>
            <text:p>"O que sabemos até agora é que, quando uma pessoa pega a covid-19 desenvolve anticorpos e tem uma resposta imune entre uma e três semanas depois da infecção", descreveu.</text:p>
            <text:p/>
            <text:p>"O que estamos tentando entender agora é essa resposta do sistema imunológico: quer dizer que (o paciente) ganha imunidade? Quer dizer que ele tem uma proteção mais forte contra uma reinfecção? E, se for esse o caso, quanto tempo dura essa proteçã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Equipes de hospitais e universidade no Reino Unido acreditam que a droga, um anti-inflamatório e também um analgésico, pode tratar particularmente as dificuldades respiratórias decorrentes da infecção pelo coronavírus.</text:p>
            <text:p/>
            <text:p>Equipes da universidade King's College e dos hospital Guy's e St. Thomas estão recrutando participantes para um teste que vai verificar se o ibuprofeno contribui para o tratamento de pessoas hospitalizadas com a covid-19.</text:p>
            <text:p/>
            <text:p>Os cientistas acreditam que a droga, um anti-inflamatório e também um analgésico, pode tratar particularmente as dificuldades respiratórias decorrentes da infecção pelo coronavírus.</text:p>
            <text:p/>
            <text:p>A esperança é que o tratamento, considerado de baixo custo, possa evitar que pacientes precisem de ventilação mecânica.</text:p>
            <text:p/>
            <text:p>No experimento, chamado Liberate, metade dos pacientes receberá o ibuprofeno, além dos cuidados usuais. Mas a droga será usada em uma formulação especial, em vez dos comprimidos padrão normalmente comprados por pessoas nas farmácias, por exemplo para tratar artrite.</text:p>
            <text:p/>
            <text:p>Estudos em animais sugerem que o ibuprofeno pode tratar a síndrome do desconforto respiratório agudo, uma das complicações graves da doença causada pelo novo coronavírus.</text:p>
            <text:p/>
            <text:p>Mitul Mehta, membro da equipe do King's College London, disse que é preciso "fazer os testes para verificar se as evidências realmente correspondem ao que esperamos que aconteça".</text:p>
            <text:p/>
            <text:p>No início da pandemia, havia preocupações de que o ibuprofeno pudesse ser prejudicial para pacientes, caso tivessem o vírus com sintomas leves. </text:p>
            <text:p/>
            <text:p>O temor piorou quando o ministro da Saúde da França, Oliver Veran, disse que tomar medicamentos anti-inflamatórios não esteroides, como o ibuprofeno, poderia agravar a infecção.</text:p>
            <text:p/>
            <text:p>Mas uma análise da Comissão de Medicamentos Humanos logo concluiu que o ibuprofeno era seguro em caso de sintomas de coronavírus — ajudando a diminuir a temperatura corporal e aliviando sintomas semelhantes aos da gripe.</text:p>
            <text:p/>
            <text:p>Ainda assim, o ibuprofeno apresenta mais efeitos colaterais para alguns grupos de pessoas do que o paracetamol — recomendado por autoridades de saúde britânicas em casos leves de covid-19 —, devendo ser evitado, por exemplo, por pessoas com úlcera no estômag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Brasil deve ser atingido por uma "tempestade perfeita" nos próximos dois meses. Isso porque parte do país deve enfrentar um aumento da incidência de três doenças: a covid-19, causada pelo novo coronavírus, a gripe comum e a dengue.</text:p>
            <text:p/>
            <text:p>A expressão, "tempestade perfeita", foi usada na semana passada por Wanderson Oliveira, secretário nacional de Vigilância em Saúde, quando alertou, em entrevista coletiva, que "vamos ter o coronavírus, que é novo, vamos ter a influenza [gripe], que é rotina todo ano, e também vamos ter o pico da dengue... Estamos com três epidemias simultâneas".</text:p>
            <text:p/>
            <text:p>O aumento dessas três doenças pode impactar ainda mais o sistema de saúde brasileiro. A tendência é que subam os números de atendimentos e internações por quadros graves, pressionando os recursos do sistema de saúde pública.</text:p>
            <text:p/>
            <text:p>Se, por um lado, as infecções por coronavírus estão aumentando — já são 240 mortes e mais de 6,8 mil casos confirmados até quarta-feira, segundo o Ministério da Saúde —, por outro, a incidência de dengue, transmitida pelo velho conhecido mosquito Aedes aegypti, também tem registrado um crescimento preocupante.</text:p>
            <text:p/>
            <text:p>O último boletim epidemiológico do Ministério da Saúde diz que o Brasil já registrou, até 21 de março deste ano, pouco mais de 441 mil casos prováveis de dengue — aqueles que são notificados à pasta pelos Estados, mas ainda precisam de confirmação por meio de resultados de exames.</text:p>
            <text:p/>
            <text:p>Ao menos 120 pessoas morreram da doença no período — é possível que esse número de mortos seja maior, pois há dezenas de casos suspeitos que ainda necessitam de confirmação.</text:p>
            <text:p/>
            <text:p>Isso significa uma média, no Brasil, de 209 casos prováveis de dengue por 100 mil habitantes — um crescimento de 59% em relação ao mesmo período do ano passado (a comparação entre boletins de diferentes anos, entretanto, deve ser feita com cautela, já que há muitas alterações e atualizações de números depois que eles são publicados pela primeira vez).</text:p>
            <text:p/>
            <text:p>Segundo o Ministério da Saúde, historicamente o pico de registros de doenças transmitidas pelo Aedes aegypti, como dengue, zika e chikungunya, ocorre nos meses de abril e maio.</text:p>
            <text:p/>
            <text:p>Ou seja, se o cenário já parece ruim, ele tende a piorar nos próximos 60 dias, coincidindo com a provável alta de casos de covid-19 e de influenza, que também costuma crescer e causar mortes conforme a média da temperatura diminui em vários Estados.</text:p>
            <text:p/>
            <text:p>A própria influenza costuma causar centenas de vítimas no país. No ano passado, o Brasil registrou 1.122 mortes pelos três tipos de influenza, segundo o Ministério da Saúde.</text:p>
            <text:p>Acúmulo de doenças</text:p>
            <text:p/>
            <text:p>Para Adriano Massuda, médico sanitarista e professor de saúde coletiva da Fundação Getúlio Vargas, o acúmulo de epidemias concomitantes é "uma situação grave, que pode produzir uma sobrecarga no sistema de saúde."</text:p>
            <text:p/>
            <text:p>"É um cenário que vai ficar ainda mais complexo. Apesar de alguns sintomas serem até parecidos, como dores no corpo e febre, precisa haver a linha de cuidados para pacientes respiratórios, como influenza e covid-19, e outro para a dengue, pois os tratamentos são diferentes", afirmou à BBC News Brasil, por telefone.</text:p>
            <text:p/>
            <text:p>"É possível até que exista uma confusão para descobrir quem está com dengue, com gripe ou covid-19. Isso pode atrapalhar ainda mais o sistema de saúde", diz.</text:p>
            <text:p/>
            <text:p>Massuda ressalta, no entanto, que medidas como o isolamento social — tomadas para diminuir a proliferação do coronavírus — podem ajudar a diminuir a incidência de gripe comum, que é transmitida basicamente da mesma forma: pelo contato com pessoas já infectadas.</text:p>
            <text:p/>
            <text:p>Já André Périssé, pesquisador da Escola Nacional de Saúde Pública da Fiocruz, acredita que as internações por covid-19 serão em maior número, pois a taxa de doentes graves diagnosticados com dengue é bem menor.</text:p>
            <text:p/>
            <text:p>"A letalidade da dengue é parecida com a influenza sazonal (de 0,01% até 0,08% dos casos). Já a covid-19, apesar da letalidade não ser alta (de 1% a 3,5%), demanda um tratamento mais complexo, muitas vezes com internação", diz Périssé.</text:p>
            <text:p/>
            <text:p>"Mas não há dúvidas que acúmulo dessas doenças vai pressionar o sistema de saúde. E isso sem falarmos de outros problemas, pois o hipertenso não vai deixar ser hipertenso por causa da pandemia, o mesmo ocorre com o diabético. Por isso, nesse momento, a boa gestão da saúde e dos recursos disponíveis vai ser importantíssima", afirma.</text:p>
            <text:p>Dengue e coronavírus no Paraná</text:p>
            <text:p/>
            <text:p>Nesse ano, o Paraná vem sendo o Estado do país mais afetado pela dengue, seguido por Mato Grosso do Sul e Acre. Segundo a secretaria estadual de Saúde, já são mais de 87 mil casos confirmados da doença na área.</text:p>
            <text:p/>
            <text:p>Dados do boletim epidemiológico do Ministério da Saúde, que usa notificações (ainda à espera de exames de confirmação), a incidência da doença no Paraná chegou a 1.231 casos por 100 mil habitantes — alta de 1.737% em comparação com o mesmo período do ano passado.</text:p>
            <text:p/>
            <text:p>Como comparação, a taxa de dengue por 100 mil habitantes no Rio de Janeiro é de 14 casos; em Pernambuco é 37; e no Acre, 465.</text:p>
            <text:p/>
            <text:p>O governo paranaense afirma que 69 pessoas morreram de dengue no Estado desde agosto do ano passado — 12 delas apenas na última semana.</text:p>
            <text:p/>
            <text:p>Por outro lado, o Paraná contabilizou, até essa quarta-feira, 229 casos confirmados de infecções por coronavírus, com três mortes.</text:p>
            <text:p/>
            <text:p>Para Beto Preto, secretário estadual de Saúde, os casos de covid-19 vão crescer no Estado, pois o vírus tem transmissibilidade alta. Mas ele espera que, ao mesmo tempo, o ritmo aumento da dengue diminua na outra ponta.</text:p>
            <text:p/>
            <text:p>"Quando a covid-19 apertar, esperamos ter menos casos de dengue, para que não haja um colapso (no sistema de saúde). Nesse ano, nós concentramos todo nosso esforço para conter a dengue, mas ela continuou crescendo. É uma lástima", disse Beto Preto à BBC News Brasil, por telefone. "Com a temperatura baixando, esperamos que os focos de mosquitos diminuam."</text:p>
            <text:p/>
            <text:p>Segundo ele, o Paraná tem se preparado para o avanço da covid-19 com as contratações de novos leitos e profissionais, além de investimentos sociais para ajudar a população a manter o isolamento social.</text:p>
            <text:p/>
            <text:p>No norte do Estado, a cidade de Londrina também tem enfrentado os dois problemas: o município já teve 26 casos confirmados de covid-19 e mais de 6,5 mil de dengue — 15 pessoas morreram da doença no município desde janeiro.</text:p>
            <text:p/>
            <text:p>Há poucas semanas, Londrina chegou a cancelar cirurgias eletivas no SUS por 10 dias e isolar um hospital para tratar apenas pacientes com dengue — depois ele voltou ao funcionamento normal. Agora, o município planeja fechar outra unidade para o tratamento de coronavírus.</text:p>
            <text:p/>
            <text:p>"Quando a dengue deu sinais de que estava caindo em Londrina, chegou a covid", diz Felippe Machado, secretário municipal de Saúde.</text:p>
            <text:p/>
            <text:p>Segundo ele, a cidade tem aumentado o número de leitos nas redes pública e privada, além de ter reservado uma verba extra para construir um hospital de campanha.</text:p>
            <text:p/>
            <text:p>"A contenção da dengue coube no nosso orçamento de saúde. Mas, agora, precisamos de um reforço. Vamos contratar 500 novos profissionais, ao custo de R$ 2 milhões por mês", diz Machado.</text:p>
            <text:p>Por que a dengue tem aumentado?</text:p>
            <text:p/>
            <text:p>Mas, além da pandemia do novo coronavírus, que tem consumido a atenção de autoridades e da população, por que a dengue, uma velha conhecida dos brasileiros, continua avançando no país?</text:p>
            <text:p/>
            <text:p>Uma das características da doença é que ela se comporta como uma espécie de onda — cresce em alguns anos e diminui em outros.</text:p>
            <text:p/>
            <text:p>Uma das explicações para esse comportamento é a alteração do tipo do vírus circulante entre a população. Existem 4 sorotipos do vírus da dengue, uma classificação que corresponde à resposta de diferentes anticorpos no infectado. Os sintomas da doença não se alteram.</text:p>
            <text:p/>
            <text:p>Quando uma pessoa contrai dengue do tipo 1, por exemplo, ela fica imunizada para esse tipo específico. Porém, quando o sorotipo muda para o 2, ela volta a ficar suscetível a ser infectada.</text:p>
            <text:p/>
            <text:p>Especialistas acreditam que, em parte, essa é uma das causas para a alta de dengue em alguns Estados nesse ano — uma mudança gradual do tipo 1 para o 2 vem ocorrendo há alguns ano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text:p>
            <text:p/>
            <text:p>No Paraná, de 2010 ao ano passado, a grande maioria das pessoas que teve dengue foi infectada pelo tipo 1 da doença. Já a partir de agosto de 2019, o sorotipo 2 foi responsável por 87% das infecções no Estado.</text:p>
            <text:p/>
            <text:p>Mas essa é só uma das explicações. Há também condições meteorológicas particulares nos últimos meses, queda de investimentos públicos em prevenção e no programa Saúde da Família, além de características culturais e comportamentais da população.</text:p>
            <text:p/>
            <text:p>Em entrevista recente à BBC News Brasil, Ivana Belmonte, coordenadora de vigilância ambiental da Secretaria de Saúde do Paraná, citou a falta de uma cultura de eliminação de criadouros do mosquito no país. "Esse hábito ainda é pequeno no Brasil. É preciso sensibilizar ainda mais a população de que o risco é real, de que você ou um parente pode morrer de dengue", explica.</text:p>
            <text:p/>
            <text:p>Para o sanitarista Adriano Massuda, professor da Fundação Getúlio Vargas, medidas preventivas contra o Aedes aegypti têm falhado não apenas por descuido da população, mas também do poder público.</text:p>
            <text:p/>
            <text:p>"Nos últimos anos, temos visto cada vez a diminuição do financiamento de programas de prevenção à dengue e da Saúde da Família. Muitas vezes se investiu em projetos equivocados, que não deram em nada, como a vacinação que ocorreu no Paraná. Agora é correr atrás do prejuízo", diz.</text:p>
            <text:p/>
            <text:p>De fato, em 2016, o governo do Paraná gastou R$ 95 milhões para vacinar parte da população contra a dengue. Porém, a vacina não era recomendada pela Agência Nacional de Vigilância Sanitária (Anvisa) nem pela Organização Mundial de Saúde (OMS).</text:p>
            <text:p/>
            <text:p>Para o atual secretário de Saúde do Estado, Beto Preto, o "projeto falhou". "Inegavelmente, essa vacinação não deu certo", diz ele, que não era o titular da pasta na ocasião.</text:p>
            <text:p/>
            <text:p>Já André Périssé, da Fiocruz, acredita que a solução do problema da dengue passa por outras áreas para além da saúde pública.</text:p>
            <text:p/>
            <text:p>"A dengue extrapola a área da saúde, depende de uma integração de vários setores. A solução envolve política habitacional e de desenvolvimento urbano. Costumo citar o caso da fronteira do México com os Estados Unidos. Do lado mexicano, menos desenvolvido, há muito mais casos que o lado americano, onde quase não há dengue", explica.</text:p>
            <text:p/>
            <text:p>Em nota, o Ministério da Saúde afirma que "regularizou a distribuição dos insumos necessários para o controle do Aedes, com distribuição de inseticidas".</text:p>
            <text:p/>
            <text:p>Além disso, diz, a pasta "regularizou a entrega dos kits de diagnósticos para doença, estando todos os Estados abastecidos com o insumo."</text:p>
            <text:p/>
            <text:p>"O Ministério da Saúde também oferece, continuamente aos Estados e Municípios, apoio técnico e insumos para o combate ao vetor. Para estas ações, o Governo Federal tem garantido orçamento crescente aos estados e municípios", diz.</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Nova orientação do Ministério da Saúde está alinhada com a OMS e o CTAI, após comprovação da eficácia da vacina contra tuberculose em crianças que não ficam com cicatriz</text:p>
            <text:p/>
            <text:p>Crianças que não apresentarem cicatriz vacinal após receberem dose da vacina contra tuberculose (BCG) não precisam ser revacinadas. A nova recomendação do Ministério da Saúde está alinhada com a Organização Mundial da Saúde (OMS) e Comitê Técnico Assessor de Imunizações (CTAI) após estudos comprovarem a eficácia do imunobiológico também em crianças que não ficam com cicatriz depois da vacina. A orientação foi encaminhada aos estados e municípios na última sexta-feira (1º/2).</text:p>
            <text:p/>
            <text:p>“Seguimos a recomendação da OMS com relação a BCG porque a ausência da cicatriz vacinal não significa que a criança não está protegida contra a doença. Essa medida vai facilitar ainda mais o calendário de vacinação das crianças que conta, atualmente, com 14 vacinas, diminuindo uma dose que não traria benefícios adicionais para a criança ”, explicou a coordenadora do Programa Nacional de Imunizações do Ministério da Saúde, Carla Domingues.</text:p>
            <text:p/>
            <text:p>A medida foi discutida com especialistas em 2018, durante reunião do Comitê Técnico Assessor de Imunizações (CTAI) com base no último Position Paper da OMS, publicado no ano passado. Instituído em 1991, o CTAI é integrado por representações de várias instituições ou organizações reconhecidas nacional e internacionalmente, como a Sociedade Brasileira de Imunizações (SBIm); Sociedade Brasileira de Infectologia (SBI); Sociedade Brasileira de Pediatria (SBP); Sociedade Brasileira de Imunologia (SBI); Federação Brasileira de Ginecologia e Obstetrícia (Febrasgo); Organização Pan-Americana da Saúde (Opas); Associação Brasileira de Saúde Coletiva (Abrasco); entre outros.</text:p>
            <text:p/>
            <text:p>A principal maneira de prevenir a tuberculose em crianças é com a vacina BCG, ofertada gratuitamente no SUS. Ela deve ser dada às crianças ao nascer nas maternidades, ou na primeira visita da criança no serviço de saúde, o mais precocemente possível. A vacina também está disponível na rotina dos serviços para crianças menores de cinco anos de idade. A vacina, que necessita de apenas uma dose, protege as crianças das formas mais graves da doença, como a tuberculose miliar e a meníngea.</text:p>
            <text:p/>
            <text:p>Cobertura vacinal contra a Tuberculose</text:p>
            <text:p/>
            <text:p>A vacinação é a forma mais eficaz de prevenir doenças, por isso o Ministério da Saúde tem alertado periodicamente a população sobre a importância de manter a vacinação em dia.</text:p>
            <text:p/>
            <text:p>A vacina BCG é uma das vacinas com maior adesão. Em 2017 registrou 96,2% de cobertura vacinal em todo o país, acima do preconizado pelo Ministério da Saúde que é de, pelo menos, 90%. Em anos anteriores a taxa da cobertura vacinal ultrapassada os 100%, sendo: 2011 (107,94%); 2012 (105,7%); 2013 (107,42%); 2014 (107,28%); 2015 (105,08%); 2016 (95,55%). Os gestores têm até o mês de abril para atualizar no Sistema de Informação do Programa Nacional de Imunização (SIPNI) a situação vacinal local, mas dados preliminares já indicam uma cobertura em 2018 de 87,5%.</text:p>
            <text:p/>
            <text:p>“Não podemos descansar com relação à vacinação. Só com altas coberturas vacinais é que conseguimos manter bem longe das nossas crianças doenças como a tuberculose, que pode até matar”, enfatiza Carla Domingues.</text:p>
            <text:p/>
            <text:p>O Ministério da Saúde oferta gratuitamente nas mais de 36 mil salas de vacinação do SUS todas as vacinas recomendadas pela OMS no Calendário Nacional de Vacinação. Atualmente, são cerca de 300 milhões de doses de imunobiológicos, por ano, para combater mais de 20 doenças, em todas as faixas etárias. Há ainda vacinas especiais para grupos em condições clínicas específicas, como portadores de HIV, disponíveis nos Centros de Referência para Imunobiológicos Especiais (CRI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Tumor é o segundo mais comum em homens e mulheres no Brasil; tabagismo é a principal causa, mas exposição à poluição também é um risco</text:p>
            <text:p/>
            <text:p>O câncer de pulmão é o segundo mais comum em homens e mulheres no Brasil e o primeiro no mundo desde 1985, segundo o Instituto Nacional de Câncer (Inca), que estima 31.270 novos casos em 2018. Dados do Sistema de Informações sobre Mortalidade (2017) indicam 27.931 mortes pela doença, que tem relação muito forte com tabagismo, além de exposições ambientais e ocupacionais a substâncias cancerígenas.</text:p>
            <text:p/>
            <text:p>A apresentadora Ana Maria Braga, de 70 anos, revelou nesta segunda-feira, 27, que foi diagnosticada novamente com câncer de pulmão. Ela afirmou que já teve dois pequenos tumores no mesmo órgão e que, desta vez, trata-se de um caso mais agressivo, sem possibilidade de fazer cirurgia ou radioterapia.</text:p>
            <text:p/>
            <text:p>O pneumologista Gustavo Prado, coordenador da Comissão Científica de Câncer de Pulmão da Sociedade Brasileira de Pneumologia e Tisiologia (SBPT), explica que o tabagismo é responsável por cerca de 75% a 85% de todos os casos de câncer de pulmão. Os processos de queima da cana-de-açúcar, extração de minérios e instalação de telhas de amianto, por exemplo, também oferecem riscos de inalação de partículas cancerígenas.</text:p>
            <text:p>Fatores de risco para câncer de pulmão</text:p>
            <text:p/>
            <text:p>Além do tabagismo, a doença pode ocorrer devido a infecções pulmonares de repetição, deficiência ou excesso de vitamina A, enfisema pulmonar e bronquite crônica. O Inca informa que a mortalidade por câncer de pulmão entre fumantes é cerca de 15 vezes maior do que entre pessoas que nunca fumaram. Entre ex-fumantes, a probabilidade é cerca de quatro vezes maior.</text:p>
            <text:p/>
            <text:p>Fatores genéticos e histórico familiar influenciam no risco de desenvolvimento do tumor e a idade também é levada em consideração: a maior parte dos casos ocorre em pessoas entre 50 e 70 anos. Quem se expõe a substâncias químicas ou físicas — como asbesto, sílica, urânio e água potável contendo arsênico — também tem risco aumentado.</text:p>
            <text:p>Sintomas do câncer de pulmão</text:p>
            <text:p/>
            <text:p>Os principais sintomas da doença envolvem o próprio aparelho respiratório e pode haver tosse, falta de ar e dor no peito. De acordo com o Inca, os sinais não ocorrem até que o tumor esteja avançado, mas, em estágio inicial, as pessoas podem apresentar escarro com sangue, rouquidão, pneumonia recorrente ou bronquite.</text:p>
            <text:p/>
            <text:p>Outros indícios são perda de peso, de apetite e fraqueza. Em cerca de 15% dos casos, o tumor é diagnosticado por acaso, quando a pessoa realiza exames por outros motivos. Nos fumantes, o ritmo habitual da tosse é alterado e aparecem crises em horários incomuns.</text:p>
            <text:p>Diagnóstico do câncer de pulmão</text:p>
            <text:p/>
            <text:p>A partir dos sintomas indicativos da doença, o diagnóstico pode ser feito por meio de exames clínicos, laboratoriais ou radiológicos. O Inca afirma que não há evidência científica de que o rastreamento do tumor (exames periódicos sem sintomas) na população geral traga mais benefícios do que riscos e, portanto, até o momento, não é recomendado.</text:p>
            <text:p/>
            <text:p>A ideia de rastreio é controversa porque, de um lado, identificar tumores na fase inicial permitiria que eles fossem tratados antes que se propaguem. De outro, há a questão do falso positivo, que é quando o exame dá positivo para câncer, mas na verdade a pessoa não está doente. Mesmo quando o exame está correto, o tumor diagnosticado poderia não afetar a vida do paciente.</text:p>
            <text:p>Tratamento do câncer de pulmão</text:p>
            <text:p/>
            <text:p>Uma equipe multidisciplinar, composta por oncologista, pneumologista, radioterapeuta, enfermeiro e nutricionista, por exemplo, vai garantir que o tratamento ocorra da melhor forma possível. Existem diversas modalidades para tratar o câncer, que inclui cirurgia, quimioterapia, radioterapia e terapia-alvo.</text:p>
            <text:p/>
            <text:p>Ana Maria Braga explicou que o primeiro tumor que teve no pulmão foi tratado com cirurgia e o segundo, com radiocirurgia. Esse último método não invasivo é eficaz em casos recomendados e tem 89% de pacientes curados. Desta vez, a apresentadora está fazendo sessões que combinam quimioterapia (mais moderna que não fará cair o cabelo) e imunoterapia, que atua no sistema imunológico a fim de fortalecê-lo para combater a doença.</text:p>
            <text:p>Prevenção do câncer de pulmão</text:p>
            <text:p/>
            <text:p>Gustavo Prado, da SBPT, afirma que é importante adotar uma alimentação saudável, manter o peso adequado e praticar atividades física regularmente. A recomendação é válida para essa e outros tipos de doenças. A alimentação deve incluir produtos de origem vegetal, não os processados e ultraprocessados produzidos a partir de proteínas animais.</text:p>
            <text:p/>
            <text:p>O médico destaca que o diagnóstico não deve desencorajar uma modificação de hábitos de vida pela crença de que não haveria benefícios após a percepção de um "dano instalado". "Parar de fumar, cuidar da alimentação e do sono, praticar atividades físicas são algumas das medidas que não apenas reduzem os riscos de complicações dos tratamentos como também previnem o desenvolvimento ou progressão de outras doenças", afirm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Tempero, também chamado de açafrão-da-terra, teria o potencial de defender o DNA das células frente à doença</text:p>
            <text:p/>
            <text:p>A curcumina, substância que dá a cor alaranjada ao açafrão-da-terra (ou cúrcuma), virou destaque numa revisão científica focada em ingredientes com capacidade de reduzir o risco de cânceres gástricos. “Ela age nas histonas, proteínas que formam um núcleo em torno do qual o DNA se enrola”, diz a biomédica Danielle Calcagno, da Universidade Federal do Pará, que assina o artigo junto com colegas da Universidade Federal de São Paulo.</text:p>
            <text:p/>
            <text:p>Na prática, significa que a substância pode ativar ou silenciar genes, alguns relacionados ao aparecimento do tumor. Segundo Danielle, como os dados vêm de experimentos feitos em laboratório, não é possível estabelecer no momento qual a quantidade do tempero propiciaria os benefícios.</text:p>
            <text:p>Outras substâncias que exibiram ação anticâncer</text:p>
            <text:p/>
            <text:p>Resveratrol: o componente é encontrado em uvas, amoras, morangos e no vinho tinto.</text:p>
            <text:p/>
            <text:p>Colecalciferol: é a forma da vitamina D obtida de peixes gordurosos, como atum e salmão.</text:p>
            <text:p/>
            <text:p>Quercetina: é um flavonoide presente em abundância em maçãs, brócolis, cebolas etc.</text:p>
            <text:p/>
            <text:p>Garcinol: esse é isolado de cascas de uma fruta conhecida como kokum, originária da Índi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Há seis anos, a advogada Ana Paula Crispim Cavalheiro, de 44 anos, e o marido, o comerciante Fernando Coelho Cavalheiro, de 49 anos, notaram algumas mudanças no comportamento da filha mais nova, Caroline, hoje com 11 anos.</text:p>
            <text:p/>
            <text:p>"Ela estava sempre cansada, perdendo peso, não conseguia segurar o xixi e bebia bastante água", recorda a mãe. Por sugestão de uma amiga, representante de um laboratório que comercializa aparelhos medidores de glicose (glicosímetros), utilizou um para verificar o nível de açúcar no sangue da filha.</text:p>
            <text:p/>
            <text:p>"Deu 372 mg/dl, quando o normal é menos de 100 mg/dl. Na mesma hora corremos para o hospital, e lá veio a comprovação: ela estava com diabetes tipo 1", relata Ana Paula, acrescentando que Caroline teve de ficar nove dias internada, cinco deles na UTI.</text:p>
            <text:p/>
            <text:p>A história de Pedro Henrique, de 9 anos, é bem parecida. Em 2016, seus pais também perceberam que ele estava fazendo muito xixi e tomando mais água do que o habitual.</text:p>
            <text:p/>
            <text:p>"Como era verão, não fiquei tão preocupada assim, achei que era por causa do calor. Fora que uma semana antes tínhamos ido ao pediatra e estava tudo bem", conta a mãe, a representante de vendas Erika Crapino Lopes, de 47 anos.</text:p>
            <text:p/>
            <text:p>O menino, então, começou a perder peso. "Foi aí que vimos que tinha, sim, alguma coisa errada. No hospital, quando mediram a glicemia, ela estava 415 mg/dl. Ele fez outros exames e o médico nos informou que o diagnóstico era diabetes tipo 1 e que precisaria de internação. Foram sete dias na UTI e mais três no quarto", complementa.</text:p>
            <text:p/>
            <text:p>Crianças e adolescentes diabéticos</text:p>
            <text:p/>
            <text:p>Caroline e Pedro Henrique fazem parte de uma turma que só cresce no mundo, o de crianças e adolescentes diabéticos.</text:p>
            <text:p/>
            <text:p>O 9º IDF Diabetes Atlas, divulgado recentemente pela Federação Internacional da Diabetes (a IDF, organização que congrega associações especializadas na doença em 168 países), aponta que 1,1 milhão de meninos e meninas com menos de 20 anos têm o tipo 1 da doença no mundo, e a estimativa é de que o aumento anual global de casos seja em torno de 3%.</text:p>
            <text:p/>
            <text:p>Na América Latina, 127,2 mil convivem com a diabetes, e o país com mais registros é o Brasil: 95,5 mil casos. No ranking global, o país só perde em número de casos para os Estados Unidos e a Índia - os números, no entanto, não demonstram maior incidência da doença entre os brasileiros; de acordo com a IDF, a posição do país entre os primeiros do ranking se deve ao tamanho de sua população.</text:p>
            <text:p/>
            <text:p>Segundo o relatório da IDF, cerca de 98,2 mil crianças e adolescentes com menos de 15 anos são diagnosticados com diabetes tipo 1 a cada ano - o número sobe para 128,9 mil quando a faixa etária se estende até os 20 anos.</text:p>
            <text:p/>
            <text:p>"Nos últimos 10 anos, a prevalência de diabetes tipo 1 aumentou 14 vezes em crianças e adolescentes. Nesse grupo, é a doença crônica endocrinológica mais frequente e a segunda ou a terceira doença crônica pediátrica, dependendo da população, mais frequente", afirma Raphael Del Roio Liberatore Júnior, endocrinologista pediátrico e professor da Faculdade de Medicina de Ribeirão Preto da USP.</text:p>
            <text:p/>
            <text:p>Segundo o IDF, há evidências de que o diabetes tipo 2, que é mais frequente em adultos, também esteja aumentando entre crianças e adolescentes. Não há, entretanto, dados estatísticos confiáveis que confirmem isso.</text:p>
            <text:p/>
            <text:p>Razões do crescimento</text:p>
            <text:p/>
            <text:p>Mas por que a diabetes infantil está crescendo tanto, e no mundo todo?</text:p>
            <text:p/>
            <text:p>Em seu relatório anual, o IDF diz que esse fenômeno "é motivado por uma complexa interação entre fatores socioeconômicos, demográficos, ambientais e genéticos".</text:p>
            <text:p/>
            <text:p>Liberatore Júnior diz que as causas exatas ainda não são totalmente conhecidas, mas existem teorias. "A principal é o aumento do peso da população", comenta o médico.</text:p>
            <text:p/>
            <text:p>Para se ter uma ideia, no Brasil, a Pesquisa de Vigilância de Fatores de Risco e Proteção para Doenças Crônicas por Inquérito Telefônico (Vigitel), de 2018, do Ministério da Saúde, revela que a obesidade cresceu 67,8% nos últimos treze anos, saltando de 11,8% da população em 2006 para 19,8% em 2018.</text:p>
            <text:p/>
            <text:p>Em se tratando de crianças com idade entre 5 e 9 anos, os dados apontam que 3 a cada 10 delas estão acima do peso.</text:p>
            <text:p/>
            <text:p>"A obesidade é o fator de risco mais importante para o diabetes tipo 2 porque gera uma situação de resistência à ação da insulina, ou seja, o corpo não consegue usá-la para controlar adequadamente os níveis de açúcar no sangue", explica o endocrinologista.</text:p>
            <text:p/>
            <text:p>No caso do tipo 1 da doença, esclarece Karla Melo, doutora em endocrinologia e membro da diretoria da Sociedade Brasileira de Diabetes (SBD), a ação do excesso de peso se dá de forma indireta.</text:p>
            <text:p/>
            <text:p>"Em uma criança que já tenha predisposição genética para a enfermidade, o excesso de peso pode deflagar a reação imune à insulina ou de forma mais precoce ou mais intensa", explica a médica.</text:p>
            <text:p/>
            <text:p>Ainda sobre o diabetes tipo 1, mais uma explicação para a sua maior prevalência, de acordo com Liberatore Júnior, é a teoria (ou hipótese) da higiene.</text:p>
            <text:p/>
            <text:p>Apresentada pelo médico inglês David Strachan, em 1989, ela sugere que meninos e meninas que não têm seus sistemas imunológicos estimulados desde cedo, por não entrarem em contato com micro-organismos presentes na natureza e viverem em ambientes extremamente limpos e estéreis, são mais propensos a desenvolver algumas patologias.</text:p>
            <text:p/>
            <text:p>"Isso faz com que se contraiam menos doenças infecciosas e se produzam menos anticorpos contra o meio externo. Aí, como o sistema imune não tem inimigos fora, ele começa a destruir a parte de dentro, atacando o próprio organismo", complementa o endocrinologista pediátrico.</text:p>
            <text:p>Diabetes tipo 1 e tipo 2</text:p>
            <text:p/>
            <text:p>O diabetes é uma doença crônica causada pela produção insuficiente ou pela má absorção de insulina, hormônio que regula a glicose no sangue e garante energia para o organismo, tendo como consequência a elevação do nível de açúcar no corpo - o normal, para uma pessoa saudável e em jejum, é abaixo de 100 mg/dl.</text:p>
            <text:p/>
            <text:p>Quando esse quadro prossegue por longos períodos, pode causar danos graves em diversos órgãos, vasos sanguíneos e nervos.</text:p>
            <text:p/>
            <text:p>Na lista de complicações estão doenças cardiovasculares, insuficiência renal crônica, potenciais amputações dos membros inferiores, problemas na visão, acometimento dos nervos (neuropatia periférica) e cetoacidose diabética - quando processo do corpo para compensar a ausência de insulina acaba por deixar o sangue ácido. O risco de morte também é grande.</text:p>
            <text:p/>
            <text:p>Os tipos de diabetes que acometem crianças e adolescentes são o 1 e o 2. O 1, de acordo com a SBD, se dá quando o próprio sistema imunológico ataca as células do pâncreas que produzem insulina, fazendo com que pouca ou nenhuma quantidade do hormônio seja liberada para o corpo.</text:p>
            <text:p/>
            <text:p>Seus principais sintomas são sede constante, vontade de urinar diversas vezes ao dia, alterações no apetite, perda de peso (mesmo comendo mais), fraqueza e fadiga.</text:p>
            <text:p/>
            <text:p>O tratamento é feito com insulina, medicamentos, planejamento alimentar e atividades físicas.</text:p>
            <text:p/>
            <text:p>O tipo 2, por sua vez, ocorre quando o corpo não consegue aproveitar adequadamente a insulina produzida ou não a produz em quantidade suficiente para controlar a taxa de glicemia.</text:p>
            <text:p/>
            <text:p>Os sintomas, apesar de menos perceptíveis, são basicamente os mesmos do anterior, acrescido de formigamento nos pés e nas mãos, infecções frequentes na bexiga, nos rins e na pele, feridas que demoram para cicatrizar e visão embaçada.</text:p>
            <text:p/>
            <text:p>Normalmente, o controle se dá com atividade física e planejamento alimentar. Casos mais graves exigem o uso de insulina e/ou outros medicamentos.</text:p>
            <text:p/>
            <text:p>Embora não exista cura, Denise Reis Franco, diretora da ONG ADJ Diabetes Brasil, destaca que vários progressos ocorreram nos últimos anos.</text:p>
            <text:p/>
            <text:p>"Foram desenvolvidas, por exemplo, insulinas mais modernas e eficazes e novos aparelhos domiciliares para medição de glicose e aplicação de insulina. Aos poucos, o diabético está tendo mais opções, que facilitam o tratamento, e isso é importantíssimo porque o maior desafio ainda é o controle do índice glicêmico, sobretudo entre os adolescentes", diz.</text:p>
            <text:p/>
            <text:p>Apesar disso, a especialista explica que o mais importante é prevenir o diabetes, com a adoção de hábitos saudáveis.</text:p>
            <text:p/>
            <text:p>"Isso inclui controle do peso, dieta equilibrada, rica em verduras, legumes e frutas e com redução de sal, açúcar e gorduras, e a prática regular de atividade física, de acordo com cada faixa etária", finaliza.</text:p>
            <text:p/>
            <text:p>Caroline e Pedro Henrique: vigilância diária</text:p>
            <text:p/>
            <text:p>Lidando com o diabetes tipo 1 há alguns anos, Caroline e Pedro Henrique fazem tratamento com insulina e precisam checar a glicemia todos os dias.</text:p>
            <text:p/>
            <text:p>Para a medição, ambos usam um sistema de monitoramento contínuo de glicose (um pequeno sensor descartável inserido na pele). Já para a aplicação, ela utiliza a bomba de infusão e ele, a caneta de insulina.</text:p>
            <text:p/>
            <text:p>Parte fundamental da terapia é uma dieta saudável. Nas refeições, Caroline também precisa fazer a contagem de carboidratos, para saber a quantidade exata de insulina que deve ser utilizada.</text:p>
            <text:p/>
            <text:p>No caso de Pedro Henrique, por ainda estar na chamada fase de "lua de mel da diabetes" - quando é possível controlar os níveis de açúcar no sangue apenas com o tratamento com insulina -, isso, por enquanto, não é necessário.</text:p>
            <text:p/>
            <text:p>Apesar de todo o controle, as mães revelam que de vez em quando permitem que os filhos comam algumas guloseimas, especialmente em festas de aniversário.</text:p>
            <text:p/>
            <text:p>"Em certas ocasiões, a Caroline come um pedaço de bolo, um brigadeiro, uma fatia de pizza... mas depois precisamos fazer a correção com a insulina. Por isso, temos de saber exatamente tudo o que ela consome todos os dias e o dia todo", conta Ana Paula.</text:p>
            <text:p/>
            <text:p>Erika diz que evita proibições: "O meu medo é eu não deixar e o Pedro comer escondido. Prefiro ensiná-lo a se alimentar corretamente e saber o que ele coloca na boca".</text:p>
            <text:p/>
            <text:p>Depois do baque inicial com a notícia da doença, as duas famílias tiveram de se adaptar ao tratamento e à nova rotina, mas, atualmente, afirmam que conseguem conviver relativamente bem o problema.</text:p>
            <text:p/>
            <text:p>"É uma luta diária, mas fazemos de tudo para que a nossa filha tenha a vida mais normal possível. E para que ela não se sinta sozinha, participamos de vários grupos e eventos sobre diabetes e incentivamos que ela tenha contato com outras crianças diabéticas", conta Ana Paula.</text:p>
            <text:p/>
            <text:p>"O Pedro, num primeiro momento, não lidou bem com o diagnóstico, aí o levei para a terapia", relata Erika. "Hoje, ele é bem consciente e entende o que acontece no seu corpo. Claro que não dá para esquecer que ele tem uma doença, mas precisamos seguir a vida. A minha esperança é que no futuro descubram a cura ou, ao menos, uma terapia que maltrate menos as crianç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acientes com HPN passam a contar no SUS com transplante de células-tronco, vacina que reduz complicações no tratamento e exame para diagnóstico oportuno</text:p>
            <text:p/>
            <text:p>Hemoglobinúria Paroxística Noturna (HPN) é o nome dado a uma doença rara que afeta o sistema sanguíneo e que acomete cerca de uma pessoa a cada um milhão, geralmente entre 30 e 50 anos de idade. Para cuidar bem dos brasileiros com esta doença, o Ministério da Saúde produziu um documento que orienta profissionais de saúde sobre o diagnóstico e tratamento ofertado no Sistema Único de Saúde (SUS). Este documento prevê a realização do exame de citometria de fluxo para o diagnóstico da doença, a realização de transplante de células-tronco hematopoiéticas (que pode levar à cura) e a administração de vacina para prevenção de doenças meningocócicas que podem surgir após o início do uso do medicamento eculizumabe (soliris) – indicado para interromper a evolução da HPN.</text:p>
            <text:p/>
            <text:p>O documento traz informações a profissionais de saúde, gestores do SUS e pacientes sobre a doença, critérios para o diagnóstico e como deve ser realizado o tratamento e acompanhamento de pessoas com HPN, incluindo as opções terapêuticas hoje existentes no SUS para reduzir complicações, como corticoides, transfusão sanguínea, medicamentos imunossupressores (para evitar rejeição de órgãos após transplante) e anticoagulantes (que impedem a formação de coágulos no sangue). Além disso, apresenta a indicação e formas de uso do medicamento eculizumabe, incorporado no SUS em dezembro de 2018 para os pacientes com Hemoglobinúria Paroxística Noturna, o que iniciou a construção do Protocolo Clínico e Diretrizes Terapêuticas (PCDT) da doença.</text:p>
            <text:p/>
            <text:p>Elaborado pela Comissão Nacional de Incorporação de Tecnologia no Sistema Único de Saúde (Conitec), o documento passou por consulta pública para que pesquisadores, associações, pacientes e interessados no tema pudessem contribuir para a sua formulação.</text:p>
            <text:p/>
            <text:p>INCORPORAÇÃO DE NOVAS TECNOLOGIAS NO SUS</text:p>
            <text:p/>
            <text:p>O exame de Citometria de Fluxo ajudará no diagnóstico preciso da doença. Trata-se de um método utilizado para contagem, classificação e análise das células. A literatura internacional aponta que este exame é considerado padrão em outros países do mundo para o diagnóstico laboratorial da HPN e para o monitoramento da evolução da doença.</text:p>
            <text:p/>
            <text:p>Já o transplante de células-tronco hematopoiéticas é uma técnica utilizada no tratamento de várias doenças do sangue. O procedimento consiste em fornecer ao paciente as células-tronco que podem ser retiradas do próprio paciente, de um doador compatível ou até mesmo de células do cordão umbilical. Assim, as células-tronco doadas, que são saudáveis, vão se abrigar na medula óssea, estimulando a produção de novas células sanguíneas normais. Estudos apontam que o transplante tem alto potencial de cura para os pacientes com HPN.</text:p>
            <text:p/>
            <text:p>Já a incorporação da vacina Meningocógica ACWY para pacientes tratados com eculizumabe, usado no tratamento da HPN, se deve ao fato do uso do medicamento estar associado a um risco aumentado de infecções meningocócicas, causadas pela bactéria meningococos, que pode levar a meningite. A vacina contempla os sorotipos mais prevalentes no paí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dores retiram do ar pesquisa com 96 mil pacientes que mostrava riscos cardíacos da droga contra o novo coronavírus; cientistas dizem não poder garantir a veracidade da base de dados utilizada</text:p>
            <text:p/>
            <text:p>O controverso estudo publicado em 22 de maio na revista 'The Lancet' com mais de 96 mil pacientes internados que havia concluído que o uso da cloroquina ou da hidroxicloroquina em pacientes com o novo coronavírus, mesmo quando associados a outros antibióticos, aumenta o risco de morte e de arritmia cardíaca nos infectados pela covid-19, foi retirado de circulação nesta quinta-feira, 4, por três de seus quatro autores.</text:p>
            <text:p/>
            <text:p>O estudo havia motivado a suspensão, por parte da Organização Mundial de Saúde, de uma pesquisa mundial com a drogas, mas uma série de suspeitas foi levantada sobre a base de dados, o que fez a OMS retomar nesta quarta os testes clínicos com a substância. Ainda na terça, a 'Lancet' havia divulgado um "manifesto de preocupação" a respeito do estudo. E agora os cientistas se manifestaram publicamente afirmando que não tiveram condições de confirmar a veracidade dos dados apresentados.</text:p>
            <text:p/>
            <text:p>A pesquisa publicada na 'Lancet' tinha sido apresentada como a maior já realizada sobre os efeitos que essas substâncias têm no tratamento do coronavírus, de modo observacional. Ela foi feita a partir de uma base de dados da Surgisphere Corporation, uma pequena empresa americana que apresentou informações de diversos hospitais de vários países. O fundador da empresa, Sapan Desai, apareceu como co-autor do trabalho.</text:p>
            <text:p/>
            <text:p>Os outros três autores, Mandeep Mehra, Frank Ruschitza e Amit Patel, afirmam en nota divulgada nesta quinta pela 'Lancet', que lançaram uma revisão independente, por uma terceira parte dos dados da Surgisphere, com o consentimento de Desai, "para avaliar a origem dos elementos da base de dados, para confirmar que estavam completos e também para replicar as análises apresentadas no estudo."</text:p>
            <text:p/>
            <text:p>Na nota, os pesquisadores dizem que os revisores informaram que a Surgisphere não transferiria toda a base de dados e os contratos dos clientes porque isso "violaria os acordos de confidencialidade". Sendo assim, dizem que não foi possível "conduzir uma revisão independente e privada" e que os revisores iam se retirar do processo.</text:p>
            <text:p/>
            <text:p>"Sempre desejamos realizar nossa pesquisa de acordo com as mais altas diretrizes éticas e profissionais. Nunca podemos nos esquecer da responsabilidade que temos, como pesquisadores, de garantir escrupulosamente que nós nos calçamos em bases de dados que aderem aos nossos altos padrões. Com base nesse desenvolvimento, não podemos mais garantir a veracidade das fontes de dados primárias. Devido a esse desenvolvimento infeliz, os autores solicitam a retirada do artigo", escreveu o trio.</text:p>
            <text:p/>
            <text:p>"Todos nós entramos nessa colaboração para contribuir de boa fé e em um momento de grande necessidade durante a pandemia de covid-19. Lamentamos profundamente a vocês, editores e leitores da revista por qualquer constrangimento ou inconveniência que isso possa ter causado." </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 novo estudo investigando a origem da doença de Parkinson jogou células do cérebro de pacientes em um verdadeiro "túnel do tempo".</text:p>
            <text:p/>
            <text:p>O objetivo foi identificar, especificamente em pacientes com manifestação precoce do Parkinson — diagnosticados entre os 21 a 50 anos de idade —, o que pode ter dado "errado" nestas células em sua formação. Pessoas diagnosticadas com Parkinson nesta faixa etária correspondem de 5 a 10% do total de pacientes com a doença.</text:p>
            <text:p/>
            <text:p>Em geral, o Parkinson ocorre quando neurônios que produzem a dopamina, substância que participa da coordenação de movimentos musculares, morrem ou têm funcionamento deteriorado. Com isso, sintomas começam a aparecer — geralmente a partir dos 60 anos — e a piorar, como rigidez nos músculos, lentidão nos movimentos corporais, tremores e perda de equilíbrio. Não existe hoje tratamento que cure a doença, mas sim terapias que contribuem para amenizar sintomas e desacelerar o progresso do quadro.</text:p>
            <text:p/>
            <text:p>Mas ainda não está satisfatoriamente respondido o que leva a essas falhas — estima-se que cerca de 10% dos casos são causados por mutações em genes específicos, e sabe-se também, de forma incipiente, que pode haver uma combinação de fatores ambientais e genéticos.</text:p>
            <text:p/>
            <text:p>Por isso, uma equipe do Centro Médico Cedars-Sinai, em Los Angeles, EUA, resolveu justamente investigar os casos de jovens pacientes com Parkinson sem histórico familiar da doença e também sem mutações associadas ao Parkinson.</text:p>
            <text:p/>
            <text:p>Para tal, os cientistas geraram as chamadas células-tronco pluripotente induzidas (iPSCs, na sigla em inglês). Estas são geradas levando células adultas ao seu estado primitivo embrionário. Assim, as células-tronco pluripotente induzidas podem produzir qualquer tipo de célula do corpo humano, e geneticamente idêntica às células do paciente em si.</text:p>
            <text:p/>
            <text:p>No caso deste estudo, publicado no periódico Nature Medicine, os autores coletaram células do sangue dos pacientes, geraram iPSCs e então neurônios produtores de dopamina (neurônios dopaminérgicos). Estes então foram observados em laboratório. A primeira etapa do estudo envolveu três pacientes com Parkinson precoce e três pessoas em um grupo controle; depois, houve uma nova rodada de checagem com mais pacientes.</text:p>
            <text:p/>
            <text:p>"Nossa técnica nos forneceu uma janela no tempo para ver como os neurônios dopaminérgicos podem ter funcionado desde o início da vida de um paciente", explicou Clive Svendsen, líder do estudo, pesquisador e professor do Cedars-Sinai, em um comunicado à imprensa.</text:p>
            <text:p/>
            <text:p>No laboratório, a equipe detectou duas anormalidades importantes nestes neurônios: o acúmulo de uma proteína chamada alfa-sinucleína, presente na maioria das manifestações de Parkinson; e lisossomos defeituosos, estruturas celulares que funcionam como "latas de lixo" para decomposição e descarte de proteínas e material celular. Justamente esse mau funcionamento pode levar ao acúmulo da alfa-sinucleína.</text:p>
            <text:p/>
            <text:p>"Parece que os neurônios dopaminérgicos podem continuar a manipular a alfa-sinucleína por um período de 20 ou 30 anos, causando então o surgimento dos sintomas de Parkinson".</text:p>
            <text:p/>
            <text:p>Os pesquisadores dizem esperar que, com estas descobertas, um dia possa ser possível detectar — e tratar — o Parkinson preventivamente, inclusive em jovens. No presente estudo, eles também testaram o efeito de alguns medicamentos nos neurônios, observando que alguns foram capazes de reduzir os níveis de alfa-sinucleína na célula.</text:p>
            <text:p/>
            <text:p>Agora, os autores do artigo na Nature Medicine querem verificar com a mesma técnica se também há anormalidades detectadas nas células de pacientes com outros perfis, como aqueles com mais de 50 anos de idad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tualmente, Roraima e Amazonas apresentam surto de sarampo. O Ministério da Saúde presta assistência aos dois Estados</text:p>
            <text:p/>
            <text:p>O Ministério da Saúde atualizou, nesta quarta-feira (09), as informações repassadas pelas secretarias estaduais de saúde sobre a situação do sarampo no país. Desde o início de 2018, até 8 de janeiro deste ano, foram confirmados 10.274 casos no Brasil. Atualmente, o país enfrenta dois surtos de sarampo: no Amazonas com 9.778 casos confirmados e, em Roraima, com 355 casos. Três estados apresentaram óbitos pela doença: quatro em Roraima, seis no Amazonas e dois no Pará.</text:p>
            <text:p/>
            <text:p>Os surtos ocorridos no ano passado estão relacionados à importação, já que o genótipo do vírus (D8), que está circulando no Brasil, é o mesmo que circula na Venezuela, país com surto da doença desde 2017.  Alguns casos isolados, e também relacionados à importação, foram identificados nos estados de São Paulo (3), Rio de Janeiro (19); Rio Grande do Sul (45); Rondônia (2), Bahia (2), Pernambuco (4), Pará (61), Distrito Federal (1) e Sergipe (4). O Ministério da Saúde permanece acompanhando a situação e prestando o apoio necessário aos estados. Cabe esclarecer que as medidas de bloqueio de vacinação, mesmo em casos suspeitos, estão sendo realizadas em todos os estados.</text:p>
            <text:p/>
            <text:p>Os casos confirmados no Amazonas são resultado de uma força-tarefa realizada no final de 2018 em Manaus/AM. Mais de sete mil casos que estavam em investigação foram concluídos. Nas últimas semanas, houve diminuição na notificação de casos novos em Amazonas e em Roraima. No Amazonas, a concentração de casos desta semana se deu nos meses de julho e agosto. No estado de Roraima, o pico da doença ocorreu entre fevereiro e março de 2018. Em ambos os estados, no momento, a curva de novos casos é decrescente.</text:p>
            <text:p/>
            <text:p>No Amazonas, para acelerar o encerramento dos casos notificados desde o início do surto, em fevereiro de 2018, uma equipe composta por técnicos do Ministério da Saúde e profissionais da Fundação de Vigilância em Saúde do Amazonas (FVS-AM), avaliaram os resultados laboratoriais e a situação epidemiológica da doença. A ação faz parte do Plano de Enfrentamento do Sarampo.</text:p>
            <text:p/>
            <text:p>O Ministério da Saúde vem prestando toda a assistência ao estado e também ao município de Manaus no enfrentamento da doença, desde o início do surto. Desde o início do surto, houve o envio de técnicos para apoiar os gestores na vigilância epidemiológica, nas medidas de imunização e de laboratório in loco. Também houve apoio com equipes de investigação de campo (EpiSUS); realizações de videoconferências, audioconferência com gestores e técnicos; elaboração de notas técnicas informativas; realização de capacitações; repasse de apoio financeiro; envio de kits laboratoriais e envio de vacinas.</text:p>
            <text:p>IMUNIZAÇÃO SARAMPO</text:p>
            <text:p/>
            <text:p>De janeiro de 2018 até janeiro deste ano, o Ministério da Saúde encaminhou aos Estados de Rondônia, Amazonas, Roraima, Pará, Rio de Janeiro, São Paulo, Rio Grande do Sul, Pernambuco, Sergipe e Distrito Federal o quantitativo de 15,5 milhões de doses da vacina tríplice viral para atender a demanda dos serviços de rotina e a realização de ações de bloqueio, além da intensificação e campanha de vacinação para prevenção de novos casos de sarampo. É importante frisar que todos os estados brasileiros recebem doses para vacinação de rotina contra sarampo, que é ofertada nos postos de saúde de todo o país pelo Sistema Único de Saúde (SU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agamento pela manutenção desses leitos é para garantir o atendimento de pacientes graves ou críticos do coronavírus, em caráter excepcional, por 90 dias, nos estados do ES, SP e MG</text:p>
            <text:p/>
            <text:p>O Ministério da Saúde habilitou nesta quinta-feira (16) mais 82 leitos de UTI e 10 de enfermaria voltados exclusivamente para pacientes graves ou críticos de coronavírus. A medida contempla os estados do Espírito Santo, São Paulo e Minas Gerais. Os novos leitos terão garantidos recursos federais, na ordem de R$ 4,7 milhões, para manutenção e custeio. O valor será repassado aos estados e municípios.</text:p>
            <text:p/>
            <text:p>Em São Paulo, o Hospital Municipal Universitário de Taubaté está habilitando 14 leitos, sendo 10 adultos e 4 pediátricos. No caso de Minas Gerais, o Hospital Manoel Gonçalves, no município de Itaúna, está recebendo 10 leitos de enfermaria de retaguarda com custeio federal, sendo 5 novos leitos e 5 qualificações de leitos que já existiam. Espírito Santo terá 68 novos leitos em três municípios.</text:p>
            <text:p/>
            <text:p>Com essa publicação, são 312 leitos habilitados em todo o Brasil essa semana, sendo 220 na quarta-feira (15), contemplando a população do Rio de Janeiro, São Paulo, Rio Grande do Sul, Minas Gerais, Bahia, Espírito Santo e Piauí. Esse é mais um reforço do Governo Federal aos estados no enfrentamento da pandemia do coronavírus.</text:p>
            <text:p/>
            <text:p>A garantia do repasse dos recursos é dada por meio de habilitação concedida pela pasta, em caráter excepcional, por um prazo de 90 dias, podendo ser prorrogada enquanto houver emergência em saúde pública no país decorrente da COVID-19. Por cada leito serão pagos R$ 1,6 mil reais por diária do leito de UTI.</text:p>
            <text:p/>
            <text:p>O pedido de habilitação para o custeio é feito pelos municípios com a anuência do estado, que garantem a estrutura para funcionamento dos leitos e o Ministério da Saúde repassa o valor que é destinado a manutenção dos serviços.</text:p>
            <text:p/>
            <text:p>Além dos recursos de custeio, os estados receberão, em parcela única, mais R$ 11,8 milhões, que somam-se aos R$ 35,1 milhões liberados na quarta-feira (15). Esses recursos são repassados, em parcela única, para que os estados tenham condições de se preparar e fortalecer o sistema de saúde para receber os pacientes. Recentemente, a pasta estabeleceu recurso no valor de R$ 3 bilhões para custeio de ações e serviços relacionados à assistência ambulatorial e hospitalar decorrente da COVID 19.</text:p>
            <text:p/>
            <text:p>Para habilitação de novos leitos nos estados, os gestores dos estabelecimentos de saúde devem solicitar a pasta federal da saúde, conforme orienta documento publicado no Diário Oficial da União. Os hospitais, sejam eles públicos ou privados, devem informar ao Ministério da Saúde todas as internações em caso de suspeitas e/ou confirmados com Covid-19. Essas informações subsidiarão na avaliação e tomadas de decisão da pasta para atender as solicitações de acordo com o cenário epidemiológico e capacidade instalada de cada município e assim aumentar ainda mais a oferta no SUS.</text:p>
            <text:p/>
            <text:p>Custeio diário dobrado</text:p>
            <text:p/>
            <text:p>No início do mês o Ministério da Saúde publicou a Portaria nº 568, de 26 de março de 2020 que dobrou o valor do custeio diário dos leitos UTI Adulto e Pediátrico de R$ 800 para R$ 1,6 mil, em caráter excepcional, exclusivamente para o atendimento dos pacientes com coronavírus. Com isso, esses 312 primeiros leitos habilitados temporariamente já começam a receber o valor diferenciado do incentiv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Dados apontam que 73% dos casos de HIV ocorrem em homens. Campanha visa conscientizar e estimular o uso do preservativo para prevenção de doenças</text:p>
            <text:p/>
            <text:p>“Pare, pense e use camisinha”. Esse é o slogan da Campanha de Carnaval lançada nessa sexta-feira (22) pelo ministro da Saúde, Luiz Henrique Mandetta, em Salvador (BA). A ação visa conscientizar os foliões que irão pular Carnaval por todo país. A ideia é estimular o uso do preservativo, principalmente entre os homens na faixa etária de 15 a 39 anos. Entre as novidades para esse ano, está a apresentação da nova embalagem da camisinha a distribuída no Sistema Único de Saúde (SUS). O Ministério da Saúde irá distribuir 12 milhões de camisinhas com a nova identidade visual durante os dias de Carnaval. O novo conceito é mais moderno e dialoga diretamente com o público jovem, que é o mais atingido por novas infecções nos últimos anos. A escolha do design foi feita a partir de concurso cultural entre 210 estudantes universitários, em 2017, em parceria com a Unesco Brasil.</text:p>
            <text:p/>
            <text:p>“Os números do HIV no Brasil, que demonstram aumento entre jovens, são muito importantes para a conscientização do grande desafio que temos na saude pública, que é uma mudança no comportamento. Precisamos cada vez mais estimular o uso do preservativo, para que o Carnaval seja sempre uma memória feliz. Vamos fazer um Carnaval e um ano inteiro de consciência em relação à responsabilidade sobre o seu corpo e o da pessoa que você ama”, destacou o ministro Luiz Henrique Mandeta.</text:p>
            <text:p/>
            <text:p>Neste ano, o embaixador da Campanha para o Carnaval é o cantor Gabriel Diniz, intérprete da música Jenifer, que promete ser o hit dos blocos no Brasil. As peças serão veiculadas na TV, internet, rádio, jornal, aeroportos, outdoor e jornal, entre os dias 22 de fevereiro e 05 de março, para a população em geral. As ações de prevenção são realizadas nos carnavais de rua em Salvador, Recife, Olinda e Rio de Janeiro.</text:p>
            <text:p/>
            <text:p>Esse ano, o Ministério da Saúde distribuiu 130 milhões de preservativos masculinos aos estados, 22% a mais que o quantitativo enviado em 2018 (106 milhões). Além disso, foram entregues também 9,9 milhões de sachês de gel lubrificante para todos os estados. Dados do último boletim epidemiológico do HIV/Aids mostram que 73% (30.659) dos novos casos de HIV em 2017 ocorreram no sexo masculino. Um em cada cinco novos casos de HIV estão entre homens de 15 a 24 anos (2017). Entre homens na faixa etária de 20 a 24 anos a taxa de detecção de aids cresceu 133% entre 2007 a 2017, passando de 15,6 para 36,2.</text:p>
            <text:p/>
            <text:p>Os jovens têm sido foco de campanhas de prevenção nos últimos anos. O Ministério da Saúde desenvolve, em conjunto com as secretarias estaduais e municipais de saúde, ações e campanhas regionais e municipais por ocasião de eventos específicos destinados à juventude, como shows e festas regionais. Pesquisas apontam que o uso do preservativo não é consistente entre os mais jovens, embora o nível de informação seja elevado em relação à forma de prevenção ao HIV.</text:p>
            <text:p/>
            <text:p>Por isso, o Ministério da Saúde tem feito esforços crescentes para estar mais próximo deste público. A Pesquisa de Conhecimentos, Atitudes e Práticas na População Brasileira (PCAP 2013), de 2013, aponta que 45% dos entrevistados disseram não ter recorrido ao preservativo naquele ano. A mesma pesquisa mostra que 94% dos brasileiros sabem que a camisinha é a melhor forma de evitar as Infecções Sexualmente Transmissíveis.</text:p>
            <text:p/>
            <text:p>CASOS DE HIV NO PAÍS</text:p>
            <text:p/>
            <text:p>Estima-se que 866 mil pessoas vivem com o HIV no Brasil. De acordo com o Boletim Epidemiológico de HIV e Aids divulgado no final do ano passado, a epidemia no Brasil está estabilizada, com taxa de detecção de casos de aids em torno de 18,3 casos a cada 100 mil habitantes, em 2017. Isso representa 40,9 mil casos novos, em média, nos últimos cinco anos.</text:p>
            <text:p/>
            <text:p>Nos últimos quatro anos, a taxa de mortalidade pela doença passou de 5,7 óbitos/100 mil habitantes em 2014 para 4,8 óbitos/100 mil habitantes em 2017.  A redução é resultado da garantia do tratamento para todos - lançada em 2013 -, aliada à melhoria do diagnóstico, além da ampliação do acesso à testagem e redução do tempo entre o diagnóstico e o início do tratamento.</text:p>
            <text:p/>
            <text:p>AÇÕES</text:p>
            <text:p/>
            <text:p>Em relação à prevenção, o Brasil vem diversificando as ações dentro de um conceito de prevenção combinada (uso de vários métodos), que inclui a distribuição de preservativos masculinos e femininos, gel lubrificante, ações educativas e ampliação do acesso a novas tecnologias, como testagem rápida (incluindo fluido oral), profilaxia pós-exposição e profilaxia pré-exposição.</text:p>
            <text:p/>
            <text:p>O Governo Federal financia o tratamento para o HIV/aids no país. Desde 2013, o país adotou o tratamento para todos, independentemente da quantidade de vírus e da situação imunológica do paciente. Desde então, até dezembro de 2018, 593 mil pessoas com HIV/aids estavam em tratamento no país. A maioria (87%) faz uso do dolutegravir, um dos melhores medicamentos do mundo, que está disponível gratuitamente no SUS. O medicamento aumenta em 42% a chance de supressão viral (que é diminuição da carga viral do HIV no sangue) entre adultos, quando comparado ao tratamento anterior, usando o efavirenz.</text:p>
            <text:p/>
            <text:p>Como ação de prevenção da doença, o Ministério da Saúde oferta, desde 2018, a Profilaxia Pré-Exposição (PrEP). A terapia está disponível em 109 serviços de 90 municípios em 22 estados e no Distrito Federal. Desde a implantação da prevenção, cerca de oito mil pessoas já fizeram uso da prevenção ao menos uma vez. Atualmente, mais de seis mil pessoas fazem uso da PreP.</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Método inovador utiliza uma bactéria para reduzir a capacidade do Aedes aegypti de transmitir o vírus da dengue, zika e chikungunya</text:p>
            <text:p/>
            <text:p>O ministro da Saúde, Luiz Henrique Mandetta, participou nesta segunda-feira (2), da liberação dos chamados mosquitos do “bem” em Niterói (RJ). A tecnologia já se mostrou promissora no combate às doenças transmitidas pelo Aedes aegypti (dengue, zika e chikungunya). Nos primeiros resultados, os insetos infectados com a bactéria Wolbachia reduziram em 75% os casos de chikungunya, em 33 bairros da região. A tecnologia inibe a transmissão de doenças que atingem o ser humano. A ação aconteceu na área externa da Clínica Comunitária da Família, Dr. Antônio Peçanha, em Niterói.</text:p>
            <text:p/>
            <text:p>“A partir desse ano, após estudos, decidimos levar o método para mais cinco biomas, para ver como a Wolbachia vai se comportar. A expansão será para Belo Horizonte, Petrolina, Fortaleza, Manaus, Campo Grande e Foz do Iguaçu. Além disso, é muito importante que todos continuem o dever de casa, não deixando água parada. Temos que redobrar a atenção, porque quando uma epidemia atinge um país, todos sofrem”, ressaltou o ministro da Saúde,Luiz Henrique Mandetta.</text:p>
            <text:p/>
            <text:p>Também participaram da ação, o secretário de Vigilância em Saúde, Wanderson de Oliveira; a presidente da Fiocruz, Nisia Trindade; a secretária municipal de Saúde de Niterói, Maria Célia; e o pesquisador da Fiocruz e líder do World Mosquito Program no Brasil, Luciano Moreira.</text:p>
            <text:p/>
            <text:p>Nesta etapa, o conjunto de bairros contemplados são Fonseca, Engenhoca, Cubango, Santana e São Lourenço, todos em Niterói. Após a soltura dos mosquitos, o ministro da Saúde visita o laboratório World Mosquito Program (WMP), da Fiocruz, onde são desenvolvidas todas as fases de produção dos insetos, desde a produção de ovos até a preparação para liberação nos locais em que o projeto acontece.</text:p>
            <text:p/>
            <text:p>A metodologia é inovadora, autossustentável e complementar às demais ações de prevenção ao mosquito. A Wolbachia é uma bactéria intracelular que, quando presente nos mosquitos, impede que os vírus da dengue, zika e chikungunya se desenvolvam dentro destes insetos. Não há qualquer modificação genética, nem da bactéria, nem do mosquito. A Wolbachia está naturalmente presente na maioria dos insetos, mas não é encontrada nos mosquitos Aedes aegypti.</text:p>
            <text:p/>
            <text:p>Até o momento, o método Wolbachia já foi aplicado em 28 bairros do Rio de Janeiro e 33 de Niterói, beneficiando 1,3 milhão de pessoas. Também faz parte do projeto a realização de ações prévias de engajamento e comunicação junto às comunidades locais e profissionais de saúde sobre a segurança do método e seu impacto no ecossistema. Esse processo de mobilização já se iniciou em Campo Grande (MS), Petrolina (PE) e Belo Horizonte (MG), sendo que a soltura dos mosquitos será iniciada nas três localidades no próximo ano, com o apoio do Ministério da Saúde.</text:p>
            <text:p/>
            <text:p>Além dos três estados, está programada uma nova expansão do Wolbachia em 2020 para: Fortaleza/CE, Foz do Iguaçu/PR e Manaus/AM. Somente em 2019, o Ministério da Saúde investiu R$ 21,7 milhões na tecnologia.</text:p>
            <text:p/>
            <text:p>As liberações dos mosquitos são realizadas semanalmente, durante 16 semanas, em grupos de bairros. Durante o monitoramento, é verificada a necessidade de realizar novas solturas pontuais. Em áreas onde é possível trafegar, a Fiocruz utiliza veículo para realizar a ação. Em áreas onde não é possível, as liberações são feitas por agentes das prefeituras.</text:p>
            <text:p>WOLBACHIA NO BRASIL</text:p>
            <text:p/>
            <text:p>Desde 2011, o Ministério da Saúde, juntamente com a Fundação Bill &amp; Melinda Gates e National Institutes of Health, já investiu R$ 31,5 milhões no método Wolbachia. As primeiras liberações dos mosquitos contendo Aedes aegypti com Wolbachia no Brasil ocorreram em 2015 nos bairros de Jurujuba em Niterói e Tubiacanga na Ilha do Governador ambos no estado do Rio de Janeiro. Em 2016 a ação foi ampliada em larga escala em Niterói e em 2017 no município do Rio de Janeiro.</text:p>
            <text:p/>
            <text:p>Além do Brasil, também desenvolvem ações do programa países como: Austrália, Colômbia, Índia, Indonésia, Sri Lanka, Vietnã, e as ilhas do oceano pacífico Fiji, Kiribati e Vanuatu.</text:p>
            <text:p>PREVENÇÃO</text:p>
            <text:p/>
            <text:p>Durante o período de seca, a população pode realizar ações de prevenção, basta tirar 10 minutos do dia para verificar se existe algum tipo de depósito de água no quintal ou dentro de casa, por exemplo. Uma vez por semana, lavar com água, sabão e esfregar com escova os pequenos depósitos móveis, como vasilha de água do animal de estimação e vasos de plantas.</text:p>
            <text:p/>
            <text:p>Além disso, é preciso descartar o lixo em local adequado, não acumular no quintal ou jogar em praças e terrenos baldios. Limpar as calhas, retirando as folhas que se acumularam no inverno também é importante para evitar pequenas poças de água.</text:p>
            <text:p/>
            <text:p>Cada pessoa pode ser um vigilante permanente de atenção à saúde, com isso não teremos dengue, zika e chikunguny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otencial contaminação em relações sexuais ainda precisa ser investigada. Grupo da Faculdade de Medicina da USP que realizou análises prepara criação de banco de tecidos para estudos da covid-19</text:p>
            <text:p/>
            <text:p>A Faculdade de Medicina da USP (FMUSP) tem um grupo de pesquisa que desenvolve um protocolo de coleta de tecido das vítimas da covid-19 durante a necropsia. Com isso, será criado um biobanco compartilhado entre pesquisadores, que possibilitará o estudo das manifestações sistêmicas da doença.</text:p>
            <text:p/>
            <text:p>O professor Paulo Saldiva, do Departamento de Patologia da FMUSP, diz que o grupo já tem em torno de 22 necropsias sendo analisadas. Com os estudos, foi possível identificar que o vírus tem uma alta capacidade de disseminação para outros órgãos, inclusive testículos e glândulas salivares, o que incluiria uma potencial contaminação em relações sexuais e através da saliva – algo que ainda precisa ser investigado. Ele ressalta que, quando envolve doenças infecciosas, esse tipo de análise demanda diversas precauções para evitar a contaminação da equipe envolvida.</text:p>
            <text:p/>
            <text:p>Nesta entrevista ao Jornal da USP no Ar, o médico fala também sobre a discrepância nas taxas de mortalidade por coronavírus na cidade de São Paulo. O vírus continua sendo o mesmo, diz ele, o que muda nas regiões do município são as formas de viver de cada um, a organização, os tipos de moradias e, principalmente, a capacidade que cada pessoa tem de fazer sua restrição de movimento. Para Saldiva, isso transformou a cidade em um laboratório natural para entender a vulnerabilidade social e outros fatores que ultrapassam as questões biológicas do vírus.</text:p>
            <text:p/>
            <text:p>O professor, que também é colunista da Rádio USP, aproveita ainda para deixar claras as diferenças entre o novo coronavírus e o H1N1. As semelhanças ficam apenas na transmissão aérea e na grande eficácia de contaminação. E as principais diferenças se dão na fase de transmissão assintomática, bem mais extensa no caso da covid-19 – além do novo coronavírus acabar sendo bem mais agressivo ao tecido respiratório, pois há um tempo maior de efetividade da infecçã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República Democrática do Congo enfrenta um novo surto de ebola, informou a OMS (Organização Mundial da Saúde) nesta segunda-feira (1). Foram detectados seis casos de infecção pelo vírus, em Mbandaka, na província de Équateur, no oeste do país. Dos infectados, três tiveram diagnóstico confirmado, outros três são casos suspeitos. Quatro pessoas morreram.</text:p>
            <text:p/>
            <text:p>O país ainda passa por outro surto da doença en três províncias, mas este já está em fase final. Além disso, o continente africano também tem casos de covid-19. A República Democrática do Congo tem oficialmente 3.195 casos e 72 pessoas mortas.</text:p>
            <text:p/>
            <text:p>O novo surto de ebola no país não tem nenhuma relação com a pandemia de covid-19, de acordo com o infectologista Jean Gorinchteyn, do Instituto de Infectologia Emílio Ribas, em São Paulo.</text:p>
            <text:p/>
            <text:p>Entretanto, a doença causada pelo vírus ebola tem uma letalidade que varia entre 25% e 90%, proporção muito maior que a da covid-19, que fica em torno de 4%.</text:p>
            <text:p/>
            <text:p>"As pessoas com ebola ficam muito debilitadas e permancem em casa, o período de incubação [tempo decorrido entre o exposição ao vírus e o aparecimento de sintomas] é muito rápido. O vírus está lá, mas você consegue identificar, não existe caso assintomático", descreve o infectologista.</text:p>
            <text:p>Ebola não é transmitido sem sintomas</text:p>
            <text:p/>
            <text:p>O ebola não é transmitido antes da manifestação dos sintomas, que incluem febre alta, dores pelo corpo, fraqueza, diarreia e sangramentos, com quadro de hemorragia pelo nariz e insuficiência de órgãos.</text:p>
            <text:p/>
            <text:p>O vírus ebola atinge todos os órgãos, principalmente figado e rim. Já o coronavírus, por ser respiratório, tem como alvo os pulmões. Ele pode se espalhar para outros órgãos e causar falência múltipla, mas isso é raro. Como se sabe, 80% dos casos são leves e muitos não têm sintomas.</text:p>
            <text:p/>
            <text:p>"No caso da covid-19, existem pessoas que foram infectadas pelo coronavírus, mas não tiveram sintomas da doença e podem contagiar outras pessoas mesmo assim", compara Gorinchteyn.</text:p>
            <text:p/>
            <text:p>Além disso, o novo coronavírus pode ser transmitido por meio de aerossóis, pequenas partículas líquidas contaminadas que ficam suspensas no ar, algo que não acontece com o ebola. Esses fatores tornam a disseminação do coronavírus "muito mais intensa", pondera.</text:p>
            <text:p/>
            <text:p>"Quem corre mais risco [de contágio por ebola] são as pessoas que vão entrar em contato com doentes, como os cuidadores", afirma o especialista.</text:p>
            <text:p/>
            <text:p>Isso acorre porque a transmissão se dá pelo contato com sangue e secreções corporais (saliva, lágrima, urina, fezes, sêmen) de animais e pessoas infectadas ou pelo toque em superfícies contaminadas.</text:p>
            <text:p>Animais silvestres são vetores</text:p>
            <text:p/>
            <text:p>A forma de contágio é justamente o que faz com que a doença fique restrita a determinados territórios e se manifeste principalmente na África. "Isso acontece em aldeias dentro da selva, porque os vetores estão lá, então acaba dificultando a disseminação rápida, como aconteceu com o coronavírus", compara Gorinchteyn.</text:p>
            <text:p/>
            <text:p>Na África, é provável que os surtos comecem quando pessoas têm contato ou manuseiam a carne crua de chimpanzés, gorilas infectados, morcegos, macacos e porcos-espinhos encontrados doentes ou mortos ou na floresta, segundo o Ministério da Saúde.</text:p>
            <text:p/>
            <text:p>O morcego também é considerado um dos possíveis hospedeiros naturais do novo coronavírus. Nesse caso, o hospedeiro intermediário - responsável por passar o vírus para humanos - seria o pangolim, mamífero que está em extinção.</text:p>
            <text:p/>
            <text:p>As duas doenças não têm tratamento e podem ser diagnosticadas por meio de testes sorológic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 amplo estudo clínico para testar um medicamento de imunoterapia mostrou que a droga pode ser eficaz em alguns homens com câncer de próstata avançado.</text:p>
            <text:p/>
            <text:p>Os pacientes que participaram da pesquisa tinham parado de responder às principais opções de tratamento.</text:p>
            <text:p/>
            <text:p>E o estudo, publicado na revista científica Journal of Clinical Oncology, mostrou que uma pequena parcela dos participantes permaneceu bem mesmo após o término dos testes, apesar de ter recebido um prognóstico pessimista antes do tratamento.</text:p>
            <text:p/>
            <text:p>Na semana passada, foi divulgado que o mesmo medicamento se mostrou eficaz no tratamento de câncer de cabeça e pescoço avançado.</text:p>
            <text:p/>
            <text:p>O que é imunoterapia?</text:p>
            <text:p/>
            <text:p>A imunoterapia usa nosso próprio sistema imunológico para reconhecer e atacar células cancerígenas.</text:p>
            <text:p/>
            <text:p>Já é usada como tratamento padrão para alguns tipos de câncer, como melanomas — e está sendo testada também como medicamento para muitas outras formas de câncer.</text:p>
            <text:p/>
            <text:p>O tratamento parte da premissa de que o desenvolvimento de um câncer promove uma redução da atividade do sistema imunológico, uma vez que as células tumorais não são reconhecidas por ele e começam a crescer de forma descontrolada.</text:p>
            <text:p/>
            <text:p>Para superar isso, pesquisadores descobriram maneiras de reverter o processo, ou seja, de ajudar o sistema imunológico a reconhecer as células tumorais e, ao mesmo tempo, aumentar sua resposta, causando a morte das "invasoras".</text:p>
            <text:p>O que o estudo descobriu?</text:p>
            <text:p/>
            <text:p>A pesquisa mostrou que um em cada 20 homens com câncer de próstata avançado respondeu ao medicamento pembrolizumabe — seus tumores diminuíram ou desapareceram por completo.</text:p>
            <text:p/>
            <text:p>Embora o número seja relativamente pequeno, o estudo constatou que alguns pacientes ganharam anos extras de vida.</text:p>
            <text:p/>
            <text:p>Outros 19% apresentaram alguma evidência de melhora.</text:p>
            <text:p/>
            <text:p>Mas a maioria dos pacientes do estudo viveu em média oito meses usando o medicamento.</text:p>
            <text:p/>
            <text:p>O ensaio clínico de fase II, conduzido pelo Institute of Cancer Research e pela fundação Royal Marsden, ambos no Reino Unido, contou com a participação de 258 homens com câncer de próstata avançado que não respondiam mais a outras opções de tratamento.</text:p>
            <text:p/>
            <text:p>Qual o próximo passo?</text:p>
            <text:p/>
            <text:p>As respostas mais satisfatórias foram observadas em pacientes cujos tumores apresentavam mutações nos genes envolvidos na reparação do DNA.</text:p>
            <text:p/>
            <text:p>Os pesquisadores estão investigando agora se esse grupo pode se beneficiar mais da imunoterapia em um ensaio clínico mais amplo.</text:p>
            <text:p/>
            <text:p>Mas, antes de tudo, será necessário realizar um teste para identificar que pacientes responderão melhor à medicação.</text:p>
            <text:p>O que os especialistas dizem?</text:p>
            <text:p/>
            <text:p>"A imunoterapia apresentou enormes benefícios para alguns pacientes com câncer, e é uma notícia fantástica saber que, até no caso do câncer de próstata, em que não vemos muita atividade imunológica, uma proporção de homens tenha respondido bem ao tratamento", diz o professor Paul Workman, diretor-executivo do Institute of Cancer Research.</text:p>
            <text:p/>
            <text:p>"Uma limitação da imunoterapia é que não existe um teste ideal para selecionar aqueles com maior probabilidade de resposta (ao tratamento)."</text:p>
            <text:p/>
            <text:p>"É encorajador saber que testes para mutações na reparação do DNA podem identificar pacientes com maior probabilidade de responder (ao tratamento). Estou ansioso para ver como será o estudo mais amplo que vai ser realizado com esse grupo de pacientes", acrescenta.</text:p>
            <text:p/>
            <text:p>O professor Johann de Bono, oncologista da fundação Royal Marsden, do sistema de saúde público do Reino Unido (NHS, na sigla em inglês), foi um dos responsáveis ​​pelo estudo.</text:p>
            <text:p/>
            <text:p>"Não vemos muita atividade do sistema imunológico em tumores da próstata, por isso muitos oncologistas pensavam que a imunoterapia não funcionaria para esse tipo de câncer", diz Bono.</text:p>
            <text:p/>
            <text:p>"Mas nosso estudo mostra que uma pequena proporção de homens com câncer em estágio final responde (à imunoterapia) e, essencialmente, que alguns desses homens se saíram muito bem de fato."</text:p>
            <text:p/>
            <text:p>"Descobrimos que homens com mutações nos genes de reparação do DNA respondem especialmente bem à imunoterapia, incluindo dois pacientes meus que agora estão tomando o medicamento há mais de dois anos", completa.</text:p>
            <text:p/>
            <text:p>Na semana passada, um outro estudo mostrou que o mesmo medicamento manteve sob controle o câncer de cabeça e pescoço em estágio avançado de alguns pacientes por uma média de dois anos — cinco vezes mais que a quimioterapia.</text:p>
            <text:p/>
            <text:p>Ambos os estudos fazem parte de um campo de pesquisa em ascensão que sugere que a imunoterapia pode oferecer esperança a um número cada vez maior de pacientes com câncer.</text:p>
            <text:p>O que é a próstata?</text:p>
            <text:p/>
            <text:p>A próstata é uma glândula do tamanho de uma bola de pingue-pongue, localizada dentro da virilha, entre a base do pênis e o reto.</text:p>
            <text:p/>
            <text:p>Sua principal função é fornecer o líquido prostático ou seminal que se mistura com o esperma nos testículos, para que os espermatozoides possam sobreviver e serem expulsos durante a ejaculação.</text:p>
            <text:p>E o câncer de próstata?</text:p>
            <text:p/>
            <text:p>O câncer de próstata se desenvolve quando ocorre crescimento e reprodução anormais de células da glândula.</text:p>
            <text:p/>
            <text:p>Uma vez que o tumor se desenvolve, se alimenta dos hormônios masculinos.</text:p>
            <text:p/>
            <text:p>No Brasil, é o segundo tipo de câncer mais comum entre os homens, segundo o Instituto Nacional de Câncer (Inca) — ficando atrás apenas do câncer de pele não-melanoma.</text:p>
            <text:p/>
            <text:p>O número de pessoas diagnosticadas com a doença tem crescido nos últimos anos.</text:p>
            <text:p/>
            <text:p>Isso se deve parcialmente ao aumento da expectativa de vida e à evolução dos exames de rotina para diagnosticar o tumor.</text:p>
            <text:p/>
            <text:p>Cerca de 30% dos homens com câncer de próstata avançado ou estágio 4 sobrevivem por cinco anos ou mais após o diagnóstico.</text:p>
            <text:p>Exames de rotina</text:p>
            <text:p/>
            <text:p>Ao se aproximar dos 50 anos — ou a partir dos 40, se houver histórico familiar da doença — todos os homens devem começar a fazer exames de rotina para a detecção de câncer de próstata.</text:p>
            <text:p/>
            <text:p>De acordo com a Prostate Cancer Foundation, há dois tipos simples e relativamente indolores: o exame retal, em que o médico insere um dedo lubrificado e protegido por uma luva no reto para verificar se a glândula tem um crescimento ou forma irregular; e a coleta de sangue, usada para medir níveis de uma proteína produzida pela próstata — se estiverem elevados, pode ser um sinal de câncer.</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 poderoso antibiótico capaz de matar algumas das bactérias mais resistentes e perigosas do mundo foi descoberto por uma equipe de pesquisadores que usa inteligência artificial.</text:p>
            <text:p/>
            <text:p>É a primeira vez que um antibiótico é encontrado dessa maneira e, de acordo com especialistas, a descoberta é um avanço na luta contra o crescente problema de bactérias resistentes a esse tipo de medicamento.</text:p>
            <text:p/>
            <text:p>Para encontrá-lo, foi utilizado um poderoso algoritmo que analisou mais de 100 milhões de compostos químicos em questão de dias.</text:p>
            <text:p/>
            <text:p>O composto descoberto foi capaz de matar 35 tipos de bactérias capazes de matar, segundo os pesquisadores.</text:p>
            <text:p/>
            <text:p>Nos últimos anos, as infecções resistentes a antibióticos aumentaram. Estima-se que cerca de 700 mil pessoas morrem no mundo todos os anos por problemas diretamente relacionados a esse tipo de bactéria.</text:p>
            <text:p/>
            <text:p>Se os antibióticos forem tomados de maneira inadequada, as bactérias nocivas que vivem dentro do nosso corpo podem se tornar resistentes a eles — e isso significa que os medicamentos podem não funcionar quando realmente precisamos deles.</text:p>
            <text:p/>
            <text:p>No entanto, encontrar novos antibióticos é um grande desafio.</text:p>
            <text:p/>
            <text:p>Nova era</text:p>
            <text:p/>
            <text:p>"Em termos de descoberta de antibióticos, isso é absolutamente pioneiro", disse Regina Barzilay, pesquisadora principal do projeto do Instituto de Tecnologia de Massachusetts (MIT).</text:p>
            <text:p/>
            <text:p>A descoberta foi feita usando um algoritmo inspirado na arquitetura do cérebro humano.</text:p>
            <text:p/>
            <text:p>Os pesquisadores o treinaram para analisar a estrutura de 2.500 medicamentos e outros compostos para encontrar aqueles que tinham as melhores características antibacterianas contra a bactéria Escherichia coli.</text:p>
            <text:p/>
            <text:p>Então eles selecionaram 100 candidatos para testá-los fisicamente e, assim, descobriram uma substância chamada halicina.</text:p>
            <text:p/>
            <text:p>"Acho que este é um dos antibióticos mais poderosos já descobertos", disse James Collins, bioengenheiro da equipe do MIT.</text:p>
            <text:p/>
            <text:p>"Queríamos desenvolver uma plataforma que nos permitisse aproveitar o poder da inteligência artificial para marcar o início de uma nova era de descoberta de antibióticos".</text:p>
            <text:p/>
            <text:p>Peter Bannister, presidente do painel de assistência médica da Instituição de Engenharia e Tecnologia, disse que o método usado já estava "bem estabelecido" na pesquisa médica.</text:p>
            <text:p/>
            <text:p>"A mesma abordagem ganhou popularidade no desenvolvimento de novas terapias, como produtos farmacêuticos, e, no caso desta pesquisa, em antibióticos nos quais o reconhecimento de padrões pode ajudar a classificá-los entre um grande número de moléculas", disse Bannister à BBC News.</text:p>
            <text:p/>
            <text:p>"Este estudo vai além da simulação teórica e apresenta resultados pré-clínicos, que são essenciais, juntamente com ensaios clínicos subsequentes, para demonstrar claramente a eficácia e a segurança desses novos medicamentos 'descobertos pela inteligência artificial</text:p>
            <text:p/>
            <text:p>Os pesquisadores acrescentam que o uso de máquinas para acelerar a descoberta de medicamentos pode ajudar a reduzir o custo de gerar novos antibióticos no futuro.</text:p>
            <text:p>Avanços</text:p>
            <text:p/>
            <text:p>O estudo foi publicado algumas semanas depois da descoberta de molécula por inteligência artificial — ela se tornou a primeira desse tipo a ser usada em testes com humanos.</text:p>
            <text:p/>
            <text:p>Ela será usada para tratar pacientes com transtorno obsessivo-compulsivo (TOC).</text:p>
            <text:p/>
            <text:p>O uso da tecnologia de inteligência artificial no campo da assistência médica ainda está engatinhando, mas grandes avanços estão sendo feitos.</text:p>
            <text:p/>
            <text:p>Recentemente, um estudo afirmou que a inteligência artificial é mais precisa do que os médicos ao diagnosticar o câncer de mama com mamografias.</text:p>
            <text:p/>
            <text:p>Uma equipe internacional, que inclui pesquisadores do Google Health (serviço centralizado de informações pessoais focado na saúde) e do Imperial College, de Londres, projetou e treinou um modelo de computador com raios-X de cerca de 29 mil mulheres.</text:p>
            <text:p/>
            <text:p>O algoritmo foi melhor que seis radiologistas na interpretação de mamografias.</text:p>
            <text:p/>
          </table:table-cell>
          <table:table-cell office:value-type="string" calcext:value-type="string">
            <text:p>sensacionalista</text:p>
          </table:table-cell>
          <table:table-cell table:number-columns-repeated="144"/>
        </table:table-row>
        <table:table-row table:style-name="ro7">
          <table:table-cell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No mesmo mês em que o Brasil confirmou seu primeiro caso de paciente com um novo tipo de coronavírus surgido na China, um velho conhecido dos brasileiros deu sinais de que vai infectar ainda mais pessoas em 2020: o vírus da dengue, transmitido pelo mosquito Aedes aegypti.</text:p>
            <text:p/>
            <text:p>O mais recente boletim epidemiológico do Ministério da Saúde com dados sobre a dengue aponta que o número de casos prováveis da doença — aqueles que são notificados à pasta pelos Estados — cresceram 19% nas cinco primeiras semanas do ano em comparação com o mesmo período de 2019.</text:p>
            <text:p/>
            <text:p>Foram notificados 94.149 casos prováveis até a quinta semana do ano (mais precisamente de 29/12/2019 a 01/02/2020), ante 79.131 no mesmo período no ano passado.</text:p>
            <text:p/>
            <text:p>Neste início de 2020, há a confirmação de que pelo menos 14 pessoas morreram por dengue no país. A comparação de óbitos com 2019 ainda é incerta, já que os números ainda podem mudar bastante conforme chegam os resultados de análises laboratoriais e à medida que os Estados e municípios enviam seus informes ao ministério. Os dados do boletim atual, por exemplo, ainda não computam os casos e as mortes registrados a nível local em fevereiro.</text:p>
            <text:p/>
            <text:p>Mas o ministério já trabalha com um cenário de aumento de casos de dengue para este ano, e alguns municípios e Estados pelo país decretaram alerta para uma epidemia de dengue — que é definida quando há uma taxa de 300 casos confirmados de doença para cada 100 mil habitantes.</text:p>
            <text:p/>
            <text:p>Hoje, o país tem em média uma incidência de 44,8 casos prováveis para cada 100 mil habitantes, valor que também é maior do que o registrado no boletim de mesmo período do ano passado (26,3 casos por 100 mil; a comparação entre boletins de diferentes anos deve ser feita com cautela, já que há muitas alterações e atualizações de números depois que eles são publicados).</text:p>
            <text:p/>
            <text:p>A situação varia drasticamente dentro do país, e três Estados já dispararam com mais de 200 casos por 100 mil habitantes: Acre (taxa de 281,65/100 mil); Mato Grosso do Sul (249,98/100 mil) e Paraná (220,75/100 mil).</text:p>
            <text:p/>
            <text:p>No entanto, a tendência de alta da dengue neste ano só poderá ser confirmada nos próximos meses — historicamente, o número de doentes cresce a partir de março.</text:p>
            <text:p/>
            <text:p>Especialistas e representantes de governos entrevistados pela BBC News Brasil atribuem a tendência de alta da dengue em 2020 a uma combinação de fatores: primeiro e talvez mais importante, um novo ciclo poderoso de circulação do sorotipo 2 ( existem 4 sorotipos do vírus da dengue, uma classificação que corresponde à resposta de diferentes anticorpos no infectado); soma-se a isso condições meteorológicas particulares nos últimos meses e fatores culturais e comportamentais da população.</text:p>
            <text:p/>
            <text:p>Mais 8 mil doentes em uma semana no Paraná</text:p>
            <text:p/>
            <text:p>Mapas de casos da doença deixam claro o destaque em uma faixa do país que começa no Acre, passa pelo Centro-Oeste e por parte do Sudeste, terminando no Paraná. Estados do Nordeste, como Paraíba e Pernambuco, tiveram poucos casos em comparação com unidades de outras regiões.</text:p>
            <text:p/>
            <text:p>No Paraná, os dados do crescimento da dengue impressionam. Em fevereiro do ano passado, o Ministério da Saúde apontou que o Estado tinha 14 doentes por 100 mil habitantes; já hoje, esse número chega a 220,7 — alta de 1.471% na incidência na comparação entre boletins dos dois períodos.</text:p>
            <text:p/>
            <text:p>Desde agosto, quando o Estado passou a contar um novo período epidemiológico, foram confirmados quase 35 mil casos da doença. Só na última semana, foram 8,2 mil novos doentes. Ainda de acordo com o governo estadual, 14 pessoas morreram de dengue neste ano — por serem fornecidos pelo Estado, esses dados são mais atualizados do que os compilados pelo Ministério da Saúde.</text:p>
            <text:p/>
            <text:p>"Nesse momento, estamos com um quadro de curva ascendente da doença. A tendência é de uma situação de piora impactante, pois o período de maior incidência ainda vai começar em março", diz Ivana Belmonte, coordenadora de vigilância ambiental da Secretaria de Saúde do Paraná.</text:p>
            <text:p/>
            <text:p>Segundo ela, a alteração do tipo de vírus circulante é uma das explicações para o aumento da dengue no Estado e em boa parte do Brasil. De 2010 ao ano passado, a grande maioria das pessoas que teve dengue no Paraná foi infectada pelo tipo 1 da doença. Já a partir de agosto de 2019, o sorotipo 2 foi responsável por 83% das infecções por dengue no Estado.</text:p>
            <text:p/>
            <text:p>Uma pessoa pode ter os quatro sorotipos da doença, mas uma vez ocorrida a infecção por um deles, adquire-se imunidade permanente para este tipo.</text:p>
            <text:p/>
            <text:p>"Quando você pega o tipo 1, fica imunizado contra ele. Por isso que, depois de uma alta, o número de casos tende a diminuir por um período. Porém, quando o sorotipo circulante se altera para o 2, as pessoas não estão imunizadas e acabam contraindo a doença. É isso o que está acontecendo no Paraná e em outros lugares", explica Belmonte.</text:p>
            <text:p>Sorotipo 2 da dengue avança no paí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 Os dados para 2019 são preliminares e, para 2020, não estão disponíveis ainda.</text:p>
            <text:p/>
            <text:p>"No fim de 2018, o tipo 2 do vírus da dengue voltou a circular depois de 10 anos e vem encontrando populações suscetíveis à doença desde então", explicou o ministério em nota enviada à reportagem.</text:p>
            <text:p/>
            <text:p>A bióloga Denise Valle, pesquisadora do Laboratório de Biologia Molecular de Flavivírus do Instituto Oswaldo Cruz (IOC/Fiocruz) e idealizadora da campanha "10 minutos contra o Aedes", explica que, em 2019, o sorotipo 2 já puxou para o alto o número de casos de dengue em vários Estados. No entanto, para vários outros lugares, a chegada deste tipo de vírus é uma novidade e, por isso, os números para 2020 devem ser altos também.</text:p>
            <text:p/>
            <text:p>"Em 2019, o sorotipo 2 circulou muito, mas não circulou em todas as regiões do Brasil. Além disso, estamos tendo um verão muito molhado, com bastante chuva — o que também colabora para aumentar a quantidade de criadouros", aponta.</text:p>
            <text:p/>
            <text:p>Valle explica que o país é "hiperendêmico para a dengue, com períodos epidêmicos" — o que significa, com "endêmico", que as infecções ocorrem o ano todo, apesar de crescerem no verão; e, com "hiper", que há mais de um sorotipo circulando. A pesquisadora destaca também que, por ter dimensões continentais, o país tem padrões diferentes de contaminação por Estado e até dentro de uma mesma cidade.</text:p>
            <text:p/>
            <text:p>Mas, para a bióloga, é digno de nota o que vem sendo observado no Sul nos últimos anos, simbolizado neste 2020 com a presença do Paraná entre os Estados brasileiros com mais casos.</text:p>
            <text:p/>
            <text:p>"O Brasil tem dengue o tempo todo, mas o Sul, com clima mais frio, Índice de Desenvolvimento Humano (IDH) maior e cidades melhor estruturadas, vinha atrasando a instalação do Aedes aegypti. Hoje vemos uma consolidação da instalação da dengue na região Sul também", aponta Valle.</text:p>
            <text:p>'Não dá para ficar esperando o poder público limpar o seu quintal'</text:p>
            <text:p/>
            <text:p>Apesar de apontar para a importância do saneamento e da urbanização no controle do mosquito Aedes aegypti — que também transmite zika e chicungunha —, Valle chama a atenção para o papel das pessoas no combate à dengue e outras doenças.</text:p>
            <text:p/>
            <text:p>"O Aedes é um mosquito doméstico. De cada 10 criadouros, 8 estão dentro da casa das pessoas", destaca.</text:p>
            <text:p/>
            <text:p>Ivana Belmonte também menciona questões climáticas, como o aumento das chuvas em determinadas regiões, além de questões culturais para explicar o avanço da dengue no Paraná neste ano.</text:p>
            <text:p/>
            <text:p>"A cultura da eliminação de criadouros do mosquito ainda é pequena no Brasil. É preciso sensibilizar ainda mais a população de que o risco é real, de que você ou um parente pode morrer de dengue", explica.</text:p>
            <text:p/>
            <text:p>Segundo ela, municípios do Paraná têm feito mutirões para verificar e eliminar criadouros do Aedes aegypti, mas, mesmo assim, os dados de contágio têm subido.</text:p>
            <text:p/>
            <text:p>"Os servidores fazem checagens a cada dois meses em residências, mas isso precisa partir das pessoas também. Não dá para você ficar esperando o poder público limpar o seu quintal", diz.</text:p>
            <text:p/>
            <text:p>Santa Catarina, embora ainda não tenha tido um aumento significativo dos casos de dengue em 2020, já projeta uma alta nos próximos meses. O número de focos do mosquito — quando as cidades identificam criadouros do Aedes aegypti — cresceu 54% até 15 de fevereiro, chegando a mais de 7.600 pontos. O último boletim epidemiológico também aponta que 100 dos 295 municípios de Santa Catarina enfrentam uma "infestação" de Aedes aegypti.</text:p>
            <text:p/>
            <text:p>"Pela proximidade com o Paraná e a circulação de turistas, enxergamos um cenário de crescimento da dengue", diz Tharine Dal Cim, bióloga da Secretaria de Saúde de Santa Catarina. "Nós tivemos verões mais quentes e invernos menos rigorosos. Normalmente, o inverno mais frio controla a proliferação do mosquito. Mas as temperaturas mais amenas, e o fato de o Aedes estar se adaptando a essas condições, têm feito aumentar os focos no Estado".</text:p>
            <text:p/>
            <text:p>Para a bióloga, parte da região Sul ainda não está acostumada a enfrentar a dengue, pois, no imaginário da população, Estados mais frios são livres da doença — a temperatura alta de fato é um fator importante na proliferação dos mosquitos, mas isso não blinda a região Sul do país.</text:p>
            <text:p/>
            <text:p>"As pessoas pensam que aqui não tem dengue, que ela só atinge o Sudeste e Nordeste. Então, acaba existindo um descuido com a proliferação do mosquito", diz Dal Cim.</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esquisadores da Universidade de Genebra, na Suíça, e de uma rede de hospitais universitários investigam uma vacina contra o novo coronavírus, que utilizaria a tecnologia de encapsulamento celular e poderia imunizar de forma mais rápida e prolongada.</text:p>
            <text:p/>
            <text:p>A informação foi divulgada nesta terça-feira (2) por meio de comunicado emitido pelo grupo de cientistas, que estão recebendo colaboração da universidade canadense de Laval e da companhia suíça de biotecnologia MaxiVAX.</text:p>
            <text:p/>
            <text:p>De acordo com os pesquisadores, a nova vacina será testada em ratos na próxima semana, mais tarde, podendo ser liberada para ensaios com humanos, caso os resultados preliminares sejam positivos.</text:p>
            <text:p/>
            <text:p>Por meio do encapsulamento celular, que até agora estava sendo avaliado em hospitais universitários de Genebra, em terapias contra o câncer, se implanta uma vacina que inclui um estimulador do sistema imunológico e contém a informação contra as proteínas, em forma de coroa, que identifica o vírus.</text:p>
            <text:p/>
            <text:p>A tecnologia envolve as células em uma membrana semipermeável, antes de serem injetadas no paciente, com o fim de protegê-las no sistema imunológico do paciente e prevenir a rejeição pelo organismo, sem que seja necessário usar imunossupressores, conclui o comunicad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verão é o período de maior risco para aparecimento do animal. Limpeza do ambiente e adoção de medidas simples podem prevenir picadas</text:p>
            <text:p/>
            <text:p>Os animais peçonhentos, como os escorpiões, aranhas e lagartas, estão cada vez mais presentes no meio urbano, adaptados ao ambiente do homem devido ao crescimento acelerado dos grandes centros. Por isso, é preciso que toda a população, inclusive das grandes cidades, saiba quais medidas adotar para evitar acidentes e mortes por envenenamento.</text:p>
            <text:p/>
            <text:p>O período do verão, de dezembro a março, exige maior cuidado em relação aos acidentes com escorpiões, pois o clima úmido e quente é ideal para o aparecimento destes animais, que se abrigam em esgotos e entulhos. Os escorpiões que habitam o meio urbano se alimentam principalmente de baratas, portanto são comuns também em locais próximos a áreas com acúmulo de lixo. A adoção de hábitos simples é fundamental para prevenir acidentes.</text:p>
            <text:p/>
            <text:p>No ambiente urbano, para evitar a entrada dos escorpiões nas casas e apartamentos, a recomendação é de usar telas em ralos de chão, pias e tanques, além de vedar as frestas nas paredes e colocar soleiras nas portas. Outra medida é afastar as camas e berços das paredes, e ainda vistoriar as roupas e calçados antes de usá-los.</text:p>
            <text:p/>
            <text:p>Nas áreas externas, as principais dicas são manter jardins e quintais livres de entulhos, folhas secas e lixo doméstico. Também é importante manter todo o lixo da residência em sacos plásticos bem fechados para evitar baratas, que servem de alimento e, portanto, atraem os escorpiões. Nas casas que possuem gramado, ele deve ser mantido aparado. Outra recomendação é não colocar a mão em buracos, embaixo de pedras ou em troncos apodrecidos e usar luvas e botas de raspas de couro para realizar atividades que representem certo risco, como manusear entulhos e materiais de construção, e nas atividades de jardinagem.</text:p>
            <text:p/>
            <text:p>Nas áreas rurais, além de todas essas medidas, é essencial preservar os inimigos naturais dos escorpiões, como lagartos, sapos e as aves de hábitos noturnos, como a coruja. Estes são os principais predadores dos escorpiões.</text:p>
            <text:p/>
            <text:p>O Ministério da Saúde não recomenda a utilização de produtos químicos (pesticidas) para o controle de escorpiões. Estes produtos, além de não possuírem, até o momento, eficácia comprovada para o controle do animal em ambiente urbano, podem fazer com que eles deixem seus esconderijos, aumentando a chance de acidentes.</text:p>
            <text:p/>
            <text:p>Saiba quais são as espécies de escorpiões mais comuns nas regiões brasileiras</text:p>
            <text:p/>
            <text:p>POPULAÇÕES MAIS EXPOSTAS</text:p>
            <text:p/>
            <text:p>Os grupos considerados mais vulneráveis são os trabalhadores da construção civil, crianças e pessoas que permanecem maiores períodos dentro de casa ou nos arredores e quintais. Ainda nas áreas urbanas, estão sujeitos os trabalhadores de madeireiras, transportadoras e distribuidoras de hortifrutigranjeiros, por manusearem objetos e alimentos onde os escorpiões podem estar alojados.</text:p>
            <text:p/>
            <text:p>A grande maioria dos acidentes com escorpiões é leve e o quadro local tem início rápido e duração limitada. Os acidentados apresentam dor imediata, vermelhidão e inchaço leve por acúmulo de líquido, piloereção (pelos em pé) e sudorese (suor) localizadas, cujo tratamento é sintomático.</text:p>
            <text:p/>
            <text:p>As crianças abaixo de sete anos apresentam maior risco de apresentar sintomas longe do local da picada, como vômito e diarreia, principalmente nas picadas por escorpião-amarelo, que podem levar a casos graves e requerem a aplicação do soro em tempo adequado.</text:p>
            <text:p>O QUE FAZER EM CASO DE ACIDENTE?</text:p>
            <text:p/>
            <text:p>A recomendação é ir imediatamente ao hospital de referência mais próximo. Se possível, levar o animal ou uma foto para identificação da espécie, permitindo assim uma avaliação mais eficaz sobre a gravidade do acidente.</text:p>
            <text:p/>
            <text:p>É importante lembrar que não é em todo caso de acidente que o soro será indicado, e apenas o profissional de saúde poderá fazer essa avaliação. O antiveneno é indicado em casos moderados ou graves. Limpar o local da picada com água e sabão pode ser uma medida auxiliar, desde que não atrase a ida ao serviço de saúde.</text:p>
            <text:p/>
            <text:p>ONDE ENCONTRAR O SORO</text:p>
            <text:p/>
            <text:p>Os casos leves, que não necessitam da aplicação do antiveneno, representam cerca de 87% do total de acidentes. Desta forma, o soro antiescorpiônico é disponibilizado apenas nos hospitais de referência do Sistema Único de Saúde (SUS). As ampolas são enviadas pela pasta aos estados, que são responsáveis pela distribuição aos municípios e pela definição estratégica das unidades de referência para o atendimento destes casos. Essa logística deve ser feita de acordo com a situação epidemiológica de cada região e os estados possuem também autonomia para remanejar o soro de uma cidade para outra quando necessário. Os soros também não são disponibilizados na rede particular de saúde.</text:p>
            <text:p>CASOS E AÇÕES DE PREVENÇÃO DE ACIDENTES</text:p>
            <text:p/>
            <text:p>No Brasil, a espécie de escorpião que causa mais acidentes, Tityus serrulatus, tem se expandido para um número maior de cidades, onde até então não era encontrada. Esta espécie possui facilidade para se reproduzir e colonizar novos ambientes.</text:p>
            <text:p/>
            <text:p>Os acidentes escorpiônicos ocorrem em todo o Brasil. Desde 2009, o Ministério da Saúde realiza capacitações de identificação, manejo e controle de escorpiões nos estados brasileiros, em cooperação com as secretarias estaduais de saúde. O objetivo é que cada estado multiplique as informações recebidas a todas as suas regionais de saúde e municípios.</text:p>
            <text:p/>
            <text:p>O Ministério da Saúde registrou, em 2018, 141,4 mil casos de acidentes com escorpiões em todo o país. Em 2017, foram 125 mil registros de acidentes. Esses dados ainda são preliminares e serão revisados, portanto estão sujeitos a alteração. Em 2016, foram 91,7 mil casos. Em relação às mortes, em 2016 foram registrados 115 óbitos em todo o país e, em 2017, 88.</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novo relatório semanal do InfoGripe, relativo à semana epidemiológica 20 (17 a 23 de maio), mostra uma retomada ou manutenção da tendência do crescimento do número semanal de casos de SRAG em diversas regiões do país. Segundo o estudo, essa propensão - considerada muito elevada - aliada ao alto percentual de detecção de Covid-19 entre os casos com teste laboratorial positivo, sugere a necessidade de manutenção das recomendações de distanciamento social para evitar demanda hospitalar acima da capacidade de atendimento.</text:p>
            <text:p/>
            <text:p>A análise aponta que diversos estados já relatam sobrecarga excessiva na sua rede hospitalar, alguns deles já apresentando capacidade máxima ou próxima da máxima. O coordenador do Infogripe, Marcelo Gomes, ressaltou que essa tendência poderá afetar a taxa de crescimento dos casos notificados nas próximas semanas, "uma vez que as notificações dependem de hospitalização, a depender dos fluxos adotados para notificação de casos em fila de espera em cada estado ou município".</text:p>
            <text:p/>
            <text:p>O pesquisador observa que os dados sugerem uma nova fase de desaceleração no número de novos casos semanais, embora sem indicativo de redução no número de novos casos. O que pode, de acordo com Marcelo Gomes, representar uma provável estabilização nas últimas semanas, após a retomada do crescimento acelerado observado no mês de abril.</text:p>
            <text:p/>
            <text:p>O panorama sugere que as regiões Centro-Oeste e Sul mantiveram tendência de crescimento acelerado, enquanto a região Sudeste apresenta sinal de crescimento com taxa mais lenta - sinal de desaceleração. Marcelo Gomes destaca que ao analisar os dados sem utilização dos filtros de sintomas da definição de SRAG, ou seja, considerando todas as hospitalizações e óbitos inseridas no sistema sivep-gripe, a situação do Nordeste sugere manutenção do crescimento, embora em desaceleração.</text:p>
            <text:p/>
            <text:p>"Em relação à região Norte, mantemos a recomendação de consulta aos gestores locais para avaliação das filas de espera em relação aos leitos hospitalares, a fim de avaliar se a redução no número de casos semanais é de fato consequência da redução no número de casos na população ou reflexo da incapacidade de internar novos pacientes", afirmou.</text:p>
            <text:p/>
            <text:p>Quanto aos números, o coordenador do InfoGripe ressalta que, durante a epidemia de Influenza H1N1, foram registrados 90.465 casos ao longo de todo o ano de 2009 no Brasil, atendendo os critérios de sintomas de SRAG. Sem levar em conta a presença de febre, foram 100.477 casos. Sem a aplicação de nenhum filtro de sintomas sobre os registros daquele ano inseridos no sistema de notificação, foram 202.529 casos.</text:p>
            <text:p/>
            <text:p>A estimativa atual de casos de SRAG notificados em 2020 já é maior em todos esses recortes, sendo que no caso dos registros com presença dos sintomas que definem SRAG, com ou sem presença de febre, os dados já inseridos no banco também já é superior do que o total registrado em 2009.</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Brasil é um dos primeiros países do mundo a alcançar o mais alto nível das seis medidas MPOWER (ver imagem abaixo) de controle do tabaco. Isso significa ter conseguido implementar as melhores práticas no cumprimento das estratégias preconizadas pela Organização Mundial de Saúde (OMS). Divulgado na última sexta-feira (26/7), no Rio de Janeiro, durante o lançamento do Relatório da OMS sobre a Epidemia Mundial do Tabaco, o resultado corrobora a posição do país como referência internacional no combate ao tabagismo. Esta 7ª edição do informe revelou que, dentre os 171 países que aderiram às medidas globais da OMS, apenas o Brasil se juntou à Turquia, como as duas únicas nações do mundo a implementarem ações governamentais de sucesso. Confira aqui um resumo em português.</text:p>
            <text:p/>
            <text:p>Para a presidente da Fiocruz, esse é o resultado e o reconhecimento de um trabalho iniciado pelo país na década de 1990, com a colaboração da Fundação. “A Fiocruz possui um trabalho importante de vigilância sobre o tabagismo, conduzido pelo Centro de Estudos sobre Tabaco e Saúde [Cetab]. Além disso, temos orgulho de ter uma pesquisadora da instituição à frente da Convenção-Quadro para o Controle do Tabaco [CQCT] na OMS”, afirmou a presidente da Fiocruz, Nísia Trindade Lima, em referência à Vera Luiza Costa e Silva, chefe do secretariado da CQCT, do qual o Brasil é signatário.</text:p>
            <text:p/>
            <text:p>Os sucessos das políticas contra o tabaco são resultado do reconhecimento dos malefícios do fumo e de uma mudança cultural profunda. “Há apenas 50 anos se reconheceu que o cigarro mata”, lembra o diretor da iniciativa da OMS para o fim do tabaco, Vinayak Mohan Prasad, ao apresentar o relatório. Para isso, a liderança de países como o Brasil foi fundamental.</text:p>
            <text:p/>
            <text:p>Desde que começou a monitorar o uso do tabaco, em 2006, o Brasil reduziu seu número de fumantes em 40%, de 15,7% para 9,3% da população. Esta redução é resultado de uma série de ações do Governo Federal. No que diz respeito ao oferecimento de ajuda para a cessação do fumo - que é o foco do 7º Relatório -, o Ministério da Saúde iniciou seus esforços e compromissos na década de 1990, quando o Instituto Nacional do Câncer (Inca) capacitou os profissionais dos estados e dos municípios para estarem aptos a realizar o tratamento no Sistema Único de Saúde (SUS). O tratamento do tabagismo é oferecido em mais de 4 mil unidades de saúde, a maioria (91%) na Atenção Primária, a porta de entrada do SUS.</text:p>
            <text:p/>
            <text:p>Entre 2005 e 2016, quase 1,6 milhão de brasileiros realizaram o tratamento de cessação do tabaco na rede pública de saúde, segundo o Inca. Além disso, a população conta, desde 2001, com um serviço telefônico nacional para tirar dúvidas, cujo número (Disque Saúde 136) deve estar obrigatoriamente estampado no rótulo frontal de todos os maços de cigarros. Segundo a OMS, essa medida é essencial para o sucesso das políticas antitabagismo, uma vez que 6 a cada 10 fumantes dizem querer parar, mas apenas 4% consegue fazer isso sem ajuda.</text:p>
            <text:p/>
            <text:p>A advertência sobre os perigos do tabaco também foi se aprimorando no decorrer dos anos. As mensagens nas embalagens dos cigarros passaram a ser mais impactantes. Além da obrigatoriedade de os maços de cigarros terem o serviço telefônico do SUS de cessação do tabaco (Disque Saúde 136), uma lei federal determinou a inclusão das imagens de alerta em 30% da parte frontal da embalagem e em 100% da parte de trás.</text:p>
            <text:p/>
            <text:p>A legislação brasileira também foi rígida quanto a publicidade do tabaco, que, no ano 2000, foi proibida nos meios de comunicação de massa, como TV, rádio, revistas, jornais e outdoors. O patrocínio de marcas de cigarro foi vetado em eventos culturais e esportivos, além da proibição total de pontos de venda.</text:p>
            <text:p/>
            <text:p>No que diz respeito ao monitoramento do uso de tabaco, o Ministério da Saúde acumula expertise na coleta de dados. Desde 2006, realiza o Vigitel, pesquisa anual sobre fatores de risco para doenças crônicas não transmissíveis, que traz informações sobre a estimativa de consumo. E também coleta dados sobre o uso do tabaco entre jovens por meio da Pesquisa Nacional de Saúde do Escolar (PEnSE). Vale destacar também que, em 2008, o Brasil foi um dos primeiros países a completar a coleta de informações para o inquérito mundial Global Adult Tobacco Survey (Gats); essas perguntas estão inseridas na Pesquisa Nacional de Saúde, cuja coleta de dados de 2019 começará no próximo mês.</text:p>
            <text:p/>
            <text:p>No mundo inteiro, o aumento dos impostos sobre os produtos do tabaco é a medida do M-POWER considera mais efetiva pela OMS, mas é das que ainda tem menos adeptos. A recomendação é que os impostos incidam sobre, pelo menos 75% do preço do varejo. Essa foi a última medida adotada pelo Brasil, através do Decreto nº 8.656, de janeiro de 2016.</text:p>
            <text:p/>
            <text:p>Segundo o Instituto Nacional de Câncer (Inca), a assistência médica associada ao tabagismo gerou, em 2015, R$ 39,4 bilhões em custos diretos. Além disso, a perda de produtividade associada ao hábito de fumar, no mesmo ano, chega a R$ 17,5 bilhões em custos indiretos devido às mortes prematuras e incapacidades.</text:p>
            <text:p/>
            <text:p>Novos desafios</text:p>
            <text:p/>
            <text:p>Apesar do progresso em diversos países, os especialistas da OMS alertam para a importância da continuidade das políticas, além da implementação em mais países. Outro ponto que merece atenção são os novos produtos que chegam o mercado sem regulação.</text:p>
            <text:p/>
            <text:p>“É preciso estar alerta à estratégia da indústria do tabaco, promovendo novos produtos como narguilés e cigarros aquecidos como forma de reduzir danos provocados pelo uso do cigarro tradicional. Esses são todos produtos de tabaco”, afirma Vera Luiza, recomendando que as medidas da Convenção Quadro também sejam aplicadas a eles.</text:p>
            <text:p/>
            <text:p>Além disso, existem cigarros com sabor, que tendem a atrair os jovens, e os cigarros eletrônicos, sobre os quais ainda há pouca pesquisa. O diretor da iniciativa da OMS para o fim do tabaco, Vinayak Mohan Prasad, chama atenção para o lobby da indústria, que ainda é muito forte.</text:p>
            <text:p/>
            <text:p>O fim do comércio ilegal do tabaco é outro esforço que deve ser feito em conjunto entre os países para garantir a saúde da população. O Brasil e Uruguai são signatários de um tratado com esse objetivo. Para Vera Luiza, é importante que esses países confirmem sua liderança e apoiem outros países da região para assinar o protocolo. Durante o evento de lançamento do relatório, o ministro de saúde do Paraguai comprometeu-se a trabalhar para que o tema avance no país vizinho. O tema também foi debatido em 2018, durante a 42ª Reunião Ordinária de Ministros de Saúde do Mercosul.</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Resultado é o melhor dos últimos cinco anos, embora oito estados e o DF ainda não tenham conseguido alcançar a meta de no mínimo 95%, que recomenda o Ministério da Saúde</text:p>
            <text:p/>
            <text:p>O esforço do Governo Federal em 2019 para proteger a população brasileira contra o sarampo trouxe bons resultados. O Brasil ultrapassou a meta de cobertura vacinal da tríplice viral (sarampo, rubéola e caxumba) recomendada pelo Ministério da Saúde. No total, 99,4% das crianças de um ano de idade estão vacinadas no país. O resultado é o melhor dos últimos cinco anos, embora oito estados e o Distrito Federal não tenham atingido a meta mínima, que é de 95%. O bom desempenho é fruto da intensificação de ações de vacinação em todo o país por meio das Campanhas Nacionais de Vacinação contra o sarampo.</text:p>
            <text:p/>
            <text:p>Mesmo com o bom desempenho do país, o diretor do Departamento de Imunizações e Doenças Transmissíveis do Ministério da Saúde, Julio Croda, ressalta a preocupação com municípios que ainda não cumpriram a meta. “Ainda temos cerca de 1,9 mil municípios que, mesmo com a intensificação das ações de vacinação por meio de campanhas, não conseguiram atingir a meta. Isso é preocupante para 2020 porque ainda existe surto da doença no país”, informou o diretor.</text:p>
            <text:p/>
            <text:p>Somente neste ano, o Ministério da Saúde realizou duas etapas de vacinação contra o sarampo em municípios brasileiros que fazem fronteira com outros países. No meio do ano, também realizou campanha de vacinação concentrada no estado de São Paulo devido aos casos da doença que começaram a surgir após o registro de surto em um navio que atracou no porto de Santos (SP). Além disso, outras duas campanhas foram realizadas em todo om país. A campanha, que terminou no dia 30 de novembro, ocorreu em duas etapas: a primeira, destinada a crianças de 6 meses a menores de 5 anos (7/10 a 25/10); e a segunda focada na população de 20 a 29 anos.</text:p>
            <text:p/>
            <text:p>Os estados que atingiram a meta de vacinação contra o sarampo em 2019 são: Mato Grosso do Sul (115,92%), Alagoas (115,7%), Rondônia (114,4%), Paraíba (110,2%), Pernambuco (109%), Ceará (108,2%), Minas Gerai (106,7%), Espírito Santos (105,7%), Santa Catarina (105,4%), Paraná (102,8%), Tocantins (102,5%), Rio de Janeiro (101,7%), Sergipe (99%), Rio Grande do Sul (101,1%), Goiás (103,4%), Mato Grosso (97,2%), Amazonas (96,4%) e Rio Grande do Norte (96,2%).</text:p>
            <text:p/>
            <text:p>Entre os estados que não atingiram a meta mínima de 95% de cobertura vacinal, preconizada pelo Ministério da Saúde foram: Pará (85,4%), Roraima (87,9%), Bahia (88,9%), Maranhão (90%), Acre (91,4%), Piauí (91,9%), Distrito Federal (93,7%), São Paulo (93,9%) e Amapá (94,9%).</text:p>
            <text:p/>
            <text:p>O Ministério da Saúde alerta que a baixa cobertura vacinal é responsável pela disseminação do sarampo em território nacional. Mesmo frente à situação atual de surtos pelo Brasil, as baixas coberturas vacinais ainda persistem em alguns municípios. De acordo com o último boletim epidemiológico de sarampo, atualmente, a doença circula em 17 estados brasileiros, com um total de 3.565 casos confirmados nos últimos 90 dias (1º de setembro a 23 de novembro). Destes, 2.702 casos estão concentrados em 147 municípios do estado de São Paulo. Também foram confirmados 15 óbitos: seis em menores de 1 ano de idade, dois em crianças de 1 ano de idade e sete em adultos maiores de 20 anos.</text:p>
            <text:p/>
            <text:p>MAIS RECURSOS</text:p>
            <text:p/>
            <text:p>O Ministério da Saúde já disponibilizou R$ 103 milhões (metade do bônus de R$ 206 milhões) criado para incentivar os municípios brasileiros a vacinar em massa crianças entre seis meses e cinco anos de idade. O dinheiro foi repassado no dia 18 de outubro para os fundos municipais de saúde, de acordo com o tamanho da população de cada cidade.</text:p>
            <text:p/>
            <text:p>O plano feito pelo Ministério da Saúde é premiar os municípios que cumpram metas em relação à vacinação. A outra metade do bônus, outros R$ 103 milhões, portanto, só será liberada para aqueles que alcançarem 95% de cobertura vacinal da primeira dose da tríplice viral em crianças de 12 meses de idade e também informar ao Ministério e a Secretaria Estadual de Saúde do estoque das vacinas de poliomielite, tríplice e pentavalente guardadas nas unidades de saúde.</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Exame para diagnóstico e medicamento para estabilizar evolução da doença oftalmológica passam a ter cobertura pelo Sistema Único de Saúde. A degeneração macular é progressiva, levando à perda da visão</text:p>
            <text:p/>
            <text:p>O Ministério da Saúde ampliou o rol de procedimentos ofertados no Sistema Único de Saúde (SUS) para pessoas com diagnóstico de Degeneração Macular Relacionada à Idade (DMRI) com a oferta do medicamento antigiogênico e o exame de tomografia de coerência óptica. As duas incorporações  são importantes, tanto para detectar precocemente a doença quanto para tratar os casos já confirmados, estabilizando a evolução da doença. A Degeneração Macular é uma doença que ocorre na parte central da retina (mácula), área do olho responsável pela formação da imagem, e que leva a perda progressiva da visão central.</text:p>
            <text:p/>
            <text:p>Para diagnóstico e tratamento da degeneração macular, o SUS já ofertava o exame de mapeamento de retina, que auxilia na identificação da DMRI. O paciente também conta com o procedimento de fotocoagulação à laser.</text:p>
            <text:p/>
            <text:p>Os dois novos procedimentos são para atender pacientes a partir dos 60 anos e deverão ser realizados conforme Protocolo Clínico e Diretrizes Terapêuticas da Degeneração Macular Relacionada à Idade (DMRI) do Ministério da Saúde. O medicamento antigiogênico para tratamento de Degeneração Macular é injetável e pode ser feito em um ou nos dois olhos, com intervalo mínimo de 15 dias entre um olho e outro. Já a tomografia de coerência óptica é um exame oftalmológico não invasivo para diagnóstico da doença nos dois olhos. O exame visa detectar sinais microscópicos de alterações precoces da retina.</text:p>
            <text:p/>
            <text:p>A incorporação dos procedimentos na tabela SUS passou a vigorar a partir de dezembro de 2018, com a publicação da portaria 4.225 no Diário Oficial da União (DOU). Por um período de seis meses, os recursos destinados ao custeio desses novos procedimentos serão disponibilizados pelo Ministério da Saúde aos estados por meio do Fundo de Ações Estratégicas e Compensação (FAEC), ou seja, serão recursos extrateto. O objetivo é  formar série histórica de atendimento, para posterior incorporação desse custeio ao Teto de Média e Alta Complexidade dos estados.</text:p>
            <text:p/>
            <text:p>A Degeneração Macular Relacionada à Idade é uma doença degenerativa e progressiva que acomete a área central da retina (mácula), na qual as imagens são formadas, levando invariavelmente à perda da visão central. O principal fator de risco para a DMRI é o aumento da idade. Pode ser classificada como seca, responsável pela maior parte dos casos (85%-90%), ou úmida (10%-15%).</text:p>
            <text:p>PROTOCOLO CLÍNICO PARA DEGENERAÇÃO MACULAR</text:p>
            <text:p/>
            <text:p>O novo Protocolo Clínico e Diretrizes Terapêuticas (PCDT) da DMRI foi publicado em novembro de 2018 e traz critérios de diagnóstico, tratamento, mecanismos de regulação, controle e avaliação. O protocolo é de caráter nacional e também deve ser utilizado pelas secretarias estaduais de saúde na regulação do acesso assistencial.</text:p>
            <text:p/>
            <text:p>Ainda no âmbito do atendimento oftalmológico, o SUS oferece tratamentos para cirurgias para correção de catarata, que aumentou 6,7%, passando de 452 mil em 2016 para 483 mil em 2017. O investimento para realização desses procedimentos também cresceu, ultrapassando o valor de R$ 325,8 milhões em 2017, 14,2% a mais que o total registrado em 2016. Em 2018, foram realizadas aproximadamente (até  outubro de 2018) 386 mil cirurgias de correção de catarata, com o valor de R$ 309,5 milhões de reais.</text:p>
            <text:p/>
            <text:p>O investimento da pasta em toda a assistência oftalmológica para glaucoma, catarata e outras doenças oftalmológicas foi de R$ 836 milhões, em 2017. Em 2018, foram realizados aproximadamente (até outubro de 2018) 26,2 milhões de consultas, exames e tratamentos correspondentes aos atendimentos oftalmológicos, com valor gasto de aproximadamente R$ 790,7 milhões de reais.</text:p>
            <text:p/>
            <text:p>O Ministério da Saúde também incorporou em 2017, o procedimento de crosslinking corneano para paralisar a progressão de casos de ceratocone, doença que pode levar a cegueira. A técnica, rápida e pouco invasiva, consiste na aplicação de radiação ultravioleta na superfície da córnea, além de tratamento com colírio. O procedimento pode ser ofertado pelos serviços credenciados junto ao SUS, que atendem na especialidade de oftalmologi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Proposta prevê multa em casos de descumprimento e determina que governadores ou prefeitos façam regulamentação da punição</text:p>
            <text:p/>
            <text:p>O Senado aprovou nesta quinta-feira, 04, projeto de lei que obriga o uso de máscaras em locais públicos e privados enquanto durar a emergência de saúde pública causada pelo novo coronavírus. A proposta prevê multa em casos de descumprimento e determina que governadores ou prefeitos deverão definir e regulamentar o valor da punição.</text:p>
            <text:p/>
            <text:p>Por conta das modificações propostas pelo relator da matéria, senador Jean Paul Prates (PT-RN), o texto voltará para análise da Câmara dos Deputados.</text:p>
            <text:p/>
            <text:p>O projeto torna obrigatório o uso da máscara em espaços públicos, transportes coletivos e de individuais, locais privados acessíveis ao público, embarcações, aviões, estabelecimentos comerciais, igrejas e estabelecimentos prisionais. Também determina a adoção de medidas de assepsia em locais de acesso público, como meio de transportes.</text:p>
            <text:p/>
            <text:p>O texto estabelece ainda que o poder público deverá fornecer o equipamento às populações vulneráveis economicamente, incluindo os beneficiados pelo programa de auxílio emergencial. O governo deverá dar prioridade às máscaras produzidas artesanalmente por costureiras ou cooperativas locais.</text:p>
            <text:p/>
            <text:p>O uso da proteção está dispensado para pessoas com transtorno do espectro autista, deficiência intelectual, deficiências sensoriais, ou outras deficiências que as impeçam de fazer o uso adequado, mediante declaração médica.</text:p>
            <text:p/>
            <text:p>Caberá ao Poder Executivo veicular campanhas publicitárias informando a necessidade do uso de máscaras e a maneira correta de seu descarte, conforme recomendações do Ministério da Saúde. O texto também determina que o governo informe os valores recolhidos em multas nos portais de transparência e que destine os recursos para ações e serviços de saúde.</text:p>
            <text:p/>
            <text:p>COMÉRCIO</text:p>
            <text:p/>
            <text:p>O texto também obriga que comércios e indústrias autorizados a funcionar durante a pandemia da covid-19 forneçam gratuitamente máscaras de proteção para todos os funcionários e colaboradores. Também permite que os estabelecimentos possam restringir a entrada de pessoas sem o equipamento de seguranç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Durante o churrasco, Ingrid caiu. Queriam chamar uma ambulância mas ela insistiu que estava bem e só tropeçou por causa dos sapatos novos. Ela estava um pouco pálida e tremia, deram lhe um prato novo com comida. Ingrid passou o resto da noite bem disposta e alegre. Mais tarde, o marido de Ingrid telefonou e deixou que todos soubessem, que a mulher foi internada no hospital. Às 23 horas Ingrid faleceu. Ela tinha tido um AVC durante o churrasco. Se os outros soubessem reconhecer os sintomas do AVC, Ingrid podia ainda estar viva.</text:p>
            <text:p>Algumas pessoas não morrem logo mas ficam durante muito tempo sujeitos a apoios e numa situação de desespero.</text:p>
            <text:p/>
            <text:p>Só demora 1 minuto a ler o seguinte...</text:p>
            <text:p/>
            <text:p>... Um neurologista disse, se ele consegue chegar ao pé de um indivíduo que sofreu um AVC, ele pode eliminar as sequelas de um AVC. Ele disse, o truque é diagnosticar e tratar a pessoa durante as primeiras 3 horas. Como reconhecer um AVC: Há 4 passos que devem ser seguidos para reconhecer um AVC....</text:p>
            <text:p>*Peça à pessoa para rir (ela não vai conseguir).</text:p>
            <text:p>*Peça à pessoa para dizer uma frase simples (por exemplo: hoje está um dia bonito).</text:p>
            <text:p>*Peça à pessoa para levantar os dois braços (não vai conseguir bem).</text:p>
            <text:p>*Peça à pessoa para mostrar a língua (se a língua estiver torta ou virar dum lado para o outro, é um sintoma).</text:p>
            <text:p>Se a pessoa tem alguns destes sintomas chamar imediatamente o médico, descrever os sintomas ao telefone.</text:p>
            <text:p>Um cardiologista disse, se for possivel divulgar estas dicas a um número elevado de pessoas, podemos ter a certeza, que alguma vida, eventualmente a nossa própria, pode ser salva.</text:p>
            <text:p/>
            <text:p>Mandamos todos os dias tantas coisas inúteis, também podemos enviar coisas importantes, não acha?</text:p>
            <text:p>Se também considera importante, repasse, para chegar ao maior número de pessoas possível.</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Cientistas do Reino Unido devem começar a testar um tratamento que, segundo esperam, possa combater os efeitos da covid-19 nos pacientes mais graves.</text:p>
            <text:p/>
            <text:p>Eles constataram que aqueles que desenvolvem a forma mais grave da doença têm números extremamente baixos de uma célula imune chamada célula T.</text:p>
            <text:p/>
            <text:p>As células T "limpam" a infecção do corpo.</text:p>
            <text:p/>
            <text:p>O ensaio clínico avaliará se um medicamento chamado interleucina 7, conhecido por aumentar o número de células T, pode ajudar na recuperação dos pacientes.</text:p>
            <text:p/>
            <text:p>O estudo envolve cientistas do Instituto Francis Crick, King's College London e do hospital Guy's e St Thomas'. Eles examinaram as células imunes no sangue de 60 pacientes de covid-19 e encontraram uma aparente queda no número de células T.</text:p>
            <text:p/>
            <text:p>Adrian Hayday, do Instituto Crick, disse que foi uma "grande surpresa" ver o que estava acontecendo com as células imunológicas.</text:p>
            <text:p/>
            <text:p>"Elas estão tentando nos proteger, mas o vírus parece estar fazendo algo que está puxando o tapete delas, porque seus números diminuíram drasticamente."</text:p>
            <text:p/>
            <text:p>Em uma gota de sangue de microlitro (0,001 ml), adultos saudáveis normais têm entre 2 mil e 4 mil células T, também chamadas linfócitos T.</text:p>
            <text:p/>
            <text:p>Os pacientes de covid-19 que a equipe testou tinham entre 200 e 1,2 mil.</text:p>
            <text:p>'Extremamente encorajador'</text:p>
            <text:p/>
            <text:p>Os pesquisadores dizem que essas descobertas abrem caminho para que eles desenvolvam um "teste de impressão digital" para verificar os níveis de células T no sangue, o que poderia fornecer indicações precoces de quem poderia desenvolver doenças mais graves.</text:p>
            <text:p/>
            <text:p>Mas também oferece a possibilidade de um tratamento específico para reverter esse declínio das células imunológicas.</text:p>
            <text:p/>
            <text:p>Manu Shankar-Hari, médico de cuidados intensivos do hospital Guy's e St Thomas', em Londres, disse que cerca de 70% dos pacientes que observa em terapia intensiva com covid-19 chegam com 400 a 800 linfócitos por microlitro.</text:p>
            <text:p/>
            <text:p>"Quando eles começam a se recuperar, o nível de linfócitos também começa a voltar", acrescenta.</text:p>
            <text:p/>
            <text:p>A interleucina 7 já foi testada em um pequeno grupo de pacientes com sepse e comprovou aumentar com segurança a produção dessas células específicas.</text:p>
            <text:p/>
            <text:p>Nesse estudo, ela será administrada a pacientes com baixa contagem de linfócitos em tratamento intensivo por mais de três dias.</text:p>
            <text:p/>
            <text:p>Shankar-Hari disse: "Esperamos que [quando aumentarmos a contagem de células] as infecções virais sejam eliminadas.</text:p>
            <text:p/>
            <text:p>"Como médico intensivista, eu cuido dos pacientes que estão extremamente mal e, além dos cuidados de suporte, não temos nenhum tratamento ativo direto contra a doença".</text:p>
            <text:p/>
            <text:p>"Portanto, um tratamento como esse no contexto de um ensaio clínico é extremamente encorajador para médicos de cuidados intensivos em todo o Reino Unido".</text:p>
            <text:p/>
            <text:p>A pesquisa também forneceu informações sobre as formas específicas pelas quais a covid-19 interage com o sistema imunológico, o que, segundo Hayday, será vital à medida que cientistas de todo o mundo procuram informações clinicamente valiosas.</text:p>
            <text:p/>
            <text:p>"O vírus que causou essa emergência no planeta é único — e diferente. É algo sem precedentes."</text:p>
            <text:p/>
            <text:p>"A razão exata para essa interrupção — a chave nos trabalhos do sistema de células T — não está clara para nós.</text:p>
            <text:p/>
            <text:p>"Este vírus está realmente fazendo algo distinto e pesquisas futuras - que começaremos imediatamente — precisam descobrir o mecanismo pelo qual ele está causando esses efeitos."</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CT Vacinas, núcleo formado por pesquisadores da UFMG (Universidade Federal de Minas Gerais) e da Fiocruz (Fundação Oswaldo Cruz), desenvolveu um teste para diagnosticar a covid-19, que diminui as chances de o resultado ser de falso negativo ou falso positivo.</text:p>
            <text:p/>
            <text:p>Trata-se de um teste Elisa, nome que deriva da abreviação de "ensaio de imunoabsorção enzimática" (em inglês, enzyme-linked immunosorbent assay), em referência à técnica usada. Pelo mundo, o método consolidou-se, há anos, como ferramenta de detecção do HIV.</text:p>
            <text:p/>
            <text:p>Além de rápido, o teste concebido pelo CT Vacinas tem a vantagem de ser mais barato que outra opção existente, o RT-PCR (do inglês reverse-transcriptase polymerase chain reaction), cujo custo varia de R$ 280 a R$ 470 na capital paulista, conforme apurou a Agência Brasil, após contatar três redes de laboratórios.</text:p>
            <text:p/>
            <text:p>Como os testes rápidos, o Elisa também é sorológico (feito a partir da procura por anticorpos no sangue), com a diferença de que pode ser realizado somente em laboratórios, ainda que o equipamento necessário seja relativamente simples. Após as validações iniciais, a próxima etapa é obter a certificação da Anvisa (Agência Nacional de Vigilância Sanitária).</text:p>
            <text:p/>
            <text:p>"No caso do Elisa, de metodologia completamente diferente [em relação aos testes rápidos], tira-se uma amostra de sangue maior, precisa-se de 1 mililitro, pelo menos. Então, é necessária uma agulha para  coletar o sangue. O processo de detecção da presença do anticorpo é muito mais sensível", diz a coordenadora do CT Vacinas, Santuza Ribeiro.</text:p>
            <text:p/>
            <text:p>"Por isso, mesmo que a pessoa tenha baixas quantidades de anticorpo, não se detecta naquele teste rápido, mas pode-se detectar no Elisa. Não se consegue fazer o Elisa em um balcão de farmácia, por exemplo. Por outro lado, há uma sensibilidade muito maior. Outra vantagem é que, com o Elisa, consegue-se uma redução não só de falso negativo, mas de falso positivo, que é quando se tem uma reação que parece positiva, e, na verdade, é um anticorpo contra outro vírus, que não o Sars-CoV-2, como o de gripe comum", explica Suzana.</text:p>
            <text:p/>
            <text:p>Com o Elisa desenvolvido pelos pequisadores do CT Vacinas, consegue-se mostrar que, em pessoas que têm anticorpos contra outras viroses, como dengue, não se detecta positivo. "O teste rápido não é capaz de diferenciar as outras infecções", acrescenta.</text:p>
            <text:p/>
            <text:p>Na prática, o que se faz é fixar o antígeno em uma placa de poliestireno e ligá-lo a um anticorpo com marcador enzimático. Caso haja reação de defesa do organismo contra o agente patogênico – no caso, o novo coronavírus –, na forma de anticorpos, o material depositado sobre a placa muda de cor.</text:p>
            <text:p/>
            <text:p>Em virtude da estrutura exigida para aplicação do teste, a equipe agora busca o apoio de órgãos federais, como o Ministério da Ciência, Tecnologia, Inovações e Comunicações e outros entes públicos e também de empresas, para possibilitar a produção em larga escala e a disponibilização a uma parcela significativa da população. Duas pontes que estão sendo negociadas envolvem a Fundação Ezequiel Dias (Funed), do governo de Minas Gerais, e o Instituto de Tecnologia em Imunobiológicos (Bio-Manguinhos), da Fiocruz.</text:p>
            <text:p/>
            <text:p>Santuza destaca, ainda, que o teste Elisa para covid-19 surgiu do aprimoramento de um saber que já circulava no núcleo, sinalizando para a importância do investimento estável em ciência. "No CT Vacinas, a gente já havia desenvolvido um teste muito semelhante, para outras doenças, inclusive não virais, para leishmaniose, doença de Chagas e malária. A mudança que foi feita consistiu em colocar como componente do teste uma molécula capaz de detectar o anticorpo contra o covid-19."</text:p>
            <text:p/>
            <text:p>"Testamos três opções e encontramos o antígeno N, componente da partícula viral, como a melhor molécula para detectar o anticorpo contra covid-19. Isso foi uma demanda específica que tivemos da Secretaria de Estado de Saúde de Minas Gerais, por meio da Fundação de Amparo à Pesquisa do Estado de Minas Gerais (Fapemig), com financiamento da fundação, inicialmente, e depois recebemos recursos do governo federal, por meio da Rede Virus, do Ministério da Ciência, Tecnologia, Inovações e Comunicações". De acordo com a coordenadora do CT Vacinas, trata-se de uma molécula distinta da que está sendo usada no desenvolvimento de vacinas.</text:p>
            <text:p/>
            <text:p>A proposta foi apresentada pela Fapemig no início de março, diz Santuza, ao destacar o sucesso da equipe, que completoo o desafio em três meses: "A gente ficou muito feliz, porque não sabia se teria capacidade de realizar em um tempo tão curto."</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Uma das imagens mais comuns no surgimento de surtos e epidemias é a de pessoas usando máscaras cirúrgicas.</text:p>
            <text:p/>
            <text:p>A prática de usá-la a fim de prevenir infecções é popular em diversos países do mundo, mais recentemente na China em meio à atual disseminação de um novo tipo de coronavírus, além de visar a proteção contra altos níveis de poluição.</text:p>
            <text:p/>
            <text:p>Virologistas, entretanto, são céticos em relação à real eficácia dessas máscaras contra vírus e bactérias que circulam no ar.</text:p>
            <text:p/>
            <text:p>Mas há algumas evidências que sugerem que esse tipo de equipamento pode ajudar a prevenir as transmissões de micro-organismos das mãos para a boca.</text:p>
            <text:p>Das salas de cirurgia às ruas</text:p>
            <text:p/>
            <text:p>Máscaras cirúrgicas começaram a ser adotadas em hospitais no fim do século 18, mas só passaram a ser usadas pelo grande público na epidemia da gripe espanhola em 1919, que matou mais de 50 milhões de pessoas.</text:p>
            <text:p/>
            <text:p>David Carrington, professor da Universidade de Londres, afirmou à BBC News que esse tipo de máscara não é eficaz contra vírus e bactérias que circulam no ar porque elas são muito frouxas, não têm filtro de ar e deixam os olhos expostos.</text:p>
            <text:p/>
            <text:p>Elas, no entanto, podem ser úteis para minimizar o risco de contrair um vírus por meio de respingos de espirros ou tosses, além de evitar a contaminação mão-boca.</text:p>
            <text:p/>
            <text:p>Um estudo britânico de 2016 indica que as pessoas tocam seus rostos cerca de 23 vezes por hora.</text:p>
            <text:p/>
            <text:p>Jonathan Ball, professor de virologia molecular da Universidade de Nottingham, no Reino Unido, afirmou que "em um estudo bem controlado num hospital, as máscaras de rosto do tipo respirador são boas para prevenir infecções por influenza do tipo.</text:p>
            <text:p/>
            <text:p>Respiradores, que tendem a proporcionar uma filtragem acurada do ar, são desenhados para proteção contra partículas aéreas com potencial perigoso.</text:p>
            <text:p/>
            <text:p>"No entanto, quando você analisa os estudos que tratam da eficácia de máscaras na população em geral, os resultados são menos animadores. É um grande desafio, por exemplo, manter uma máscara no rosto por um tempo prolongado", disse Ball.</text:p>
            <text:p>Higiene das mãos é mais eficaz, dizem especialistas</text:p>
            <text:p/>
            <text:p>Connor Bamford, do Instituto Wellcome-Wolfson para Medicina Experimental, na Irlanda do Norte, afirmou que "a adoção de medidas simples de higiene são muito mais eficientes".</text:p>
            <text:p/>
            <text:p>"Cobrir a boca enquanto espirra, lavar as mãos e não colocar as mãos na boca antes de lavá-las podem ajudar a limitar o risco de contrair qualquer vírus respiratório."</text:p>
            <text:p/>
            <text:p>O NHS (serviço de saúde pública do Reino Unido) recomenda que a melhor maneira de contrair vírus como o da gripe é:</text:p>
            <text:p/>
            <text:p>    lavar as mãos regularmente com água morna e sabão</text:p>
            <text:p>    evitar tocar os olhos e o nariz sempre que possível</text:p>
            <text:p>    manter um estilo de vida saudável</text:p>
            <text:p/>
            <text:p>Jake Dunning, chefe de zoonoses e infecções do serviço público de saúde inglês, disse que o uso de máscaras cirúrgicas pelo grande público tende a reduzir o cuidado pessoal com higiene, por exemplo.</text:p>
            <text:p/>
            <text:p>"As pessoas mantêm mais o foco na higiene das mãos quanto estão preocupadas."</text:p>
            <text:p>O que se sabe sobre o novo surto que começou na China?</text:p>
            <text:p/>
            <text:p>Um vírus desconhecido pela ciência até há pouco vem causando uma doença pulmonar grave em centenas de pessoas na China, e já foi detectado nos Estados Unidos, Taiwan, Tailândia, Japão, Coreia do Sul e Macau.</text:p>
            <text:p/>
            <text:p>Ao menos 17 pessoas morreram em decorrência do vírus, que surgiu em dezembro passado na cidade chinesa de Wuhan. Ele infectou 440 pessoas, segundo registros oficiais.</text:p>
            <text:p/>
            <text:p>Amostras do 2019-nCoV, como é chamado, foram coletadas de pacientes e analisadas em laboratório, e autoridades da China e da OMS concluíram que a infecção é um coronavírus.</text:p>
            <text:p/>
            <text:p>O vírus causa febre, tosse, falta de ar e dificuldade em respirar.</text:p>
            <text:p/>
            <text:p>Em casos mais graves, pode evoluir para pneumonia e síndrome respiratória aguda grave ou causar insuficiência renal.</text:p>
            <text:p/>
            <text:p>Os casos têm sido associados ao mercado público de frutos do mar em Wuhan.</text:p>
            <text:p/>
            <text:p>Autoridades chinesas afirmam que há casos de transmissão do vírus de uma pessoa para outra, envolvendo inclusive profissionais de saúde que foram infectados durante o tratamento de pacientes com a mesma doença.</text:p>
            <text:p/>
            <text:p>Há uma grande preocupação em torno de novos vírus que infectam pulmões, já que tosses e espirros são meios altamente eficazes de alastramento de uma doença.</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office:value-type="string" calcext:value-type="string">
            <text:p>não sensacionalista</text:p>
          </table:table-cell>
          <table:table-cell table:number-columns-repeated="144"/>
        </table:table-row>
        <table:table-row table:style-name="ro7">
          <table:table-cell office:value-type="string" calcext:value-type="string">
            <text:p>O mundo está lutando contra uma nova emergência de saúde global, um novo tipo de coronavírus, que se espalhou da China para pelo menos 20 outros países, incluindo o Reino Unido. Até a publicação desta reportagem, o coronovírus já tinha infectado cerca de 10 mil pessoas e o número de mortos chegava a 213 pessoas, todas na China,</text:p>
            <text:p/>
            <text:p>O número de contaminados já supera o da epidemia da Síndrome Respiratória Aguda Grave (Sars) que em 2003 contaminou 8,1 mil pessoas, sendo que naquela ocasião, o número de mortos chegou a 750.</text:p>
            <text:p/>
            <text:p>Nesta sexta-feira (31/01), o governo britânico confirmou os dois primeiros casos da doença no país.</text:p>
            <text:p/>
            <text:p>No Brasil, nove casos suspeitos estão sendo investigados.</text:p>
            <text:p/>
            <text:p>Surtos de novas doenças infecciosas são tipicamente vistos como "únicos".</text:p>
            <text:p/>
            <text:p>Mas o novo vírus - que se acredita ter originado da vida selvagem - lança luz sobre o risco de doenças transmitidas por animais. É provável que isso seja mais um problema no futuro, pois as mudanças climáticas e a globalização alteram a maneira como os animais e os seres humanos interagem.</text:p>
            <text:p/>
            <text:p>Como os animais podem tornar as pessoas doentes?</text:p>
            <text:p/>
            <text:p>Nos últimos 50 anos, uma série de doenças infecciosas se espalhou rapidamente após saltar dos animais para os seres humanos.</text:p>
            <text:p/>
            <text:p>A crise do HIV/Aids dos anos 80 teve origem nos primatas, a gripe aviária de 2004-07 veio de aves e os porcos nos deram a gripe suína de 2009. Mais recentemente, foi descoberta a Sars, também causada por um vírus do tipo corona, oriunda de morcegos, via civetas (um pequeno mamífero asiático), enquanto os mesmos morcegos também foram os precursores do Ebola.</text:p>
            <text:p/>
            <text:p>Os seres humanos sempre contraíram doenças de animais. De fato, a maioria das novas doenças infecciosas vem da vida selvagem.</text:p>
            <text:p/>
            <text:p>Mas as mudanças ambientais estão acelerando esse processo, enquanto o crescimento da população das cidades e do número de viagens internacionais faz com que, quando essas doenças surgem, podem se espalhar mais rapidamente.</text:p>
            <text:p/>
            <text:p>Como as doenças podem passar entre as espécies?</text:p>
            <text:p/>
            <text:p>A maioria dos animais carrega uma variedade de patógenos - bactérias e vírus que podem causar doenças.</text:p>
            <text:p/>
            <text:p>A sobrevivência evolutiva desse patógeno depende da infecção de novos hospedeiros - e pular para outras espécies é uma maneira de fazer isso.</text:p>
            <text:p/>
            <text:p>O sistema imunológico do novo hospedeiro tenta matar esses patógenos, o que significa que os dois estão presos em um eterno jogo evolutivo de tentar encontrar novas maneiras de derrotar um ao outro.</text:p>
            <text:p/>
            <text:p>Por exemplo, cerca de 10% das pessoas infectadas morreram durante a epidemia de Sars em 2003, em comparação com menos de 0,1% de uma epidemia de gripe "típica".</text:p>
            <text:p/>
            <text:p>As mudanças ambientais e climáticas estão removendo e alterando o habitat dos animais, impactando a maneira como eles vivem, onde vivem e quem come quem.</text:p>
            <text:p/>
            <text:p>A forma como os humanos vivem também mudou - 55% da população global agora vivem nas cidades, contra 35% há 50 anos.</text:p>
            <text:p/>
            <text:p>E essas cidades mais populosas acabam se tornando moradia para a vida selvagem - ratos, camundongos, guaxinins, esquilos, raposas, pássaros, chacais, macacos. Esses animais passam a viver em espaços verdes como parques e jardins, além de se alimentar dos resíduos que os seres humanos deixam para trás.</text:p>
            <text:p/>
            <text:p>Muitas vezes, as espécies de animais selvagens são mais bem-sucedidas nas cidades do que na natureza devido ao abundante suprimento de alimentos, tornando os espaços urbanos um caldeirão para a evolução de doenças.</text:p>
            <text:p>Quem está mais em risco?</text:p>
            <text:p/>
            <text:p>Novas doenças, em um novo hospedeiro, geralmente são mais perigosas, razão pela qual qualquer doença que surge é preocupante.</text:p>
            <text:p/>
            <text:p>Alguns grupos são mais vulneráveis a contrair essas doenças do que outros.</text:p>
            <text:p/>
            <text:p>Moradores de cidades mais pobres têm maior probabilidade de trabalhar em limpeza e saneamento, aumentando suas chances de encontrar fontes e portadores de doenças.</text:p>
            <text:p/>
            <text:p>Eles também podem ter sistemas imunológicos mais fracos devido à má nutrição e exposição ao ar ou condições insalubres. E se adoecerem, talvez não consigam pagar por assistência médica.</text:p>
            <text:p/>
            <text:p>Novas infecções também podem se espalhar rapidamente nas grandes cidades, à medida que mais pessoas dividem um espaço cada vez menor - respirando o mesmo ar e tocando as mesmas superfícies.</text:p>
            <text:p/>
            <text:p>Em algumas culturas, as pessoas também se alimentam de animais selvagens que vivem nos espaços urbanos ou nos seus arredores.</text:p>
            <text:p/>
            <text:p>Como as doenças mudam nosso comportamento?</text:p>
            <text:p/>
            <text:p>Até o momento, quase 10 mil casos do novo coronavírus foram confirmados, a imensa maioria na China, e 213 pessoas morreram.</text:p>
            <text:p/>
            <text:p>Com os países tomando medidas para conter esse surto, as possíveis consequências econômicas são claras.</text:p>
            <text:p/>
            <text:p>As proibições de viagens já estão em vigor e, mesmo sem elas, as pessoas têm medo de interagir caso peguem o vírus, mudando seu comportamento. Torna-se mais difícil atravessar fronteiras, os trabalhadores migrantes sazonais não podem se locomover e as cadeias de suprimentos são interrompidas.</text:p>
            <text:p/>
            <text:p>Isso é típico de um surto dessa natureza. Em 2003, a epidemia de Sars custou à economia global US$ 40 bilhões (R$ 170 bilhões) em seis meses. Isso ocorreu em parte por causa do custo do tratamento de pessoas, mas também por causa da redução da atividade econômica e da circulação de pessoas.</text:p>
            <text:p/>
            <text:p>O que podemos fazer?</text:p>
            <text:p/>
            <text:p>Sociedades e governos tendem a tratar cada nova doença infecciosa como uma crise independente, em vez de reconhecer que são um sintoma de como o mundo está mudando.</text:p>
            <text:p/>
            <text:p>Quanto mais alteramos o ambiente, maior a probabilidade de perturbar os ecossistemas e oferecer oportunidades para o surgimento de doenças.</text:p>
            <text:p/>
            <text:p>Apenas cerca de 10% dos patógenos do mundo foram documentados; portanto, são necessários mais recursos para identificar o restante - e quais animais os carregam.</text:p>
            <text:p/>
            <text:p>Por exemplo, quantos ratos existem em Londres e que doenças eles carregam?</text:p>
            <text:p/>
            <text:p>Muitos moradores da cidade valorizam a vida selvagem urbana, mas também devemos reconhecer que alguns animais carregam possíveis doenças.</text:p>
            <text:p/>
            <text:p>Faz sentido acompanhar quais animais estão chegando às cidades e se as pessoas os estão matando, comendo ou trazendo para mercados próximos.</text:p>
            <text:p/>
            <text:p>Melhorar o saneamento, a eliminação de resíduos e o controle de pragas são formas de ajudar a impedir a ocorrência desses surtos e que se espalhem. Mais amplamente, trata-se de mudar a maneira como nossos ambientes são gerenciados e como as pessoas interagem com eles.</text:p>
            <text:p/>
            <text:p>Pandemias fazem parte do nosso futuro</text:p>
            <text:p/>
            <text:p>Reconhecer que novas doenças estão surgindo e se espalhando dessa maneira é o primeiro passo para combater novas pandemias, que são uma parte inevitável do nosso futuro.</text:p>
            <text:p/>
            <text:p>Há um século, a pandemia de gripe espanhola infectou cerca de 500 milhões de pessoas e matou de 50 a 100 milhões em todo o mundo.</text:p>
            <text:p/>
            <text:p>O avanço científico e os enormes investimentos em saúde global proporcionaram um melhor gerenciamento dessa doença no futuro.</text:p>
            <text:p/>
            <text:p>No entanto, o risco permanece real e potencialmente catastrófico - se algo semelhante acontecesse novamente, remodelaria o mundo.</text:p>
            <text:p/>
            <text:p>Em meados do século passado, alguns alegaram que as doenças infecciosas eram domináveis.</text:p>
            <text:p/>
            <text:p>Mas à medida que a urbanização e a desigualdade crescem e as mudanças climáticas desestabilizam ainda mais nossos ecossistemas, precisamos reconhecer as doenças emergentes como um risco crescente.</text:p>
            <text:p/>
            <text:p>*Tim Benton é diretor de pesquisa da equipe de Riscos Emergentes da Chatham House, onde chefia o programa Energia, Meio Ambiente e Recursos.</text:p>
            <text:p/>
            <text:p>Chatham House, o Instituto Real de Relações Internacionais, descreve-se como um instituto independente de políticas, ajudando a construir um mundo sustentável, seguro, próspero e justo.</text:p>
            <text:p/>
          </table:table-cell>
          <table:table-cell office:value-type="string" calcext:value-type="string">
            <text:p>não sensacionalista</text:p>
          </table:table-cell>
          <table:table-cell table:number-columns-repeated="144"/>
        </table:table-row>
        <table:table-row table:style-name="ro8">
          <table:table-cell office:value-type="string" calcext:value-type="string">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ext:p/>
          </table:table-cell>
          <table:table-cell office:value-type="string" calcext:value-type="string">
            <text:p>não sensacionalista</text:p>
          </table:table-cell>
          <table:table-cell table:number-columns-repeated="144"/>
        </table:table-row>
        <table:table-row table:style-name="ro9">
          <table:table-cell office:value-type="string" calcext:value-type="string">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ext:p/>
          </table:table-cell>
          <table:table-cell office:value-type="string" calcext:value-type="string">
            <text:p>sensacionalista</text:p>
          </table:table-cell>
          <table:table-cell table:number-columns-repeated="144"/>
        </table:table-row>
        <table:table-row table:style-name="ro10">
          <table:table-cell office:value-type="string" calcext:value-type="string">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ext:p/>
          </table:table-cell>
          <table:table-cell office:value-type="string" calcext:value-type="string">
            <text:p>não sensacionalista</text:p>
          </table:table-cell>
          <table:table-cell table:number-columns-repeated="144"/>
        </table:table-row>
        <table:table-row table:style-name="ro11">
          <table:table-cell office:value-type="string" calcext:value-type="string">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ext:p/>
          </table:table-cell>
          <table:table-cell office:value-type="string" calcext:value-type="string">
            <text:p>não sensacionalista</text:p>
          </table:table-cell>
          <table:table-cell table:number-columns-repeated="144"/>
        </table:table-row>
        <table:table-row table:style-name="ro10">
          <table:table-cell office:value-type="string" calcext:value-type="string">
            <text:p>Água quente de abacaxi por favor espalhe !! por favor espalhe !!</text:p>
            <text:p>O professor Chen Huiren, do Hospital Geral do Exército de Pequim, enfatizou que, se todos os que receberem este boletim puderem levar dez cópias para os outros, certamente pelo menos uma vida será salva ...</text:p>
            <text:p>Eu cumpri algumas de minhas responsabilidades, espero que você também consiga ..</text:p>
            <text:p>Obrigado!</text:p>
            <text:p>Água quente de abacaxi pode economizar uma vida inteira Abacaxi quente ~ pode matar células cancerígenas.</text:p>
            <text:p>Corte 2 a 3 pedaços de abacaxi mais fino em um copo, adicione água quente, será “água alcalina”, beba todos os dias, é bom para qualquer um.</text:p>
            <text:p>O abacaxi quente libera substâncias anticâncer, que são os últimos avanços no tratamento eficaz do câncer na medicina.</text:p>
            <text:p>A fruta quente de abacaxi tem o efeito de matar cistos e tumores. Comprovado para reparar todos os tipos de câncer.</text:p>
            <text:p>Água quente de abacaxi pode matar todos os germes e toxinas do corpo como resultado de alergias O tipo de medicamento com extrato de abacaxi destrói apenas células violentas , não afeta células saudáveis.</text:p>
            <text:p>Além disso, aminoácidos e polifenóis de abacaxi no suco de abacaxi podem regular a pressão alta, impedindo efetivamente o bloqueio dos vasos sanguíneos internos, ajustando a circulação sanguínea e reduzindo os coágulos sanguíneos.</text:p>
            <text:p>Depois de ler, conte aos outros, familiares, amigos, Cuide da sua própria saúde.</text:p>
            <text:p>Por favor, não esconda a mensagem ... Espalhe e você salvará a vida.</text:p>
            <text:p/>
          </table:table-cell>
          <table:table-cell office:value-type="string" calcext:value-type="string">
            <text:p>sensacionalista</text:p>
          </table:table-cell>
          <table:table-cell table:number-columns-repeated="144"/>
        </table:table-row>
        <table:table-row table:style-name="ro12">
          <table:table-cell office:value-type="string" calcext:value-type="string">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ext:p/>
          </table:table-cell>
          <table:table-cell office:value-type="string" calcext:value-type="string">
            <text:p>sensacionalista</text:p>
          </table:table-cell>
          <table:table-cell table:number-columns-repeated="144"/>
        </table:table-row>
        <table:table-row table:style-name="ro13">
          <table:table-cell office:value-type="string" calcext:value-type="string">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ext:p/>
          </table:table-cell>
          <table:table-cell office:value-type="string" calcext:value-type="string">
            <text:p>sensacionalista</text:p>
          </table:table-cell>
          <table:table-cell table:number-columns-repeated="144"/>
        </table:table-row>
        <table:table-row table:style-name="ro12">
          <table:table-cell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ext:p/>
          </table:table-cell>
          <table:table-cell office:value-type="string" calcext:value-type="string">
            <text:p>sensacionalista</text:p>
          </table:table-cell>
          <table:table-cell table:number-columns-repeated="144"/>
        </table:table-row>
        <table:table-row table:style-name="ro14">
          <table:table-cell office:value-type="string" calcext:value-type="string">
            <text:p>Se for possivel partilhem alertem as pessoas que amam</text:p>
            <text:p>A Associação Americana de Médicos deu as respostas para as causas de câncer:</text:p>
            <text:p>1. Não toma chá em copos plásticos</text:p>
            <text:p>2. Não coma nada quente em sacola plásticas ex: batatinha frita</text:p>
            <text:p>3. Não esquente comida em microondas usando um material plástico.</text:p>
            <text:p>Lembre-se:</text:p>
            <text:p>Quando o plástico entra em contato com o calor, ele produz produtos químicos que podem causar 52 tipos de câncer. Assim sendo, essa mensagem é melhor que 100 mensagens sem utilidade. Informe as pessoas que você ama para assim ficar livre de tais efeitos.</text:p>
            <text:p/>
          </table:table-cell>
          <table:table-cell office:value-type="string" calcext:value-type="string">
            <text:p>sensacionalista</text:p>
          </table:table-cell>
          <table:table-cell table:number-columns-repeated="144"/>
        </table:table-row>
        <table:table-row table:style-name="ro15">
          <table:table-cell office:value-type="string" calcext:value-type="string">
            <text:p>Qual é a causa? Sempre ouvimos falar de pessoas que tiveram um derrame e cairam no banheiro. Por que não ouvimos falar de quedas em outro lugar?Quando participei de um curso de estilo de vida saudável, uma professora do Conselho Nacional de Esportes, que também participou do curso, disse:</text:p>
            <text:p>A cabeça não deve ser lavada primeiro no processo de banho, mesmo lavando o cabelos. Outras partes do corpo devem ser lavadas primeiro, porque quando a cabeça está molhada e resfriada, o sangue flui para a cabeça para aquecê-la. Se os vasos sanguíneos se estreitarem, devido a água fria, isso poderá causar ruptura dos mesmos. Por isso que geralmente acontece no banheiro. Seja consciente para impedir que isso aconteça.</text:p>
            <text:p>PROCESSO DE BANHO CORRETO: Comece a molhar o corpo a partir da planta dos pés. Progrida para as pernas, as coxas, o abdômen e depois os ombros. Nesse ponto (ombros), faça uma pausa de 5 a 10 segundos. Pode-se sentir o calor saindo do corpo. Só depois tome banho como de costume.</text:p>
            <text:p>SABEDORIA: Quando esvaziamos um copo com água quente e imediatamente o enchemos com água fria, o que acontece? O vidro vai quebrar. É assim também com o corpo humano. Naturalmente, a temperatura do corpo é muito quente, enquanto a água é muito fria</text:p>
            <text:p>A água fria no corpo ou na cabeça diretamente e repentinamente, pode contrair os vasos sanguíneos, enquanto o sangue vai fluir com mais intensidade para aquecer. Isso pode causar o rompimento dos vasos. É por isso que as pessoas frequentemente sofrem um derrame no banheiro, devido ao método inadequado de banho.</text:p>
            <text:p>DICA: Este método de banho é adequado para todas as idades, especialmente àquelas pessoas com diabetes, pressão alta, colesterol e enxaqueca / dores de cabeça. Por favor, compartilhe essa informação. Ela pode salvar vidas!</text:p>
            <text:p/>
          </table:table-cell>
          <table:table-cell office:value-type="string" calcext:value-type="string">
            <text:p>sensacionalista</text:p>
          </table:table-cell>
          <table:table-cell table:number-columns-repeated="144"/>
        </table:table-row>
        <table:table-row table:style-name="ro16">
          <table:table-cell office:value-type="string" calcext:value-type="string">
            <text:p>Quero dividir com vocês uma informação muito importante. Eu estive em um evento que uma amiga promoveu na loja dela, em comemoração ao Outubro Rosa. Ela levou como convidada uma médica do Hospital do Câncer daqui, que desenvolve um trabalho maravilhoso! Dentre todas as informações sobre tratamento e prevenção que ela deu, uma me chamou a atenção: ela disse que todas nós que usamos tintura de cabelo (e quem não usa?) deve tomar a seguinte precaução: tomar bastante água antes da tintura, e durante todo o tempo de ação do produto, manter a bexiga cheia e só esvaziar após lavar os cabelos. O motivo: para que as partículas de chumbo que as tinturas contêm não fiquem depositadas na bexiga, que é para onde elas são direcionadas. Com a bexiga cheia, vc pode eliminar depois. E ela disse para sempre darmos preferência para os produtos sem amônia. Não é corrente, ouvi da boca da oncologista nessa tarde. Vou divulgar em todos os grupos de mulheres que eu tenho! Vamos prevenir meninas. Beijos a todas!</text:p>
            <text:p/>
            <text:p>Conversei com uma amiga(Médica) e meu marido(médico tb)...informação corretíssima pessoal. ...e vamos repassando essa dica ótima. .....Já que muitas mulheres pintam as madeixas.....É o jeito! !!!</text:p>
            <text:p/>
            <text:p>Acabei de receber e achei que é interessante repassar.</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Um médico infectologista disse que a mídia só fala sobre lavar bem as mãos, usar álcool em gel, não levar as mãos aos olhos, à boca, etc. Mas um fator importante para não contrair o vírus é beber água de 15 em 15 min, não precisa ser um copo cheio, mas pra molhar a garganta. E por onde for andar levar uma garrafa de água. Por quê? Porque ao molhar a garganta se o vírus vier, ele vai direto para o estômago, e não há bactéria ou vírus algum que resista ao suco gástrico. Se a garganta estiver seca, o vírus vai para o esôfago e depois para os pulmões, onde ocorre a dificuldade em respirar. O que tem levado várias pessoas a óbito. Por favor, repassem essa informação.</text:p>
            <text:p/>
          </table:table-cell>
          <table:table-cell office:value-type="string" calcext:value-type="string">
            <text:p>não sensacionalista</text:p>
          </table:table-cell>
          <table:table-cell table:number-columns-repeated="144"/>
        </table:table-row>
        <table:table-row table:style-name="ro18">
          <table:table-cell office:value-type="string" calcext:value-type="string">
            <text:p>Um cardiologista diz que se todos que receberem esta mensagem, a enviarem a pelo menos uma das pessoas que conhecem, pode ter a certeza de que, pelo menos, poderá salvar uma vida.</text:p>
            <text:p/>
            <text:p>Beba água com estômago vazio.</text:p>
            <text:p>Hoje é muito popular, no Japão, beber água imediatamente ao acordar. Além disso, a evidência científica tem demonstrado estes valores. Abaixo divulgamos uma descrição da utilização da água para os nossos leitores.</text:p>
            <text:p>Para doenças antigas e modernas, este tratamento com água tem sido muito bem sucedido....</text:p>
            <text:p>Para a sociedade médica japonesa, uma cura de até 100% para as seguintes doenças:</text:p>
            <text:p>Dores de cabeça, dores no corpo, problemas cardíacos, artrite, taquicardia, epilepsia, excesso de gordura, bronquite, asma, tuberculose, meningite, problemas do aparelho urinário e doenças renais, vómitos, gastrite, diarreia, diabetes, hemorróidas, todas as doenças oculares, obstipação, útero, câncer e distúrbios menstruais, doenças de ouvido, nariz e garganta.</text:p>
            <text:p/>
            <text:p>Método de tratamento:</text:p>
            <text:p>1. De manhã e antes de escovar os dentes, beber 2 copos de água.</text:p>
            <text:p>2. Escovar os dentes, mas não comer ou beber nada durante 15 minutos.</text:p>
            <text:p>3. Após 15 minutos, você pode comer e beber normalmente.</text:p>
            <text:p>4. Depois do lanche, almoço e jantar não se deve comer ou beber nada durante 2 horas.</text:p>
            <text:p>5. Pessoas idosas ou doentes que não podem beber 2 copos de água, no início podem começar por tomar um copo de água e aumentar gradualmente.</text:p>
            <text:p>6. O método de tratamento cura os doentes e permite aos outros desfrutar de uma vida mais saudável.</text:p>
            <text:p/>
            <text:p>A lista que se segue apresenta o número de dias de tratamento que requer a cura das principais doenças:</text:p>
            <text:p>1. Pressão Alta - 30 dias</text:p>
            <text:p>2. Gastrite - 10 dias</text:p>
            <text:p>3. Diabetes - 30 dias</text:p>
            <text:p>4. Obstipação - 10 dias</text:p>
            <text:p>5. Câncer - 180 dias</text:p>
            <text:p>6. Tuberculose - 90 dias</text:p>
            <text:p>7. Os doentes com artrite devem continuar o tratamento por apenas 3 dias na primeira semana e, desde a segunda semana, diariamente.</text:p>
            <text:p/>
            <text:p>Este método de tratamento não tem efeitos secundários. No entanto, no início do tratamento terá de urinar frequentemente.</text:p>
            <text:p>É melhor continuarmos o tratamento mesmo depois da cura, porque este procedimento funciona como uma rotina nas nossas vidas. Beber água é saudável e dá energia.</text:p>
            <text:p>Isto faz sentido: o chinês e o japonês bebem líquido quente com as refeições, e não água fria.</text:p>
            <text:p>Talvez tenha chegado o momento de mudar seus hábitos de água fria para água quente, enquanto se come. Nada a perder, tudo a ganhar!</text:p>
            <text:p/>
            <text:p>Para quem gosta de beber água fria.</text:p>
            <text:p/>
            <text:p>Beber um copo de água fria ou uma bebida fria após a refeição solidifica o alimento gorduroso que você acabou de comer. Isso retarda a digestão.</text:p>
            <text:p>Uma vez que essa 'mistura' reage com o ácido digestivo, ela reparte-se e é absorvida mais rapidamente do que o alimento sólido para o trato gastrointestinal. Isto retarda a digestão, fazendo acumular gordura em nosso organismo e danifica o intestino.</text:p>
            <text:p>É melhor tomar água morna, ou se tiver dificuldade, pelo menos água natural.</text:p>
            <text:p/>
            <text:p>Nota muito grave - perigoso para o coração:</text:p>
            <text:p>As mulheres devem saber que nem todos os sintomas de ataques cardíacos vão ser uma dor no braço esquerdo.</text:p>
            <text:p>Esteja atento para uma intensa dor na linha da mandíbula. Você pode nunca ter primeiro uma dor no peito durante um ataque cardíaco.</text:p>
            <text:p>Náuseas e suores intensos são sintomas muito comuns.</text:p>
            <text:p>60% das pessoas têm ataques cardíacos enquanto dormem e não conseguem despertar. Uma dor no maxilar pode despertar de um sono profundo...</text:p>
            <text:p>Sejamos cuidadosos e vigilantes.</text:p>
            <text:p>Quanto mais se sabe, maior chance de sobrevivência...</text:p>
            <text:p>Um cardiologista diz que se todos que receberem esta mensagem, a enviarem a pelo menos uma das pessoas que conhecem, pode ter a certeza de que, pelo menos, poderá salvar uma vida.</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Pessoal, Dr. Rosenberg pediu para alertar a todos sobre o perigo desses besouros chamados " potós". Esta tendo uma enorme quantidade deles nas ruas e nas casas. Pediu pra dizer que tem um homem no HU que ficou cego depois que um desses bichos entrou pelo seu ouvido , fez um percursso la dentro, atingiu vários nervos, incluindo o nervo ótico e ele ficou cego. O potó libera um ácido por onde passa. Daí ele pediu para dar o alerta nos grupos. Disse pra antes de dormir, checarmos colchão, travesseiro e cobertas. E disse que iria passar sobre isso no jornal em Montes Claros.</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 *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ext:p/>
          </table:table-cell>
          <table:table-cell office:value-type="string" calcext:value-type="string">
            <text:p>sensacionalista</text:p>
          </table:table-cell>
          <table:table-cell table:number-columns-repeated="144"/>
        </table:table-row>
        <table:table-row table:style-name="ro19">
          <table:table-cell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ext:p/>
          </table:table-cell>
          <table:table-cell office:value-type="string" calcext:value-type="string">
            <text:p>sensacionalista</text:p>
          </table:table-cell>
          <table:table-cell table:number-columns-repeated="144"/>
        </table:table-row>
        <table:table-row table:style-name="ro10">
          <table:table-cell office:value-type="string" calcext:value-type="string">
            <text:p>Diretor do Hospital das Clínicas preocupado com a nova gripe, faz as seguintes recomendações:</text:p>
            <text:p>– Fazer do álcool gel o nossso aliado.</text:p>
            <text:p>– Começar a tomar vitamina C urgente, cuidar das crianças.</text:p>
            <text:p>– Lavar as mãos muitas vezes ao dia.</text:p>
            <text:p>– evitar locais onde haja multidão.</text:p>
            <text:p>– tomar vitamina C.</text:p>
            <text:p>– comer fígado de boi.</text:p>
            <text:p>– ingerir sucos de acerola e laranja.</text:p>
            <text:p>– Tomar chá de erva-doce duas vezes ao dia.</text:p>
            <text:p>ERVA-DOCE: por que?</text:p>
            <text:p>O chá de erva-doce tem a mesma substância que o medicamento TAMIFLU, o remédio usado para tratar a gripe A – H1N1. Aconselha-se tomar o chá como se fosse café, após as refeições. Um infectologista do hospital São Domingos, recomenda tomar de 12 em 12/horas o chá de erva doce, pois ele mata o vírus da influenza. É da erva-doce que é feito o TAMIFLU. </text:p>
            <text:p>* Repasse para seus famíliares e amigos pois é muito importante.</text:p>
            <text:p/>
          </table:table-cell>
          <table:table-cell office:value-type="string" calcext:value-type="string">
            <text:p>sensacionalista</text:p>
          </table:table-cell>
          <table:table-cell table:number-columns-repeated="144"/>
        </table:table-row>
        <table:table-row table:style-name="ro11">
          <table:table-cell office:value-type="string" calcext:value-type="string">
            <text:p>*UMA BOA NOVA SOBRE A CURA DO COVID -19*</text:p>
            <text:p/>
            <text:p>A cura para o vírus Covid19 ou a maneira de eliminá-lo foi alcançada.</text:p>
            <text:p>As informações vêm de Israel, este vírus não causou nenhuma morte</text:p>
            <text:p>*A receita é simples*</text:p>
            <text:p>1. *Limão*</text:p>
            <text:p>2. *Bicarbonato*</text:p>
            <text:p>Misture e beba como chá quente - toda tarde, a ação do limão com bicarbonato de sódio mais quente - mata imediatamente o vírus - elimina-o completamente do corpo.</text:p>
            <text:p/>
            <text:p>Esses dois componentes alcalinizam o sistema imunológico, pois quando a noite cai, o sistema se torna ácido e as defesas mais baixas.</text:p>
            <text:p>É por isso que o povo de Israel está relaxado com esse vírus.</text:p>
            <text:p/>
            <text:p>Todo mundo em Israel bebe um copo de água quente com limão e um pouco de bicarbonato de sódio à noite, pois isso comprovadamente mata o vírus.</text:p>
            <text:p/>
            <text:p>Eu o compartilho com toda a minha família e amigos, para que nenhum de nós pegue o vírus. Deixo com seus critérios.</text:p>
            <text:p/>
            <text:p>*Por favor, passe isso imediatamente.*</text:p>
            <text:p/>
          </table:table-cell>
          <table:table-cell office:value-type="string" calcext:value-type="string">
            <text:p>sensacionalista</text:p>
          </table:table-cell>
          <table:table-cell table:number-columns-repeated="144"/>
        </table:table-row>
        <table:table-row table:style-name="ro14">
          <table:table-cell office:value-type="string" calcext:value-type="string">
            <text:p>ÓTIMAS NOTÍCIAS.</text:p>
            <text:p/>
            <text:p>O governo americano acabou de anunciar que concluiu o teste em que 40 infectados por COVID-19, receberam hidroxicloroquina associada com azitromicina. O resultando foi surpreendente, 100% dos 40 voluntários, ficaram CURADOS em até 72 horas.</text:p>
            <text:p/>
            <text:p>O presidente americano já ordenou que a Bayer produza o medicamento em grande escala para atender a demanda interna e também para distribuir aos países aliados, entre eles, o Brasil. Aqui no Brasil, alguns hospitais como o Prevent Sênior já estão utilizando o medicamento, com excelentes resultados, inclusive em idosos.</text:p>
            <text:p/>
            <text:p>https://youtu.be/iTGOpF6UMTQ</text:p>
            <text:p/>
          </table:table-cell>
          <table:table-cell office:value-type="string" calcext:value-type="string">
            <text:p>sensacionalista</text:p>
          </table:table-cell>
          <table:table-cell table:number-columns-repeated="144"/>
        </table:table-row>
        <table:table-row table:style-name="ro20">
          <table:table-cell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ext:p/>
          </table:table-cell>
          <table:table-cell office:value-type="string" calcext:value-type="string">
            <text:p>sensacionalista</text:p>
          </table:table-cell>
          <table:table-cell table:number-columns-repeated="144"/>
        </table:table-row>
        <table:table-row table:style-name="ro21">
          <table:table-cell office:value-type="string" calcext:value-type="string">
            <text:p>Unicef</text:p>
            <text:p/>
            <text:p>O Corona vírus é maior do que o normal; o diâmetro da célula é de 400 a 500 mícrons e, por esse motivo, qualquer máscara impede a sua entrada no organismo.</text:p>
            <text:p/>
            <text:p>O vírus não se propaga no ar.</text:p>
            <text:p/>
            <text:p>O coronavírus, quando cai sobre uma superfície de metal, permanece vivo durante 12 horas. Lavar as mãos com água e sabão é suficiente para o destruir.</text:p>
            <text:p/>
            <text:p>O corona vírus quando cai sobre num tecido, permanece vivo durante 9 horas, portanto, lavar a roupa ou colocá-la ao sol durante 2 horas, será suficiente para o eliminar.</text:p>
            <text:p/>
            <text:p>O vírus só vive nas mãos durante 10 minutos. Assim, usar um desinfetante em gel também o eliminará.</text:p>
            <text:p/>
            <text:p>O vírus exposto a uma temperatura de 26 a 27 ° C morre.</text:p>
            <text:p/>
            <text:p>A água que esteja exposta ao sol poderá ser consumida sem qualquer perigo.</text:p>
            <text:p/>
            <text:p>Evitar comer gelados ou pratos frios; os alimentos quentes são mais seguros, visto que o calor elimina o vírus.</text:p>
            <text:p/>
            <text:p>Gargarejar com água morna ou salgada mata os vírus que se alojem nas amígdalas e evita que passem para os pulmões.</text:p>
            <text:p/>
            <text:p>Estas medidas são suficientes para evitar a ocorrência e propagação do vírus em qualquer parte do mundo.</text:p>
            <text:p/>
            <text:p>UNICEF</text:p>
            <text:p/>
          </table:table-cell>
          <table:table-cell office:value-type="string" calcext:value-type="string">
            <text:p>não sensacionalista</text:p>
          </table:table-cell>
          <table:table-cell table:number-columns-repeated="144"/>
        </table:table-row>
        <table:table-row table:style-name="ro22">
          <table:table-cell office:value-type="string" calcext:value-type="string">
            <text:p>NÃO É MEU ESTE TEXTO MÁS É IMPORTANTE QUE VOCÊ LEIA!</text:p>
            <text:p/>
            <text:p>NOVA O. MUNDIAL - ELA PRECISA SER DESTRUÍDA!</text:p>
            <text:p/>
            <text:p>GRAVE, gravíssima esta informação:</text:p>
            <text:p>Jfigueiredon</text:p>
            <text:p/>
            <text:p>Veja estas INFORMAÇÕES com urgência. Para você e seus filhos. Porque na televisão não sai.</text:p>
            <text:p>Muitas pessoas dizem que NÃO serão vacinadas, mas NUNCA farão qualquer coisa para evitá-la, porque se muitas pessoas aceitarem a VACINAÇÃO por NÃO ter INFORMAÇÕES, a maioria será vacinada ou deixará de existir para a sociedade: elas não poderão viajar sem uma vacina, não poderão ir ao cinema e, no futuro, não poderão sair de casa etc. etc.</text:p>
            <text:p>Isso já está acontecendo em algumas cidades da CHINA. E a ESPANHA é o país de teste piloto, juntamente com a Argentina e os países latinos.</text:p>
            <text:p>TUDO DEPENDERÁ DA CIRCULAÇÃO DESTA INFORMAÇÃO</text:p>
            <text:p>Tudo já foi ativado em todas as empresas e na mídia para vacinação em massa ...</text:p>
            <text:p>Dois componentes desta futura vacina são classificados como defesa secreta ...</text:p>
            <text:p/>
            <text:p>COVID-19 significa CERTIFICADO DE IDENTIFICAÇÃO DE VACINAÇÃO COM INTELIGÊNCIA ARTIFICIAL, e 19 para o ano de 2019 em que foi criado.</text:p>
            <text:p/>
            <text:p>COVID-19 não é o nome do vírus, mas o nome do PLANO INTERNACIONAL DE CONTROLE E REDUÇÃO DE POPULAÇÕES, que se desenvolveu ao longo de décadas e foi lançado em janeiro de 2020.</text:p>
            <text:p/>
            <text:p>NÃO O SEGUIMOS!</text:p>
            <text:p>O que REATIVA o vírus é o meio imunológico enfraquecido da vacinação. O que eles pretendem injetar (7 vacinas mais terríveis que as outras) é uma verdadeira descida ao inferno, com o objetivo de um despovoamento maciço de mais de 80% ...</text:p>
            <text:p/>
            <text:p>NÃO TESTAR, OS TESTES NÃO SÃO CONFIÁVEIS</text:p>
            <text:p>Os fabricantes dizem que nenhum dos testes é capaz de detectar o vírus SARS-COV 2, mas apenas uma infinidade de pequenos vírus inofensivos ou detritos celulares que naturalmente fazem parte da nossa microbiota.</text:p>
            <text:p/>
            <text:p>As pessoas testadas parecerão cada vez mais positivas nos testes, cerca de 90%. ESTE É O SEU OBJETIVO!</text:p>
            <text:p/>
            <text:p>É por esse motivo que eles começaram a testar com crianças (seus filhos podem ser os próximos mais tarde), porque ainda não podem impor o teste em adultos.</text:p>
            <text:p/>
            <text:p>Em 11 de maio na França, exames de massa foram impostos em todas as escolas (700.000 / semana). O exposto acima nunca foi publicado na mídia. Bem, os proprietários supremos da mídia são os chamados "Elite Masters".</text:p>
            <text:p/>
            <text:p>Então ... Uma vez que seu filho for rastreado, ele forçará toda a família e contatos imediatos a serem rastreados, RECONFIGURADOS</text:p>
            <text:p/>
            <text:p>LEMBRE-SE DISSO...</text:p>
            <text:p>Não estamos doentes, apenas portadores saudáveis ​​... Mas eles parecerão positivos nos testes.</text:p>
            <text:p/>
            <text:p>Tudo o que eles precisam é o seguinte: TODOS ACREDITAM QUE ESTÁ DOENTE.</text:p>
            <text:p/>
            <text:p>Ser positivo significa ser rotulado como prejudicial como judeu.</text:p>
            <text:p/>
            <text:p>Recusar a detecção é a única chave para evitar a vacinação ...</text:p>
            <text:p/>
            <text:p>Uma vez vacinados, todos ficaremos doentes, enfraquecidos ... E você sabe o resto ...</text:p>
            <text:p/>
            <text:p>A única maneira de salvar nossa humanidade é fazer as pessoas entenderem que NÃO devem ser testadas. Não teste a si mesmo, não dê a eles o que está faltando, não caia na armadilha deles.</text:p>
            <text:p/>
            <text:p>Pelo menos você não pode dizer que NÃO FOI AVISADO!</text:p>
            <text:p>Compartilhe o mais amplamente possível e o mais rápido possível, pois o processo JÁ ESTÁ EM ANDAMENTO</text:p>
            <text:p/>
          </table:table-cell>
          <table:table-cell office:value-type="string" calcext:value-type="string">
            <text:p>sensacionalista</text:p>
          </table:table-cell>
          <table:table-cell table:number-columns-repeated="144"/>
        </table:table-row>
        <table:table-row table:style-name="ro23">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não sensacionalista</text:p>
          </table:table-cell>
          <table:table-cell table:number-columns-repeated="144"/>
        </table:table-row>
        <table:table-row table:style-name="ro14">
          <table:table-cell office:value-type="string" calcext:value-type="string">
            <text:p>Água sanitária nos esgotos.</text:p>
            <text:p>Por favor, adicione 1 colher de sopa de água sanitária em cada ralo das suas privadas, lavatórios, banheiras, chuveiros, lava-louças , etc ...</text:p>
            <text:p>As autoridades holandesas descobriram que o vírus está crescendo e se multiplicando no sistema de águas residuais. Eles descobriram que mesmo as pessoas que estavam confinadas em suas casas pegaram o vírus e decidiram testar a água do sistema de águas residuais e encontraram o vírus Covid-19 ativo nos esgotos.</text:p>
            <text:p>Peça a todos que você conhece para fazer o mesmo.</text:p>
            <text:p>Todos os desinfetantes fortes e corrosivos podem desempenhar o mesmo papel, mas a água sanitária concentrada é a melhor opção.</text:p>
            <text:p>Espalhe!</text:p>
            <text:p>Dra Erotilde Honório</text:p>
            <text:p/>
          </table:table-cell>
          <table:table-cell office:value-type="string" calcext:value-type="string">
            <text:p>não sensacionalista</text:p>
          </table:table-cell>
          <table:table-cell table:number-columns-repeated="144"/>
        </table:table-row>
        <table:table-row table:style-name="ro15">
          <table:table-cell office:value-type="string" calcext:value-type="string">
            <text:p>Finalmente, um estudante indiano da Universidade Pondicherry, chamado Ramu encontrou uma cura de remédio caseiro para Covid-19, que é a primeira vez aceita pela OMS.</text:p>
            <text:p/>
            <text:p>Ele provou que, adicionando 1 colher de sopa de pó de pimenta preta a 2 colheres de mel de e um suco de gengibre por 5 dias consecutivos suprimiria os efeitos da Corona.</text:p>
            <text:p>E, eventualmente, vá embora 100% - todo o mundo está começando a aceitar esse remédio.</text:p>
            <text:p/>
            <text:p>Finalmente, uma boa notícia em 2020 !! Por favor, circule esta informação para todos os membros e amigos da sua família. Conforme recebido para eles ficarem preparados com isso.</text:p>
            <text:p/>
          </table:table-cell>
          <table:table-cell office:value-type="string" calcext:value-type="string">
            <text:p>sensacionalista</text:p>
          </table:table-cell>
          <table:table-cell table:number-columns-repeated="144"/>
        </table:table-row>
        <table:table-row table:style-name="ro24">
          <table:table-cell office:value-type="string" calcext:value-type="string">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ext:p/>
          </table:table-cell>
          <table:table-cell office:value-type="string" calcext:value-type="string">
            <text:p>sensacionalista</text:p>
          </table:table-cell>
          <table:table-cell table:number-columns-repeated="144"/>
        </table:table-row>
        <table:table-row table:style-name="ro25">
          <table:table-cell office:value-type="string" calcext:value-type="string">
            <text:p>O colesterol é finalmente removido oficialmente da Naughty List. O governo dos EUA finalmente aceitou que colesterol não é um nutriente de preocupação. Fazendo uma inversão de marcha em suas advertências para nos mantermos longe dos alimentos ricos em colesterol desde a década de 1970 para evitar doenças cardíacas e artérias entupidas.</text:p>
            <text:p/>
            <text:p>Isso significa que ovos, manteiga, laticínios integrais, nozes, óleo de coco e carne foram classificados como seguros e foram oficialmente removidos da lista de ingredientes da lista de preocupação.</text:p>
            <text:p/>
            <text:p>O Departamento de Agricultura dos EUA, responsável pela atualização das diretrizes a cada cinco anos, afirmou em suas conclusões para 2015: “Anteriormente, o Dietary Guidelines for Americans recomendava que o consumo de colesterol fosse limitado a não mais do que 300 mg / dia.</text:p>
            <text:p/>
            <text:p>“A DGAC de 2015 não apresentará esta recomendação porque a evidência disponível não mostra nenhuma relação apreciável entre o consumo de colesterol dietético e o colesterol sérico (no sangue), consistente com a AHA / ACC (American Heart Association / American College of Cardiology)</text:p>
            <text:p/>
            <text:p>O Comitê Consultivo de Diretrizes Dietéticas, em resposta, não mais alertará as pessoas contra a ingestão de alimentos ricos em colesterol e, ao contrário, se concentrará no açúcar como a principal substância da dieta.</text:p>
            <text:p/>
            <text:p>O cardiologista americano Steven Nissen disse: “É a decisão certa”. _Temos as orientações dietéticas erradas. Eles estão errados há décadas.</text:p>
            <text:p/>
            <text:p>Quando comemos mais alimentos ricos nesse composto, nossos corpos ganham menos. Se nos privarmos de alimentos ricos em colesterol – como ovos, manteiga e fígado – nosso corpo se acelera.</text:p>
            <text:p/>
            <text:p>A verdadeira verdade sobre o colesterol. A maior parte do colesterol em você é produzida pelo seu fígado. Seu cérebro é basicamente composto de colesterol. É essencial que as células nervosas funcionem.</text:p>
            <text:p/>
            <text:p>O colesterol é a base para a criação de todos os hormônios esteróides, incluindo estrogênio, testosterona e corticosteróides.</text:p>
            <text:p/>
            <text:p>O colesterol alto no corpo é uma indicação clara que mostra que o fígado do indivíduo está em boa saúde.</text:p>
            <text:p/>
            <text:p>O Dr. George V. Mann, diretor adjunto de M.D. do estudo de Framingham para a incidência e prevalência de doenças cardiovasculares (DCV) e seus fatores de risco, afirma: – Gorduras saturadas e colesterol na dieta não são a causa da doença coronariana. Esse mito é o maior engano do século, talvez de qualquer século.</text:p>
            <text:p/>
            <text:p>O colesterol é a maior fraude médica de todos os tempos</text:p>
            <text:p/>
            <text:p>Não existe um mau colesterol.</text:p>
            <text:p/>
            <text:p>Então você pode parar de tentar mudar seu nível de colesterol. Estudos comprovam, sem dúvida, que o colesterol não causa doenças cardíacas e não impede um ataque cardíaco.</text:p>
            <text:p/>
            <text:p>A maioria das pessoas que têm ataques cardíacos têm níveis normais de colesterol.</text:p>
            <text:p/>
            <text:p>Nosso corpo precisa de 950 mg de colesterol para o metabolismo diário e o fígado é o principal produtor. APENAS 15% DO COLESTEROL É DOADO PELO ALIMENTO QUE COMER.</text:p>
            <text:p/>
            <text:p>Se o teor de gordura é menor em nossa comida, nós comemos nosso fígado</text:p>
            <text:p/>
            <text:p>Tem que trabalhar mais para manter o nível de 950 mg.</text:p>
            <text:p/>
            <text:p>Se o nível de colesterol estiver alto em nosso corpo, isso mostra que o fígado está funcionando perfeitamente.</text:p>
            <text:p/>
            <text:p>Especialistas dizem que não há nada como LDL ou HDL.</text:p>
            <text:p/>
            <text:p>O colesterol não é encontrado para criar bloqueios em qualquer parte do corpo humano.</text:p>
            <text:p/>
            <text:p>Por favor, compartilhe os fatos recentes sobre o COLESTEROL</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 VIVA CUBA *  * MENTOLATUM NO NARIZ, O VÍRUS NÃO ENTRA E MORREM ... * * Médicos da Universidade de Havana - Cuba *  confirmaram e demonstraram que * COVID -19 * não se desenvolve em ambientes onde é utilizado * 1,8 Epoxi-p-Metano *, que é o anti-virucida, anti-séptico e Bactericida * Eucalyptol *, mais conhecido como * Eucalyptus * em uma série de testes em ambientes pulverizados com vapor quente de Eucalyptol. Como resultado do calor do vapor gerado pelos vapores, eles recomendam ter galhos de eucalipto nos quartos, ou vapores com óleo de eucalipto ou galhos para evitar * COVID -19. * FAÇA-O CIRCULAR *</text:p>
            <text:p/>
          </table:table-cell>
          <table:table-cell office:value-type="string" calcext:value-type="string">
            <text:p>sensacionalista</text:p>
          </table:table-cell>
          <table:table-cell table:number-columns-repeated="144"/>
        </table:table-row>
        <table:table-row table:style-name="ro16">
          <table:table-cell office:value-type="string" calcext:value-type="string">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ext:p/>
          </table:table-cell>
          <table:table-cell office:value-type="string" calcext:value-type="string">
            <text:p>sensacionalista</text:p>
          </table:table-cell>
          <table:table-cell table:number-columns-repeated="144"/>
        </table:table-row>
        <table:table-row table:style-name="ro15">
          <table:table-cell office:value-type="string" calcext:value-type="string">
            <text:p>Atenção amigos (as)!!!</text:p>
            <text:p>Estou repasando uma sugestão para ajudar a afastar o mosquito causador da dengue, zika e chicungunha.</text:p>
            <text:p>Me apareceu muito coerente.</text:p>
            <text:p>Uma médica do Hospital do Câncer de Barretos SP, dra Lilian falou que é simples: "PRÓPOLIS".</text:p>
            <text:p>Tomando 5 gotas é o suficiente. Ele é expelido pelas glândulas sudoríparas, ou seja, pelo suor e afugenta o mosquitinho.</text:p>
            <text:p>Quem puder repasse para amigos e familiares. É uma solução simples, barata e pode salvar muitas vidas!</text:p>
            <text:p/>
          </table:table-cell>
          <table:table-cell office:value-type="string" calcext:value-type="string">
            <text:p>sensacionalista</text:p>
          </table:table-cell>
          <table:table-cell table:number-columns-repeated="144"/>
        </table:table-row>
        <table:table-row table:style-name="ro26">
          <table:table-cell office:value-type="string" calcext:value-type="string">
            <text:p>O uso prolongado da máscara produz hipóxia.</text:p>
            <text:p>Respirar repetidamente o ar expirado se transforma em dióxido de carbono, e é por isso que nos sentimos tontos.</text:p>
            <text:p>Isso intoxica o usuário e muito mais quando ele deve se mover, realizar ações de deslocamento.</text:p>
            <text:p>Causa desconforto, perda de reflexos e pensamento consciente.</text:p>
            <text:p>Isso gera grande fadiga. Além disso, a deficiência de oxigênio causa quebra de glicose e aumento do ácido lático ameaçado.</text:p>
            <text:p>Algumas pessoas dirigem o carro com a máscara, o que é muito perigoso, porque o ar viciado pode fazer o motorista perder a consciência.</text:p>
            <text:p>É recomendável usá-lo apenas se você tiver alguém na frente ou muito próximo, e é importante lembrar de levantá-lo a cada 10 minutos para continuar se sentindo saudável.</text:p>
            <text:p>É contraproducente para as pessoas que servem o público por 8 horas, pois estão se intoxicando sem saber.</text:p>
            <text:p>Todas as vidas são importantes.! "</text:p>
            <text:p>Essa prevenção não leva a outro problema ... vamos usar a máscara conscientemente.</text:p>
            <text:p>Dr. Eduardo E Herrera</text:p>
            <text:p/>
          </table:table-cell>
          <table:table-cell office:value-type="string" calcext:value-type="string">
            <text:p>sensacionalista</text:p>
          </table:table-cell>
          <table:table-cell table:number-columns-repeated="144"/>
        </table:table-row>
        <table:table-row table:style-name="ro27">
          <table:table-cell office:value-type="string" calcext:value-type="string">
            <text:p>A glândula da próstata e seu efeito sobre nós (somente homens).</text:p>
            <text:p/>
            <text:p>A MATÉRIA É LONGA, POREM PODE ALONGAR A SUA VIDA, PORTANTO LEIA PORQUE É EXTREMAMENTE :</text:p>
            <text:p/>
            <text:p>Útil para todos os homens com mais de 40 anos:</text:p>
            <text:p>Um artigo / conversa útil sobre Hiperplasia benigna da próstata (BPH) ou, em termos simples, próstata aumentada.</text:p>
            <text:p>A dieta é a parte mais importante dessa conversa, que é algo que está sob nosso controle; e funciona.</text:p>
            <text:p>TEXTO COMPLETO DA CONFERÊNCIA DE SAÚDE DA PRÓSTATA</text:p>
            <text:p>Os homens devem ler</text:p>
            <text:p>Eu estou aqui para falar com você sobre a próstata. O tópico é enganoso.</text:p>
            <text:p>A próstata é estritamente para homens? Sim, apenas homens têm próstata e apenas homens com mais de 40 anos, mas a iluminação da saúde é para todos. Não há mulher que não conheça um homem de 40 anos e acima, pai, tio, irmão, filho, amigo, vizinho, colega…</text:p>
            <text:p>Essencialmente o que vou fazer hoje é a promoção da saúde. A promoção responsável da saúde deve fornecer três coisas:</text:p>
            <text:p>1. Informação</text:p>
            <text:p>2. Garantia</text:p>
            <text:p>3. Um plano de acção.</text:p>
            <text:p/>
            <text:p>Deixe-me começar com um histórico sobre a saúde da próstata.</text:p>
            <text:p>D é a LAWMA (empresa de gestão de resíduos) do seu corpo. Todos os dias seu sangue passa pelo rim várias vezes para ser filtrado. Como o sangue é filtrado, a urina é formada e armazenada em um tanque de armazenamento temporário chamada bexiga urinária. Se não houvesse bexiga urinária, à medida que um homem caminha na estrada, a urina cairia.</text:p>
            <text:p>Agora pense no trabalho de canalizacao em sua casa. Pense na bexiga urinária como o tanque de armazenamento suspenso. Do tanque de armazenamento, um bom encanador ou canalizador vai levar canos para outras partes da casa, incluindo a cozinha. Deus em Sua sabedoria correu canos de nossa bexiga urinária até a ponta do pênis. O tubo é chamado a uretra. Logo abaixo da bexiga e em torno da uretra há um pequeno órgão chamado próstata.</text:p>
            <text:p>A próstata é do tamanho de uma noz e pesa cerca de 20 gramas. Seu trabalho é fazer o fluido seminal que é armazenado na vesícula seminal. Durante a relação sexual, o fluido seminal desce pela uretra e se mistura com os espermatozóides produzidos nos testículos para formar o sémen. Então, sémen tecnicamente não é esperma. É espermatozóide + fluido seminal. O fluido seminal lubrifica o esperma.</text:p>
            <text:p>Depois dos 40 anos, por razões que podem ser hormonais, a próstata começa a aumentar. De 20 gramas pode crescer para quase 100 gramas. À medida que aumenta, aperta a uretra e o homem começa a notar mudanças no modo como urina.</text:p>
            <text:p>Se você tem um filho com menos de 10 anos, se ele tiver um pouco de travessura como todos nós fizemos nessa idade, quando ele sair para urinar, ele pode atingir o teto e o jacto atingirá o alvo. Chame seu pai para fazer o mesmo, wahala dey.</text:p>
            <text:p>Sua corrente de urina é fraca, não pode percorrer longas distâncias e às vezes pode descer directamente sobre suas pernas. Então, ele pode precisar ficar em posição desconfortável para urinar.</text:p>
            <text:p>Não há muitos homens preocupados com o fluxo de urina que não atinge o teto. Banheiros estão no chão e não no teto. Mas outros sintomas começam a aparecer.</text:p>
            <text:p>1. GOTEJAMENTO TERMINAL:</text:p>
            <text:p>O homem começa a notar que depois de urinar e reembalar, a urina ainda cai em suas calças. Esta é a razão pela qual depois que um homem mais velho urina, ele tem que tocar campainha. Um homem mais novo simplesmente desce até a última gota e se afasta. Basta ver um homem mais velho vindo do banheiro. Às vezes ele pode apertar o jornal de pe 2. HESISTÊNCIA</text:p>
            <text:p>Nesse ponto, você espera mais tempo para que o fluxo de urina comece. Existem 2 válvulas que devem abrir para você urinar – os esfíncteres internos e externo. Ambas abertas, mas devido a obstruções na uretra, você espera mais tempo para o fluxo começar.</text:p>
            <text:p>3. Vazamento INCOMPLETO</text:p>
            <text:p>Você tem esse sentimento imediatamente depois de urinar que ainda resta alguma coisa. Como todas estas coisas acontecem, a bexiga começa a trabalhar mais para compensar a obstrução na uretra. A frequência de micção aumenta. Urgência se estabelece. Às vezes você tem que praticamente correr para o banheiro.</text:p>
            <text:p>A noite também se torna comum. Você acorda mais de 2 vezes à noite para urinar. Sua esposa começa a reclamar. Homens que são homens não podem falar com ninguém, mesmo neste momento. Então as complicações mais sérias começam.</text:p>
            <text:p>i. A urina armazenada é infectada e pode haver sensação de ardor ao urinar.</text:p>
            <text:p>ii. A urina armazenada forma cristais. Os cristais se juntam para formar pedras na bexiga ou no rim.</text:p>
            <text:p>iii. As pedras podem bloquear a uretra.</text:p>
            <text:p>iv. A retenção urinária crónica se instala.</text:p>
            <text:p>v. A bexiga armazena mais e mais urina.</text:p>
            <text:p>vi. O tamanho da bexiga é 40 – 60cl. Uma garrafa de coca é 50cl. Como a bexiga armazena mais urina, pode aumentar até 300cl.</text:p>
            <text:p>vii. Uma bexiga cheia demais pode vazar e isso leva a humedecimento / incontinência urinária. Além disso, o volume pode pressionar o rim e causar danos nos rins.</text:p>
            <text:p>O que provavelmente pode levar o homem ao hospital é a retenção urinária aguda. Ele acorda um dia e não consegue urinar.</text:p>
            <text:p>Tudo o que descrevi acima está associado ao aumento da próstata, tecnicamente chamado de hiperplasia benigna da próstata.</text:p>
            <text:p/>
            <text:p>Existem outras doenças da próstata como:</text:p>
            <text:p>1. Prostatite – inflamação da próstata</text:p>
            <text:p>2. Câncer de próstata – câncer de próstata.</text:p>
            <text:p>Esta discussão é sobre o aumento da próstata. Eu tenho más notícias e boas notícias.</text:p>
            <text:p> A má notícia é que todo homem terá o aumento da próstata se ele viver o suficiente.</text:p>
            <text:p> A boa notícia é que existem mudanças no estilo de vida que podem ajudar o homem após 40 anos a manter a saúde da próstata.</text:p>
            <text:p>NUTRIÇÃO</text:p>
            <text:p>Olhe o que você come. 33% de todos os cânceres, de acordo com o Instituto Nacional de Câncer dos EUA, estão relacionados ao que comemos.</text:p>
            <text:p>Carne vermelha todos os dias triplica suas chances de doença da próstata. Leite todos os dias dobra seu risco. Não tomar frutas / legumes diariamente quadruplica seu risco.</text:p>
            <text:p>Tomates são muito bons para os homens. Se essa é a única coisa que sua esposa pode apresentar à noite, coma-a com alegria. Tem muito licopeno.</text:p>
            <text:p>O licopeno é o antioxidante natural mais potente. Alimentos ricos em zinco também são bons para os homens. Recomendamos sementes de abóbora (ugbogulu). O zinco é o elemento mais essencial para a sexualidade masculina e fertilidade.</text:p>
            <text:p>Os homens precisam de mais zinco que as mulheres. Toda vez que um homem ejacula ele perde 15mg de zinco. O zinco também é importante para o metabolismo do álcool. Seu fígado precisa de zinco para metabolizar o álcool.</text:p>
            <text:p>CONSUMO DE ÁLCOOL</text:p>
            <text:p>Como os homens começam a ter sintomas urinários associados ao aumento da próstata, é importante que eles olhem para o consumo de álcool. Mais fluido significa mais fluido. Beber menos e devagar.</text:p>
            <text:p/>
            <text:p>EXERCÍCIO</text:p>
            <text:p>O exercício ajuda a construir o tônus muscular. Todo homem deveria se exercitar Homens com mais de 40 anos devem evitar exercícios de alto impacto como jogging. Isso coloca pressão nos joelhos. Andar de bicicleta é uma má notícia para a próstata. Recomendamos uma caminhada rápida.</text:p>
            <text:p>Maneira de SENTAr</text:p>
            <text:p>Quando nos sentamos, dois terços do nosso peso repousa sobre os ossos pélvicos. Homens que se sentam mais são mais propensos a sintomas da próstata. Não se sente por longas horas. Caminhe sempre que puder. Sente-se em cadeiras confortáveis. Recomendamos uma cadeira de sela dividida se você precisar ficar sentado por muitas horas.</text:p>
            <text:p>VESTUARIO</text:p>
            <text:p>Os homens devem evitar roupas íntimas apertadas. Isso afecta a circulação ao redor da virilha e aquece um pouco. Enquanto a temperatura fisiológica é de 37 graus, a virilha tem uma temperatura ideal de cerca de 33 graus. Calça é um não – não para os homens. Use boxers. Use roupas respiráveis.</text:p>
            <text:p>FUMAR</text:p>
            <text:p>Evite fumar pois afecta os vasos sanguíneos e afecta a circulação ao redor da virilha.</text:p>
            <text:p>SEXO</text:p>
            <text:p>Sexo regular é bom para a próstata.</text:p>
            <text:p>Os celibatos são mais propensos à doença da próstata. Enquanto o celibato é uma decisão moral, não é uma adaptação biológica. Sua próstata é projectada para esvaziar seu conteúdo regularmente.</text:p>
            <text:p>Pensei:</text:p>
            <text:p>Quando alguém compartilha algo de valor consigo e que te beneficie, lembre que tens a obrigação moral de compartilhá-lo com outras pessoas porque alguém em sua lista de amigos pode ser salvo.</text:p>
            <text:p>“Pedaços de limão em um copo de água quente podem salvá-lo para o resto de sua vida”, diz o professor Chen Horin, diretor-executivo do Hospital Militar de Pequim. Mesmo se você estiver ocupado, você deve olhar para esta mensagem e passá-la para os outros!</text:p>
            <text:p>Limões quentes podem matar células cancerígenas!</text:p>
            <text:p>a. Corte o limão em três pedaços e coloque-o em um copo, em seguida, despeje a água quente, ele se tornará (água alcalina) e beba todos os dias certamente irá beneficiar a todos.</text:p>
            <text:p>b. Limões quentes podem mais uma vez liberar uma droga anti-câncer.</text:p>
            <text:p>c. Suco de limão quente tem um efeito sobre tumores cancerígenos e tem mostrado tratamento para todos os tipos de câncer.</text:p>
            <text:p>d. O tratamento com este extracto destruirá apenas as células malignas e não afectará as células saudáveis.</text:p>
            <text:p>Segundo: Os ácidos e o ácido monocarboxílico no suco de limão podem regular a hipertensão e proteger as artérias estreitas, ajustar a circulação sanguínea e reduzir a coagulação sanguínea.</text:p>
            <text:p>Depois de ler, fale com outra pessoa e passe-a para alguém que você ama e cuide da sua saúde pessoal.</text:p>
            <text:p/>
            <text:p>Conselho:</text:p>
            <text:p>O professor Chen Horin indica que qualquer um que tenha recebido esta carta tem pelo menos a garantia de salvar a vida de alguém…</text:p>
            <text:p>Eu fiz a minha parte, espero que você me ajude a espalhá-la também.</text:p>
            <text:p/>
          </table:table-cell>
          <table:table-cell office:value-type="string" calcext:value-type="string">
            <text:p>sensacionalista</text:p>
          </table:table-cell>
          <table:table-cell table:number-columns-repeated="144"/>
        </table:table-row>
        <table:table-row table:style-name="ro6">
          <table:table-cell office:value-type="string" calcext:value-type="string">
            <text:p>Vamos ficar atentos!</text:p>
            <text:p>O fenômeno do Equinócio nos afetará nos próximos 5 dias. Permaneça dentro e mantenha os animais dentro de casa ou protegidos especialmente a partir das 11h. 16h todos os dias. A temperatura irá flutuar e pode atingir 40 graus Celsius. Isso pode causar desidratação e insolação facilmente. Este fenômeno é devido ao fato de que o sol está diretamente acima do equador.</text:p>
            <text:p>Por favor, fique hidratado. Todos devem consumir cerca de 3 litros de líquido todos os dias. Controle da pressão arterial. Muitos podem sofrer uma insolação.</text:p>
            <text:p>Tome banhos frios o mais freqüente possível. Reduza a carne e aumente frutas e legumes.</text:p>
            <text:p>A onda de calor não é uma piada! Coloque uma vela nova não utilizada fora da área da casa ou da área exposta. Se a vela pode derreter, está em um nível perigoso.</text:p>
            <text:p>Coloque sempre um balde ou 2 água pela metade na sala de estar e em cada sala para manter a temperatura baixa.</text:p>
            <text:p>A insolação não apresenta sintomas indicativos. Uma vez desmaiado, é grave e perigoso, já que a falha de um órgão é ativada.</text:p>
            <text:p>Sempre verifique seus lábios e veja se seus olhos estão afundados por desidratação.</text:p>
            <text:p>Por favor, informe os outros...</text:p>
            <text:p/>
          </table:table-cell>
          <table:table-cell office:value-type="string" calcext:value-type="string">
            <text:p>não sensacionalista</text:p>
          </table:table-cell>
          <table:table-cell table:number-columns-repeated="144"/>
        </table:table-row>
        <table:table-row table:style-name="ro10">
          <table:table-cell office:value-type="string" calcext:value-type="string">
            <text:p>Medicamento proibido</text:p>
            <text:p>URGENTE – RISCO DE MORTE</text:p>
            <text:p>Por favor, divulguem. O Ministério da Saúde através da Agência Nacional de Vigilância Sanitária, suspendeu por meio da Resolução 96, a fabricação, distribuição, manipulação, comercialização e armazenagem de medicamentos com o principio ativo denominado FENILPROPALAMINA.</text:p>
            <text:p>A medida foi tomada depois que a ‘Food and Drug Administration’, (FDA), dos Estados Unidos, constatou que a substância vinha provocando adversos FATAIS em usuários americanos (hemorragia cerebral). No Brasil a suspensão é preventiva, uma vez que não existem casos relatados. Solicito, pois, a todos que estejam utilizando qualquer medicamento da lista acima, que suspendam a medicação e procurem o seu médico para maiores detalhes.</text:p>
            <text:p/>
            <text:p>Atenciosamente,</text:p>
            <text:p/>
            <text:p>MAURICI ARAGÃO TAVARES</text:p>
            <text:p>Médico do Trabalho</text:p>
            <text:p>CRM.SP.33006</text:p>
            <text:p/>
            <text:p>POR FAVOR, REPASSEM</text:p>
            <text:p/>
          </table:table-cell>
          <table:table-cell office:value-type="string" calcext:value-type="string">
            <text:p>sensacionalista</text:p>
          </table:table-cell>
          <table:table-cell table:number-columns-repeated="144"/>
        </table:table-row>
        <table:table-row table:style-name="ro10">
          <table:table-cell office:value-type="string" calcext:value-type="string">
            <text:p>MULHERES TENHAM CUIDADO!!!</text:p>
            <text:p>Se uma mulher está vendo seu período menstrual, por favor, não faça essas 4 coisas;</text:p>
            <text:p>Quer dizer:</text:p>
            <text:p>1. Não beba água gelada, água com gás ou coma coco durante a menstruação.</text:p>
            <text:p>2. Não aplique xampu na cabeça porque os poros da cabeça estão abertos durante a menstruação e podem causar dor de cabeça, é muito perigoso e esse efeito pode ser sentido quando você é jovem e depois quando fica mais velho.</text:p>
            <text:p>3. Não coma pepino durante a menstruação porque a seiva presente no pepino pode bloquear a menstruação (perda de sangue) na parede uterina e pode causar esterilidade.</text:p>
            <text:p>4. Também durante a menstruação,</text:p>
            <text:p>Seu corpo não deve ser atingido ou atingido por objetos duros, especialmente o abdome, pois pode causar vômitos e o útero pode ser ferido. E estas são as "ORIGENS DO CÂNCER DE ÚTERO, QUÍMICOS E ESTERILIDADE"</text:p>
            <text:p>Pesquisas mostram que beber gelo durante a menstruação pode fazer com que o sangue menstrual permaneça na parede uterina, após 5-10 anos pode causar "CÂNCER DE ÚTERO OU TUMOR".</text:p>
            <text:p>Por favor, esta informação é distribuída para muitas mulheres; mães, esposas, filhas ou namoradas. Mostre preocupação pelos outros. Ame sua mulher. Há beleza em compartilhar ... salvar uma mulher, você pode obter uma recompensa inesperada? Isso seria útil para as mulheres.</text:p>
            <text:p>Compartilhe esta mensagem com qualquer mulher que você conheça. (Se você é homem e recebe esta mensagem, por favor ajude as mulheres ao seu redor),</text:p>
            <text:p>Câncer de útero ou esterilidade não será sua parte ... Fonte: LPKI (Instituto de Extensão do Câncer da Indonésia)</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Um amigo que trabalha na alfândega disse que chegou uma remessa de arroz e que os padrões de saúde não foram respeitados, porque traz um vírus que só é visto no Paquistão. O arroz vem daí e os árabes pagam e subornam, para que os produtos não sejam retirados e já os distribuíram. O arroz chama-se "Dana" e o pacote é azul e diz "feito no Paquistão". Por favor, NÃO O COMPRE. Est.á muito contaminado . Partilhe esta informação com FAMÍLIA, AMIGOS E CONHECIDOS. FAÇA CHEGAR ESTA INFORMAÇÃO A TODOS.</text:p>
            <text:p/>
          </table:table-cell>
          <table:table-cell office:value-type="string" calcext:value-type="string">
            <text:p>sensacionalista</text:p>
          </table:table-cell>
          <table:table-cell table:number-columns-repeated="144"/>
        </table:table-row>
        <table:table-row table:style-name="ro26">
          <table:table-cell office:value-type="string" calcext:value-type="string">
            <text:p>ACABOU...!!!</text:p>
            <text:p>ITALIA FOI A CURA PARA O CORONAVIRUS</text:p>
            <text:p>Os médicos italianos desobedecem à lei mundial da saúde da OMS, para não realizar autópsias em pessoas que morreram de coronavírus, descobrindo que NÃO é um VÍRUS, mas sim uma BACTÉRIA, que causa a morte. Isso causa a formação de coágulos sanguíneos e causa a morte do paciente.</text:p>
            <text:p>A Itália derrota o chamado Covid-19, que nada mais é do que "Coagulação intravascular disseminada" (trombose)</text:p>
            <text:p>E a maneira de combatê-lo, ou seja, sua cura, é com os "antibióticos, anti-inflamatórios e anticoagulantes". ASPIRINA, indicando que esta doença foi mal tratada. Esta notícia sensacional para o mundo, foi produzida por médicos italianos, realizando autópsias em cadáveres produzidos pelo Covid-19.</text:p>
            <text:p>Algo mais, de acordo com patologistas italianos. "Os ventiladores e a unidade de terapia intensiva nunca foram necessários."</text:p>
            <text:p>Portanto, na Itália, começou a mudança de protocolos.</text:p>
            <text:p>Na ITÁLIA, a pandemia global tão conhecida é revelada e já levantada pela OMS. Essa cura já era conhecida pelos chineses que não a relataram</text:p>
            <text:p/>
            <text:p>Partilha pra o mundo saber</text:p>
            <text:p>Partilha</text:p>
            <text:p/>
          </table:table-cell>
          <table:table-cell office:value-type="string" calcext:value-type="string">
            <text:p>sensacionalista</text:p>
          </table:table-cell>
          <table:table-cell table:number-columns-repeated="144"/>
        </table:table-row>
        <table:table-row table:style-name="ro28">
          <table:table-cell office:value-type="string" calcext:value-type="string">
            <text:p>LIMÃO NO COPO – avise ao maior número de pessoas (NÃO DELETE) MICHELLE MARTINS CARVALHO MUNIZ – Fisioterapeuta Dermato Funcional Venho, através desta, informar um desastre ocorrido, infelizmente, em minha família.</text:p>
            <text:p>Viajei com meu irmão na passagem do ano para a famosa praia de CAMBORIÚ-SC. No sábado (03/01/16) fomos nos divertir em uma casa noturna chamada IBIZA onde havia muita gente bonita, ambiente aconchegante. Foi uma noite superdivertida.</text:p>
            <text:p>No domingo de manhã meu irmão acordou com fortes dores no estômago, febre alta e espasmos musculares.</text:p>
            <text:p>De imediato levamos ao HOSPITAL SANTA INÊS em Balneário Camboriú. Muitos exames e 4 dias de internamento depois, de início, eu suspeitava que os médicos soubessem o que ele tinha, mas não queriam contar.</text:p>
            <text:p>Falavam que, possivelmente, fosse uma Salmonella, mas eu descartei a possibilidade já que nossa alimentação havia sido somente em casa. No dia 08/01/16 meu irmão infelizmente veio a falecer e, como os médicos ainda não haviam nos passado o diagnóstico, contactei meu advogado que entrou em contato com o Hospital.</text:p>
            <text:p>Tivemos uma reunião diretamente com o Diretor do Hospital. Para nossa surpresa o caso era o seguinte: as casas noturnas servem cervejas LONG NECK, e muitas pessoas pedem para que seja colocada uma FATIA DE LIMÃO para um ‘toque especial’ (e porque não dizer mortal).</text:p>
            <text:p>Decidi fazer umas pesquisas por conta própria, já que tenho um amigo próximo, pesquisador da escola de biologia Universidade Federal de Santa Catarina. Desta forma, pude descobrir que, apesar de tudo estar sendo abafado pelos fabricantes de cerveja, o problema, está nos limões fatiados que não são utilizados prontamente, e muitas vezes eles são fatiados antes mesmo dos bares e restaurantes abrirem, durante a tarde. Ácido cítrico do limão ‘velho’ em ação com os conservantes estabilizantes excessivos presentes na cerveja são um paraíso para micro organismos já existentes naturalmente nas cervejas (Sacarovictus Coccus Cevabacillus ativus) se tornando um veneno letal tipo draft.</text:p>
            <text:p>O resultado é a produção de uma toxina altamente nociva ao nosso organismo.. A sugestão para quem talvez não acredite nesta mensagem seria pedir que o garçom fatie o limão NA HORA E NA SUA FRENTE, isso minimiza e muito risco de qualquer tipo de infecção... Peço humildemente que divulguem este e-mail, nada trará meu irmão novamente, mas muitas vidas poderão ser poupadas. Nessa até refrigerante com a famosa fatia de limão, ou a cuba libre. PROTEJAM-SE E PROTEJAM OUTRAS VIDAS!!!!!!!!! LIMÃO NO COPO – avisem os filhos, amigos, irmãos, enfim todos Não guardem o limão depois de cortado, nem na geladeira ..</text:p>
            <text:p/>
          </table:table-cell>
          <table:table-cell office:value-type="string" calcext:value-type="string">
            <text:p>sensacionalista</text:p>
          </table:table-cell>
          <table:table-cell table:number-columns-repeated="144"/>
        </table:table-row>
        <table:table-row table:style-name="ro29">
          <table:table-cell office:value-type="string" calcext:value-type="string">
            <text:p>Limão na água quente</text:p>
            <text:p/>
            <text:p>"O tema é muito importante:"</text:p>
            <text:p>Por favor publiquem a mensagem de forma ampla:</text:p>
            <text:p>O professor Tchen Horin, diretor geral do hospital do exército em Pequim, fala: "A limonada quente, pode te salvar por toda a vida"</text:p>
            <text:p>Mesmo se você estiver ocupado, deve dar uma olhada nesta mensagem e passá-la para os outros!</text:p>
            <text:p>O limão quente pode matar as células cancerígenas!</text:p>
            <text:p>Corte um limão em cruz, coloque-o em um copo e despeje água quente (essa água, se torna alcalina ) . Beba diariamente.</text:p>
            <text:p>O limão quente pode liberar uma substância contra as células cancerígenas.</text:p>
            <text:p>A limonada do Hawthorn é apenas uma vitamina C.</text:p>
            <text:p>O suco de limão quente tem um efeito sobre os tumores e as bolsas cancerosas... é a cura para todos os tipos de câncer .</text:p>
            <text:p>O tratamento com este extrato só destruirá as células malignas e não afetará as células saudáveis.</text:p>
            <text:p>Em segundo lugar : Os ácidos e o ácido monoalcólico que estão presentes no suco de limão podem regular a pressão alta e proteger as artérias para não ficarem estreitas, ajustar a circulação sanguínea e reduzir a coagulação do sangue .</text:p>
            <text:p>Depois de ler esta mensagem, conte a alguém sobre isto e passe-a para aqueles que você ama e cuida.</text:p>
            <text:p>O professor diz que quem repassa esta informação sabe que salva a vida de alguém.</text:p>
            <text:p/>
          </table:table-cell>
          <table:table-cell office:value-type="string" calcext:value-type="string">
            <text:p>sensacionalista</text:p>
          </table:table-cell>
          <table:table-cell table:number-columns-repeated="144"/>
        </table:table-row>
        <table:table-row table:style-name="ro15">
          <table:table-cell office:value-type="string" calcext:value-type="string">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ext:p/>
          </table:table-cell>
          <table:table-cell office:value-type="string" calcext:value-type="string">
            <text:p>sensacionalista</text:p>
          </table:table-cell>
          <table:table-cell table:number-columns-repeated="144"/>
        </table:table-row>
        <table:table-row table:style-name="ro17">
          <table:table-cell office:value-type="string" calcext:value-type="string">
            <text:p>Uma nova doença de transmissao sexual mais pergosa do que HIV sida surgiu no Japao, ela expande se rapidamente por todo corpo e danifica a pessoa antes d sua morte. Nao tem cura nem mecanismos d defesa, mesmo usando preservativo adiquire se. Os medicos japoneses ainda estao a investigar a sua origem e o nome. 40% dos japoneses estao afectados. Brevemente podera chegar na Africa, como é sabido somos vitimas. Espalhe a informaçao.</text:p>
            <text:p/>
          </table:table-cell>
          <table:table-cell office:value-type="string" calcext:value-type="string">
            <text:p>não sensacionalista</text:p>
          </table:table-cell>
          <table:table-cell table:number-columns-repeated="144"/>
        </table:table-row>
        <table:table-row table:style-name="ro30">
          <table:table-cell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ext:p/>
          </table:table-cell>
          <table:table-cell office:value-type="string" calcext:value-type="string">
            <text:p>sensacionalista</text:p>
          </table:table-cell>
          <table:table-cell table:number-columns-repeated="144"/>
        </table:table-row>
        <table:table-row table:style-name="ro15">
          <table:table-cell office:value-type="string" calcext:value-type="string">
            <text:p>O governo japonês decidiu se livrar de todos os fornos de microondas do país antes do final do ano. Todos os cidadãos e organizações que não cumpram este requisito enfrentam penas de prisão de 5 a 15 anos, dependendo da gravidade do crime.</text:p>
            <text:p>A razão para a proibição de microondas na terra do sol nascente é uma pesquisa realizada por cientistas da Universidade de Hiroshima, que descobriu que as ondas radioativas causaram mais danos à saúde dos cidadãos durante os 20 anos com o uso do forno de microondas que o bombardeamento nuclear de aviões americanos em setembro de 1945.</text:p>
            <text:p>De acordo com os resultados dos especialistas, os alimentos aquecidos em um forno de microondas apresentam vibrações adversas, em desacordo com os ritmos universais.</text:p>
            <text:p>Todos os principais fabricantes de fornos de microondas no Japão já fecharam suas instalações de fabricação. Em 2021, a fabricação de fornos de microondas será anunciada na Coréia do Sul. A China planeja abandonar esse tipo de tecnologia em 2023.</text:p>
            <text:p>Envie para as pessoas que você ama.</text:p>
            <text:p>Faça isso, porque bondade não custa nada</text:p>
            <text:p/>
          </table:table-cell>
          <table:table-cell office:value-type="string" calcext:value-type="string">
            <text:p>não sensacionalista</text:p>
          </table:table-cell>
          <table:table-cell table:number-columns-repeated="144"/>
        </table:table-row>
        <table:table-row table:style-name="ro11">
          <table:table-cell office:value-type="string" calcext:value-type="string">
            <text:p>Parabéns ao Programa Caldeirão do Hulk exibido em (Nov/2013) por divulgar uma incrível descoberta de 3 jovens</text:p>
            <text:p/>
            <text:p>Corte as pontas e o fundo de 2 quiabos, coloque em um copo com água e deixe dormir, no outro dia retire os quiabos e tome a água...</text:p>
            <text:p/>
            <text:p>Diabete vai sumir e suas injeções nunca mais...</text:p>
            <text:p>Tudo foi Deus... Quem criou.</text:p>
            <text:p/>
            <text:p>Testado em seres humanos, os resultados, segundo o Caldeirão, foram, assim, milagrosos!</text:p>
            <text:p/>
            <text:p>Uma voluntária disse que a glicemia baixou de 300 (!) para 150. Outro, que caiu de 195 para 94</text:p>
            <text:p/>
            <text:p>– e ainda disse que a água de quiabo “fez o papel da insulina, e muito bem feito!”.</text:p>
            <text:p>Estudo Cientifico tem ?</text:p>
            <text:p/>
            <text:p>1 (Unitri.edu.br) – UTILIZAÇÃO DE QUIABO REDUZ O NÍVEL GLICÊMICO DAS RATAS COM DIABETES MELLITUS EXPERIMENTAL DO TIPO I</text:p>
            <text:p/>
            <text:p>2 – (Unicamp.br) – Estudo dos efeitos nutricionais da farinha de polpa e mucilagem extraida do quiabo (Hibiscus esculentus L.)</text:p>
            <text:p/>
          </table:table-cell>
          <table:table-cell office:value-type="string" calcext:value-type="string">
            <text:p>sensacionalista</text:p>
          </table:table-cell>
          <table:table-cell table:number-columns-repeated="144"/>
        </table:table-row>
        <table:table-row table:style-name="ro10">
          <table:table-cell office:value-type="string" calcext:value-type="string">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ext:p/>
          </table:table-cell>
          <table:table-cell office:value-type="string" calcext:value-type="string">
            <text:p>sensacionalista</text:p>
          </table:table-cell>
          <table:table-cell table:number-columns-repeated="144"/>
        </table:table-row>
        <table:table-row table:style-name="ro31">
          <table:table-cell office:value-type="string" calcext:value-type="string">
            <text:p>ALERTA SOBRE O CORONAVÍRUS</text:p>
            <text:p/>
            <text:p>Meu médico Patrick Martin acabou de me enviar o seguinte:</text:p>
            <text:p>Para ler muito interessante:</text:p>
            <text:p>NÃO PARAMOS O VÍRUS COM PÂNICO, MAS POR INTELIGÊNCIA!</text:p>
            <text:p/>
            <text:p>Acabei de fazer a tradução do texto em italiano recebido. Estou enviando gradualmente para todos os meus amigos que falam francês, por isso não hesite em transferi-lo o máximo possível. Essa informação vem de médicos atualmente na linha de frente do combate ao vírus, que podem ajudar um grande número de pessoas. COPIAR, IMPRIMIR, PASSAR!</text:p>
            <text:p>Amanda Castello.</text:p>
            <text:p/>
            <text:p>"Não paramos o vírus com pânico, mas com inteligência.</text:p>
            <text:p>Aqui estão novas informações de um pesquisador de Shenzhen transferido para Wuhan para trabalhar com a força-tarefa da epidemia de Coronavírus.</text:p>
            <text:p/>
            <text:p>As informações a seguir são claras, simples e acessíveis a todos, descrevendo exatamente o que é o vírus, como é transmitido de pessoa para pessoa e como pode ser neutralizado na vida cotidiana.</text:p>
            <text:p/>
            <text:p>A infecção por coronavírus não se apresenta como o resfriado habitual, com corrimento nasal ou tosse com cátaros e escarro, mas, pelo contrário, com tosse seca. Este é o primeiro sinal para identificar corretamente.</text:p>
            <text:p/>
            <text:p>Importante saber: o vírus não resiste ao calor e morre se for exposto a temperaturas de 26 a 27 °. Portanto, é muito importante consumir durante o dia todas as bebidas quentes possíveis, como chá, chá de ervas, caldo, sopas ou simplesmente água quente. O líquido quente neutraliza o vírus e não é difícil absorvê-lo.</text:p>
            <text:p/>
            <text:p>Importante: Evite beber água gelada ou sugar gelo ou neve para aqueles que estão nas montanhas, principalmente crianças.</text:p>
            <text:p/>
            <text:p>Para quem pode, é importante expor-se o máximo possível ao sol, de acordo com as condições climáticas atuais.</text:p>
            <text:p/>
            <text:p>Número 1. O Coronavírus é bastante grande, tem um diâmetro de cerca de 400 a 500 nm. Isso significa que qualquer tipo de máscara pode pará-lo. Na vida normal, portanto, não é necessário ter máscaras especiais.</text:p>
            <text:p/>
            <text:p>A situação é diferente se você é médico ou pessoal de saúde e precisa ser exposto a fortes descargas do vírus e, nesse caso, é essencial o uso de máscaras especiais.</text:p>
            <text:p/>
            <text:p>Se alguém que já foi infectado espirrar na sua frente e a 3 m de distância, ele jogará o vírus no chão e, portanto, impedirá que ele chegue até você. Esta é a razão pela qual uma distância segura é importante entre as pessoas.</text:p>
            <text:p/>
            <text:p>Número 2. Quando o vírus é encontrado em superfícies metálicas, ele sobrevive por cerca de 12 horas! Portanto, é extremamente importante quando você toca em superfícies metálicas, como maçanetas, portas, eletrodomésticos, puxadores em bondes, etc. lave bem as mãos e desinfete-se cuidadosamente.</text:p>
            <text:p/>
            <text:p>Número 3: o vírus pode viver escondido em roupas e tecidos por cerca de 6 a 12 horas. Detergentes normais podem destruí-lo. Para roupas que não podem ser lavadas todos os dias, se você pode expô-las ao sol ou a uma fonte de grande calor que mata o vírus.</text:p>
            <text:p/>
            <text:p>Como o vírus se manifesta:</text:p>
            <text:p/>
            <text:p>1. O vírus primeiro se instala na garganta, causando inflamação e sensação de garganta seca: esse sintoma pode durar de 3 a 4 dias.</text:p>
            <text:p/>
            <text:p>2. O vírus viaja usando a umidade presente nas vias aéreas, desce pela traquéia e se instala nos pulmões, causando polmonite. Essa passagem durou aproximadamente 5 a 6 dias.</text:p>
            <text:p/>
            <text:p>3. A polmonite se manifesta com febre alta e dificuldade em respirar, e não é nada como um resfriado comum. Você pode até sentir que está se afogando devido à dificuldade em respirar. Nesse caso, é essencial ligar imediatamente para um serviço de atendimento de emergência.</text:p>
            <text:p/>
            <text:p>Como evitar o vírus:</text:p>
            <text:p/>
            <text:p>1. A transmissão do vírus ocorre na maioria dos casos por contato direto, tocando em tecidos ou materiais nos quais o vírus está presente: lavar as mãos com frequência é absolutamente essencial.</text:p>
            <text:p/>
            <text:p>O vírus sobrevive nas suas mãos por cerca de 10 minutos, mas durante esses 10 minutos pode acontecer muita coisa: esfregue os olhos ou coça o nariz, por exemplo, e permita que o vírus entre na garganta!</text:p>
            <text:p/>
            <text:p>Portanto, para o seu bem-estar e o dos outros, lave as mãos o mais rápido possível e desinfecte-as!</text:p>
            <text:p/>
            <text:p>2. você pode gargarejar com uma solução desinfetante que elimina ou reduz a cota do vírus que pode ter entrado em sua garganta. Ao fazer isso, você eliminará o vírus antes que ele entre na traquéia e depois nos pulmões.</text:p>
            <text:p/>
            <text:p>3. desinfecte o teclado e o mouse do computador, para não mencionar o telefone celular e o telefone de mesa.</text:p>
            <text:p/>
            <text:p>Todos precisamos prestar muita atenção e cuidar de nós mesmos para o nosso bem-estar e o dos outros. "</text:p>
            <text:p/>
            <text:p>Fonte: Associação para o combate à trombose e doenças cardiovasculares. Milan. www.trombosi.org / Dr.sse Lidia Rota Vender</text:p>
            <text:p/>
          </table:table-cell>
          <table:table-cell office:value-type="string" calcext:value-type="string">
            <text:p>sensacionalista</text:p>
          </table:table-cell>
          <table:table-cell table:number-columns-repeated="144"/>
        </table:table-row>
        <table:table-row table:style-name="ro24">
          <table:table-cell office:value-type="string" calcext:value-type="string">
            <text:p>Pausar por 2 minutos e ler isto:</text:p>
            <text:p/>
            <text:p>1. Digamos que é 19h25 ​​e você está indo para casa (sozinho, é claro) depois de um dia estranhamente difícil no trabalho.</text:p>
            <text:p>2. Você está realmente cansado, chateado e frustrado.</text:p>
            <text:p>3. De repente, você começa a experimentar dor severa em seu peito que começa a arrastrar para dentro de seu braço e até dentro de sua mandíbula. Você está cerca de cinco km apenas do hospital mais próximo de onde você está.</text:p>
            <text:p>4. Infelizmente você não sabe se conseguirá chegar tão longe.</text:p>
            <text:p>5. Você foi treinado em CPR, mas o cara que ensinou o curso não lhe disse como executá-lo em si mesmo.</text:p>
            <text:p>6. COMO SOBREVIVER A UM ATAQUE CORAÇÃO QUANDO SOZINHO? Uma vez que muitas pessoas estão sozinhas quando sofrem um ataque cardíaco sem ajuda, a pessoa cujo coração está batendo indevidamente e quem começa a se sentir fraca, tem apenas cerca de 10 segundos antes de perder a consciência.</text:p>
            <text:p>7. No entanto, essas vítimas podem se ajudar tossindo de forma repetida e muito vigorosa. Uma respiração profunda deve ser tomada antes de cada tosse e a tosse deve ser profunda e prolongada, como quando produzem escarro no fundo do tórax. Uma respiração e uma tosse devem ser repetidas a cada dois segundos sem parar, até que a ajuda chegue, ou até o coração se sentir batendo normalmente novamente.</text:p>
            <text:p>8. As respirações profundas recebem oxigênio nos pulmões e os movimentos de tosse espreitam o coração e mantêm o sangue circulante. A pressão sobre o coração também ajuda a recuperar o ritmo normal. Desta forma, vítimas de ataque cardíaco podem chegar ao hospital.</text:p>
            <text:p>9. Digam a tantas outras pessoas quanto possível sobre isso. Poderá salvar suas vidas !!</text:p>
            <text:p>10. Um cardiologista diz que se todos os que recebem este correio e enviá-lo gentilmente para 10 pessoas, você pode apostar que economizaremos pelo menos uma vida.</text:p>
            <text:p>11. Ao invés de enviar piadas, por favor ... contribua enviando esse e-mail que pode salvar a vida de uma pessoa.</text:p>
            <text:p>12. Se esta mensagem vier para você ... mais de uma vez ... por favor, não fique irritado ... Você deve, em vez disso, ficar feliz por ter muitos amigos que se preocupam com você e continua lembrando como lidar com um ataque cardíaco.</text:p>
            <text:p/>
            <text:p>Mantenha seu dedo na mensagem e depois pressione  (encaminhar), escolhendo então, as pessoas de seu contato que receberão está valiosa dica.</text:p>
            <text:p/>
          </table:table-cell>
          <table:table-cell office:value-type="string" calcext:value-type="string">
            <text:p>sensacionalista</text:p>
          </table:table-cell>
          <table:table-cell table:number-columns-repeated="144"/>
        </table:table-row>
        <table:table-row table:style-name="ro32">
          <table:table-cell office:value-type="string" calcext:value-type="string">
            <text:p>Sempre tenha um saco de farinha de trigo à mão na cozinha e deixe todos saberem onde está.</text:p>
            <text:p>Esta é uma verdadeira experiência de vida de uma mulher que se queimou.</text:p>
            <text:p>Algum tempo atrás, eu estava cozinhando milho e derramado água fria na água fervente para ver se o milho estava pronto. Por engano eu mergulhei minha mão na água fervente...</text:p>
            <text:p>Um amigo meu que era um médico veterinário vietnamita tinha vindo para a casa. Então, como eu gritava de dores, ele me perguntou se eu tinha um saquinho de farinha de trigo em casa.</text:p>
            <text:p>Eu derramei um pouco e ele colocou minha mão na farinha e me pediu para esperar por cerca de 10 minutos.</text:p>
            <text:p>Ele me disse que no Vietnã havia um menino que uma vez se queimou.</text:p>
            <text:p>Com o fogo sobre ele e em pânico alguém derramou um saco de farinha em todo o corpo para tentar extinguir o fogo.</text:p>
            <text:p>Mas não só o extinguiu rápido, como não deixou vestígios de queimaduras no garoto.</text:p>
            <text:p>No meu caso, coloquei minha mão no saco de farinha por 10 minutos e, em seguida, tirei-a e nem percebi nenhuma marca vermelha de queimado depois disso. Além disso, absolutamente nenhuma dor.</text:p>
            <text:p>Hoje eu coloco um saco de farinha na geladeira e sempre que queimo eu uso a farinha.</text:p>
            <text:p>Na verdade, a farinha fria é muito melhor do que a temperatura ambiente.</text:p>
            <text:p>Eu uso farinha e eu nunca tenho nenhum traço de queimaduras!</text:p>
            <text:p>Eu mesmo tinha queimado a língua uma vez e coloquei a farinha por cerca de 10 minutos ....</text:p>
            <text:p>A dor parou.</text:p>
            <text:p>Portanto, sempre tenha pelo menos um saco de farinha na sua geladeira.</text:p>
            <text:p>A farinha tem a capacidade de absorver o calor e tem fortes propriedades</text:p>
            <text:p>antioxidantes.</text:p>
            <text:p>Assim, ajuda um paciente queimado se for aplicado dentro de 15 minutos.</text:p>
            <text:p>Quando alguém compartilha algo de valor que é benéfico para você, você tem a obrigação moral de compartilhá-lo com os outros também. Então compartilhe isso com os outros.</text:p>
            <text:p>Reencaminhado como recebido</text:p>
            <text:p/>
          </table:table-cell>
          <table:table-cell office:value-type="string" calcext:value-type="string">
            <text:p>sensacionalista</text:p>
          </table:table-cell>
          <table:table-cell table:number-columns-repeated="144"/>
        </table:table-row>
        <table:table-row table:style-name="ro28">
          <table:table-cell office:value-type="string" calcext:value-type="string">
            <text:p>"Sou a prova de que o coronavírus pode ser vencido", disse professor de inglês na China.</text:p>
            <text:p>Chama-se Connor Reed, tem 25 anos e é professor de inglês em Wuhan. Reed foi o primeiro britânico a contrair o coronavírus e diz ter vencido a doença... sem medicamentos.</text:p>
            <text:p>O docente decidiu 'medicar-se' com um uísque quente e mel, em vez dos medicamentos que os médicos o aconselhavam a tomar.</text:p>
            <text:p>Connor, do País de Gales, foi diagnosticado com a doença há cerca de dois meses. Foi internado durante duas semanas na cidade chinesa após ter sentido dificuldades respiratórias acompanhadas por tosse forte, sintomas habituais do vírus.</text:p>
            <text:p>"Usei o inalador que ajudou a controlar a tosse e bebi um uísque quente com mel até que acabasse", assumiu Reed acrescentando: "É um remédio antiquado, mas parecia funcionar".</text:p>
            <text:p>"Recusei-me a tomar os antibióticos prescritos pelos médicos porque não queria tomar nenhum medicamento", revelou ainda o paciente britânico.</text:p>
            <text:p>Connor, que vivia há três anos na China e em particular em Wuhan nos últimos seis meses, teve entretanto alta do Hospital Universitário de Wuhan.</text:p>
            <text:p>O professor afirma ainda, em declarações ao The Sun, que foi sugerido que tomasse o seu lugar no voo onde seguiram os repatriados de vários países, mas não quis assumindo: "Eu sou a prova de que o coronavírus pode ser vencido".</text:p>
            <text:p/>
          </table:table-cell>
          <table:table-cell office:value-type="string" calcext:value-type="string">
            <text:p>não sensacionalista</text:p>
          </table:table-cell>
          <table:table-cell table:number-columns-repeated="144"/>
        </table:table-row>
        <table:table-row table:style-name="ro4">
          <table:table-cell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ext:p/>
          </table:table-cell>
          <table:table-cell office:value-type="string" calcext:value-type="string">
            <text:p>sensacionalista</text:p>
          </table:table-cell>
          <table:table-cell table:number-columns-repeated="144"/>
        </table:table-row>
        <table:table-row table:style-name="ro33">
          <table:table-cell office:value-type="string" calcext:value-type="string">
            <text:p>MACULOPATIA - (Câncer do olho)</text:p>
            <text:p>- - - - -</text:p>
            <text:p>Cuidado mesmo que tenha 10,20,30 ou até menos anos de vida.</text:p>
            <text:p>USO DO CELULAR NO ESCURO</text:p>
            <text:p/>
            <text:p>Pesquisadores do Cape Coast Hospital (Bakkano) EUA, alertam que quando as luzes estão apagadas à noite, não se deve olhar para a tela do celular!</text:p>
            <text:p/>
            <text:p>(Smartphone)</text:p>
            <text:p/>
            <text:p>Usar telefones celulares antes de ir para a cama no escuro pode levar a sérios problemas nos olhos. Recentemente, um número crescente de pacientes entre 30 e 40 anos procura atendimento médico devido ao uso de telefones celulares no escuro. Segundo pesquisas o reflexo direto de mais de 30 minutos pode causar degeneração macular irreversível do olho, levando a rápida deterioração da visão.</text:p>
            <text:p>Contrair maculopatia (câncer do olho) significa poder perder a visão porque a medicina moderna não pode tratá-la, muito menos curá-la.</text:p>
            <text:p>O telefone brilhante olhado no escuro, possui alta energia eletromagnetica que, quando dirigida para os olhos pode danificar a mácula do olho.</text:p>
            <text:p>Os pesquisadores dizem que os sintomas da degeneração macular são mais sentidos pelos idosos, mas ultimamente os pacientes estão ficando mais jovens. Pacientes com 30-40 anos de idade, usuários frequentes de telefones celulares, aumentaram em cerca de 3% dos casos.</text:p>
            <text:p>Além disso, ver o celular no escuro não só causa degeneração macular, mas também provoca olhos secos, catarata que, eventualmente, pode levar a perda de visão.</text:p>
            <text:p>As lesões precoces dos olhos devem ser tratadas com laser ou injeção de esteróides.</text:p>
            <text:p>Os pesquisadores sugerem que o mais importante é livrar-se do mau hábito de usar telefones celulares no escuro, porque pode causar danos por toda a vida.</text:p>
            <text:p>Para tentar minimizar o problema lembre-se de não desligar as luzes se estiver olhando para o celular.</text:p>
            <text:p/>
            <text:p>Informe os usuários desses telefones sobre esse problema!</text:p>
            <text:p/>
          </table:table-cell>
          <table:table-cell office:value-type="string" calcext:value-type="string">
            <text:p>sensacionalista</text:p>
          </table:table-cell>
          <table:table-cell table:number-columns-repeated="144"/>
        </table:table-row>
        <table:table-row table:style-name="ro34">
          <table:table-cell office:value-type="string" calcext:value-type="string">
            <text:p>ESSA EU REPASSO COM MAIOR PRAZER, E ESPERO QUE VOCÊ FAÇA O MESMO, REPASSE A TODOS OS SEUS CONTATOS</text:p>
            <text:p>Vacina anti-câncer RINS E PELE</text:p>
            <text:p>Boas notícias são para partilhar.</text:p>
            <text:p>Já existe vacina anti-câncer (pele e rins). Foi desenvolvida por cientistas médicos brasileiros,uma vacina para estes dois tipos de câncer, que se mostrou eficaz, tanto no estágio inicial como em fase mais avançada.</text:p>
            <text:p>A vacina é fabricada em laboratório utilizando um pequeno pedaço do tumor do próprio paciente. Em 30 dias está pronta, e é remetida para o médico oncologista do paciente.</text:p>
            <text:p>Nome do médico que desenvolveu a vacina:José Alexandre Barbuto</text:p>
            <text:p>Hospital Sírio Libanês — Grupo Genoma.</text:p>
            <text:p>Telefone do Laboratório: 0800–7737327 — (falar com Dra. Ana Carolina ou Dra.. Karyn, para maiores detalhes)</text:p>
            <text:p>http://www.vacinacontraocancer.com.br/</text:p>
            <text:p>Isto sim é algo que precisa ser repassado....</text:p>
            <text:p>Alguém pode estar precisando !!!!!</text:p>
            <text:p>Por favor, divulguem esta vitória da medicina genética brasileira!!!!</text:p>
            <text:p/>
            <text:p>R E P A S S E M</text:p>
            <text:p/>
          </table:table-cell>
          <table:table-cell office:value-type="string" calcext:value-type="string">
            <text:p>sensacionalista</text:p>
          </table:table-cell>
          <table:table-cell table:number-columns-repeated="144"/>
        </table:table-row>
        <table:table-row table:style-name="ro14">
          <table:table-cell office:value-type="string" calcext:value-type="string">
            <text:p>VACINAS CHINESAS CONTÊM CÉLULAS DE BEBÊS ABORTADOS</text:p>
            <text:p/>
            <text:p>- O Partido Genocida Chinês já deu provas de que não utiliza a moral para a realização de seus feitos. É ponto pacífico o fato de que eles utilizam CÉLULAS DE BEBÊS ABORTADOS para suas mirabolantes vacinas. Para a vacina contra a COVID-19, eles negam ter utilizado, mas conhecemos o histórico chinês sobre o assunto.</text:p>
            <text:p/>
            <text:p>- Vejam o que diz uma matéria de 2005: “A China é o único país do mundo que usa esse procedimento de modo institucionalizado, com fetos abortados e doados para as cirurgias. O aborto é permitido no país e pode custar pouco mais de US$ 60. Além disso, não há grupos religiosos ou movimentos antiaborto e o transplante de células de embriões é considerado legal."</text:p>
            <text:p/>
            <text:p>- É frustrante ver o Brasil ser entregue, em alguns aspectos, ao Partido Genocida Chinês por alguns Governadores que usam calça de apertar linguiça, sobretudo numa pauta tão cara para nós, conservadores. A China nunca usou o bom senso ou crivo moral para negociar com o mundo, muito pelo contrário: o Partido Comunista Chinês avança no Brasil pelas arestas deixadas por INIMIGOS da pátria, os quais fingem se preocupar com o cidadão. Mas eu digo: nós, brasileiros, somos pró-vida, desde a concepção, e o vírus chinês não será tratado com esse tipo de vacina com nossa aprovação.</text:p>
            <text:p/>
          </table:table-cell>
          <table:table-cell office:value-type="string" calcext:value-type="string">
            <text:p>sensacionalista</text:p>
          </table:table-cell>
          <table:table-cell table:number-columns-repeated="144"/>
        </table:table-row>
        <table:table-row table:style-name="ro7" table:number-rows-repeated="1048431">
          <table:table-cell table:number-columns-repeated="146"/>
        </table:table-row>
        <table:table-row table:style-name="ro7">
          <table:table-cell table:number-columns-repeated="14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1"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4T22:00:36</meta:creation-date>
    <dc:date>2020-10-04T21:30:24.656199523</dc:date>
    <meta:generator>LibreOffice/6.3.4.2$Linux_X86_64 LibreOffice_project/60da17e045e08f1793c57c00ba83cdfce946d0aa</meta:generator>
    <meta:editing-duration>PT33M33S</meta:editing-duration>
    <meta:editing-cycles>6</meta:editing-cycles>
    <meta:document-statistic meta:table-count="1" meta:cell-count="28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